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Mo1</text:p>
          </table:table-cell>
          <table:table-cell office:value-type="string" calcext:value-type="string">
            <text:p>Mo2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Da2</text:p>
          </table:table-cell>
          <table:table-cell office:value-type="string" calcext:value-type="string">
            <text:p>MoPdg</text:p>
          </table:table-cell>
          <table:table-cell office:value-type="string" calcext:value-type="string">
            <text:p>DaPdg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Pxd</text:p>
          </table:table-cell>
          <table:table-cell office:value-type="string" calcext:value-type="string">
            <text:p>Pyd</text:p>
          </table:table-cell>
          <table:table-cell office:value-type="string" calcext:value-type="string">
            <text:p>Pzd</text:p>
          </table:table-cell>
          <table:table-cell office:value-type="string" calcext:value-type="string">
            <text:p>Vxd</text:p>
          </table:table-cell>
          <table:table-cell office:value-type="string" calcext:value-type="string">
            <text:p>Vyd</text:p>
          </table:table-cell>
          <table:table-cell office:value-type="string" calcext:value-type="string">
            <text:p>Vzd</text:p>
          </table:table-cell>
          <table:table-cell office:value-type="string" calcext:value-type="string">
            <text:p>Pdot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d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24198.24023438" calcext:value-type="float">
            <text:p>24198.240234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2.24023438" calcext:value-type="float">
            <text:p>1442.24023438</text:p>
          </table:table-cell>
          <table:table-cell office:value-type="float" office:value="0" calcext:value-type="float">
            <text:p>0</text:p>
          </table:table-cell>
          <table:table-cell office:value-type="float" office:value="0.09076725" calcext:value-type="float">
            <text:p>0.09076725</text:p>
          </table:table-cell>
          <table:table-cell office:value-type="float" office:value="0.16920033" calcext:value-type="float">
            <text:p>0.16920033</text:p>
          </table:table-cell>
          <table:table-cell office:value-type="float" office:value="3.66483998" calcext:value-type="float">
            <text:p>3.6648399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 text:c="6"/>dbar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-22935.62695312" calcext:value-type="float">
            <text:p>-22935.62695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9.62695312" calcext:value-type="float">
            <text:p>-179.62695312</text:p>
          </table:table-cell>
          <table:table-cell office:value-type="float" office:value="0" calcext:value-type="float">
            <text:p>0</text:p>
          </table:table-cell>
          <table:table-cell office:value-type="float" office:value="0.09076725" calcext:value-type="float">
            <text:p>0.09076725</text:p>
          </table:table-cell>
          <table:table-cell office:value-type="float" office:value="0.16920033" calcext:value-type="float">
            <text:p>0.16920033</text:p>
          </table:table-cell>
          <table:table-cell office:value-type="float" office:value="3.66483998" calcext:value-type="float">
            <text:p>3.6648399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56" calcext:value-type="float">
            <text:p>-556</text:p>
          </table:table-cell>
          <table:table-cell office:value-type="string" calcext:value-type="string">
            <text:p><text:s text:c="5"/>P-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556" calcext:value-type="float">
            <text:p>-556</text:p>
          </table:table-cell>
          <table:table-cell office:value-type="float" office:value="165.50794983" calcext:value-type="float">
            <text:p>165.50794983</text:p>
          </table:table-cell>
          <table:table-cell office:value-type="float" office:value="2.78004074" calcext:value-type="float">
            <text:p>2.78004074</text:p>
          </table:table-cell>
          <table:table-cell office:value-type="float" office:value="-1.43651247" calcext:value-type="float">
            <text:p>-1.43651247</text:p>
          </table:table-cell>
          <table:table-cell office:value-type="float" office:value="22.15831175" calcext:value-type="float">
            <text:p>22.15831175</text:p>
          </table:table-cell>
          <table:table-cell office:value-type="float" office:value="-164.0179584" calcext:value-type="float">
            <text:p>-164.0179584</text:p>
          </table:table-cell>
          <table:table-cell office:value-type="float" office:value="1328.83367727" calcext:value-type="float">
            <text:p>1328.83367727</text:p>
          </table:table-cell>
          <table:table-cell office:value-type="float" office:value="200.00006104" calcext:value-type="float">
            <text:p>200.00006104</text:p>
          </table:table-cell>
          <table:table-cell office:value-type="float" office:value="0.09076725" calcext:value-type="float">
            <text:p>0.09076725</text:p>
          </table:table-cell>
          <table:table-cell office:value-type="float" office:value="0.16920033" calcext:value-type="float">
            <text:p>0.16920033</text:p>
          </table:table-cell>
          <table:table-cell office:value-type="float" office:value="3.66483998" calcext:value-type="float">
            <text:p>3.66483998</text:p>
          </table:table-cell>
          <table:table-cell table:formula="of:=[.N4]" office:value-type="float" office:value="22.15831175" calcext:value-type="float">
            <text:p>22.15831175</text:p>
          </table:table-cell>
          <table:table-cell table:formula="of:=[.O4]" office:value-type="float" office:value="-164.0179584" calcext:value-type="float">
            <text:p>-164.0179584</text:p>
          </table:table-cell>
          <table:table-cell table:formula="of:=[.P4]" office:value-type="float" office:value="1328.83367727" calcext:value-type="float">
            <text:p>1328.83367727</text:p>
          </table:table-cell>
          <table:table-cell table:formula="of:=[.R4]-[.R$2]" office:value-type="float" office:value="0" calcext:value-type="float">
            <text:p>0</text:p>
          </table:table-cell>
          <table:table-cell table:formula="of:=[.S4]-[.S$2]" office:value-type="float" office:value="0" calcext:value-type="float">
            <text:p>0</text:p>
          </table:table-cell>
          <table:table-cell table:formula="of:=[.T4]-[.T$2]" office:value-type="float" office:value="0" calcext:value-type="float">
            <text:p>0</text:p>
          </table:table-cell>
          <table:table-cell table:formula="of:=[.X4]*[.U4]+[.Y4]*[.V4]+[.Z4]*[.W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6"/>P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float" office:value="165.50794983" calcext:value-type="float">
            <text:p>165.50794983</text:p>
          </table:table-cell>
          <table:table-cell office:value-type="float" office:value="-0.39013317" calcext:value-type="float">
            <text:p>-0.39013317</text:p>
          </table:table-cell>
          <table:table-cell office:value-type="float" office:value="1.70508015" calcext:value-type="float">
            <text:p>1.70508015</text:p>
          </table:table-cell>
          <table:table-cell office:value-type="float" office:value="-22.15830653" calcext:value-type="float">
            <text:p>-22.15830653</text:p>
          </table:table-cell>
          <table:table-cell office:value-type="float" office:value="164.0179591" calcext:value-type="float">
            <text:p>164.0179591</text:p>
          </table:table-cell>
          <table:table-cell office:value-type="float" office:value="-66.22062319" calcext:value-type="float">
            <text:p>-66.22062319</text:p>
          </table:table-cell>
          <table:table-cell office:value-type="float" office:value="199.99945068" calcext:value-type="float">
            <text:p>199.99945068</text:p>
          </table:table-cell>
          <table:table-cell office:value-type="float" office:value="0.09076725" calcext:value-type="float">
            <text:p>0.09076725</text:p>
          </table:table-cell>
          <table:table-cell office:value-type="float" office:value="0.16920033" calcext:value-type="float">
            <text:p>0.16920033</text:p>
          </table:table-cell>
          <table:table-cell office:value-type="float" office:value="3.66483998" calcext:value-type="float">
            <text:p>3.66483998</text:p>
          </table:table-cell>
          <table:table-cell table:formula="of:=[.N5]" office:value-type="float" office:value="-22.15830653" calcext:value-type="float">
            <text:p>-22.15830653</text:p>
          </table:table-cell>
          <table:table-cell table:formula="of:=[.O5]" office:value-type="float" office:value="164.0179591" calcext:value-type="float">
            <text:p>164.0179591</text:p>
          </table:table-cell>
          <table:table-cell table:formula="of:=[.P5]" office:value-type="float" office:value="-66.22062319" calcext:value-type="float">
            <text:p>-66.22062319</text:p>
          </table:table-cell>
          <table:table-cell table:formula="of:=[.R5]-[.R$2]" office:value-type="float" office:value="0" calcext:value-type="float">
            <text:p>0</text:p>
          </table:table-cell>
          <table:table-cell table:formula="of:=[.S5]-[.S$2]" office:value-type="float" office:value="0" calcext:value-type="float">
            <text:p>0</text:p>
          </table:table-cell>
          <table:table-cell table:formula="of:=[.T5]-[.T$2]" office:value-type="float" office:value="0" calcext:value-type="float">
            <text:p>0</text:p>
          </table:table-cell>
          <table:table-cell table:formula="of:=[.X5]*[.U5]+[.Y5]*[.V5]+[.Z5]*[.W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-556" calcext:value-type="float">
            <text:p>-556</text:p>
          </table:table-cell>
          <table:table-cell office:value-type="float" office:value="-11" calcext:value-type="float">
            <text:p>-11</text:p>
          </table:table-cell>
          <table:table-cell office:value-type="float" office:value="19.25448036" calcext:value-type="float">
            <text:p>19.25448036</text:p>
          </table:table-cell>
          <table:table-cell office:value-type="float" office:value="0.33786908" calcext:value-type="float">
            <text:p>0.33786908</text:p>
          </table:table-cell>
          <table:table-cell office:value-type="float" office:value="-2.36638927" calcext:value-type="float">
            <text:p>-2.36638927</text:p>
          </table:table-cell>
          <table:table-cell office:value-type="float" office:value="-13.75306543" calcext:value-type="float">
            <text:p>-13.75306543</text:p>
          </table:table-cell>
          <table:table-cell office:value-type="float" office:value="-13.47546679" calcext:value-type="float">
            <text:p>-13.47546679</text:p>
          </table:table-cell>
          <table:table-cell office:value-type="float" office:value="6.62997491" calcext:value-type="float">
            <text:p>6.62997491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077214" calcext:value-type="float">
            <text:p>0.09077214</text:p>
          </table:table-cell>
          <table:table-cell office:value-type="float" office:value="0.16917571" calcext:value-type="float">
            <text:p>0.16917571</text:p>
          </table:table-cell>
          <table:table-cell office:value-type="float" office:value="3.66503239" calcext:value-type="float">
            <text:p>3.66503239</text:p>
          </table:table-cell>
          <table:table-cell table:number-columns-repeated="3"/>
          <table:table-cell table:formula="of:=[.R6]-[.R$2]" office:value-type="float" office:value="0.00000489000000000739" calcext:value-type="float">
            <text:p>4.89000000000739E-06</text:p>
          </table:table-cell>
          <table:table-cell table:formula="of:=[.S6]-[.S$2]" office:value-type="float" office:value="-0.000024620000000003" calcext:value-type="float">
            <text:p>-2.4620000000003E-05</text:p>
          </table:table-cell>
          <table:table-cell table:formula="of:=[.T6]-[.T$2]" office:value-type="float" office:value="0.000192409999999921" calcext:value-type="float">
            <text:p>0.000192409999999921</text:p>
          </table:table-cell>
          <table:table-cell table:formula="of:=[.X6]*[.U6]+[.Y6]*[.V6]+[.Z6]*[.W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-556" calcext:value-type="float">
            <text:p>-556</text:p>
          </table:table-cell>
          <table:table-cell office:value-type="float" office:value="23" calcext:value-type="float">
            <text:p>23</text:p>
          </table:table-cell>
          <table:table-cell office:value-type="float" office:value="151.74360657" calcext:value-type="float">
            <text:p>151.74360657</text:p>
          </table:table-cell>
          <table:table-cell office:value-type="float" office:value="2.79082489" calcext:value-type="float">
            <text:p>2.79082489</text:p>
          </table:table-cell>
          <table:table-cell office:value-type="float" office:value="-1.26843321" calcext:value-type="float">
            <text:p>-1.26843321</text:p>
          </table:table-cell>
          <table:table-cell office:value-type="float" office:value="45.18574805" calcext:value-type="float">
            <text:p>45.18574805</text:p>
          </table:table-cell>
          <table:table-cell office:value-type="float" office:value="-144.85982986" calcext:value-type="float">
            <text:p>-144.85982986</text:p>
          </table:table-cell>
          <table:table-cell office:value-type="float" office:value="1231.63341861" calcext:value-type="float">
            <text:p>1231.63341861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077214" calcext:value-type="float">
            <text:p>0.09077214</text:p>
          </table:table-cell>
          <table:table-cell office:value-type="float" office:value="0.16917571" calcext:value-type="float">
            <text:p>0.16917571</text:p>
          </table:table-cell>
          <table:table-cell office:value-type="float" office:value="3.66503239" calcext:value-type="float">
            <text:p>3.66503239</text:p>
          </table:table-cell>
          <table:table-cell table:formula="of:=[.N7]+[.N6]" office:value-type="float" office:value="31.43268262" calcext:value-type="float">
            <text:p>31.43268262</text:p>
          </table:table-cell>
          <table:table-cell table:formula="of:=[.O7]+[.O6]" office:value-type="float" office:value="-158.33529665" calcext:value-type="float">
            <text:p>-158.33529665</text:p>
          </table:table-cell>
          <table:table-cell table:formula="of:=[.P7]+[.P6]" office:value-type="float" office:value="1238.26339352" calcext:value-type="float">
            <text:p>1238.26339352</text:p>
          </table:table-cell>
          <table:table-cell table:formula="of:=[.R7]-[.R$2]" office:value-type="float" office:value="0.00000489000000000739" calcext:value-type="float">
            <text:p>4.89000000000739E-06</text:p>
          </table:table-cell>
          <table:table-cell table:formula="of:=[.S7]-[.S$2]" office:value-type="float" office:value="-0.000024620000000003" calcext:value-type="float">
            <text:p>-2.4620000000003E-05</text:p>
          </table:table-cell>
          <table:table-cell table:formula="of:=[.T7]-[.T$2]" office:value-type="float" office:value="0.000192409999999921" calcext:value-type="float">
            <text:p>0.000192409999999921</text:p>
          </table:table-cell>
          <table:table-cell table:formula="of:=[.X7]*[.U7]+[.Y7]*[.V7]+[.Z7]*[.W7]" office:value-type="float" office:value="0.242306180368621" calcext:value-type="float">
            <text:p>0.24230618036862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556" calcext:value-type="float">
            <text:p>556</text:p>
          </table:table-cell>
          <table:table-cell office:value-type="float" office:value="11" calcext:value-type="float">
            <text:p>11</text:p>
          </table:table-cell>
          <table:table-cell office:value-type="float" office:value="231.39401245" calcext:value-type="float">
            <text:p>231.39401245</text:p>
          </table:table-cell>
          <table:table-cell office:value-type="float" office:value="-0.05966122" calcext:value-type="float">
            <text:p>-0.05966122</text:p>
          </table:table-cell>
          <table:table-cell office:value-type="float" office:value="1.51953292" calcext:value-type="float">
            <text:p>1.51953292</text:p>
          </table:table-cell>
          <table:table-cell office:value-type="float" office:value="11.85685087" calcext:value-type="float">
            <text:p>11.85685087</text:p>
          </table:table-cell>
          <table:table-cell office:value-type="float" office:value="231.09003459" calcext:value-type="float">
            <text:p>231.09003459</text:p>
          </table:table-cell>
          <table:table-cell office:value-type="float" office:value="-13.81343973" calcext:value-type="float">
            <text:p>-13.81343973</text:p>
          </table:table-cell>
          <table:table-cell office:value-type="float" office:value="0.00051102" calcext:value-type="float">
            <text:p>0.00051102</text:p>
          </table:table-cell>
          <table:table-cell office:value-type="float" office:value="0.09069216" calcext:value-type="float">
            <text:p>0.09069216</text:p>
          </table:table-cell>
          <table:table-cell office:value-type="float" office:value="0.17021856" calcext:value-type="float">
            <text:p>0.17021856</text:p>
          </table:table-cell>
          <table:table-cell office:value-type="float" office:value="3.6648066" calcext:value-type="float">
            <text:p>3.6648066</text:p>
          </table:table-cell>
          <table:table-cell table:number-columns-repeated="3"/>
          <table:table-cell table:formula="of:=[.R8]-[.R$2]" office:value-type="float" office:value="-0.0000750899999999999" calcext:value-type="float">
            <text:p>-0.0000750899999999999</text:p>
          </table:table-cell>
          <table:table-cell table:formula="of:=[.S8]-[.S$2]" office:value-type="float" office:value="0.00101822999999998" calcext:value-type="float">
            <text:p>0.00101822999999998</text:p>
          </table:table-cell>
          <table:table-cell table:formula="of:=[.T8]-[.T$2]" office:value-type="float" office:value="-0.0000333800000000828" calcext:value-type="float">
            <text:p>-3.33800000000828E-05</text:p>
          </table:table-cell>
          <table:table-cell table:formula="of:=[.X8]*[.U8]+[.Y8]*[.V8]+[.Z8]*[.W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556" calcext:value-type="float">
            <text:p>556</text:p>
          </table:table-cell>
          <table:table-cell office:value-type="float" office:value="23" calcext:value-type="float">
            <text:p>23</text:p>
          </table:table-cell>
          <table:table-cell office:value-type="float" office:value="48.9154892" calcext:value-type="float">
            <text:p>48.9154892</text:p>
          </table:table-cell>
          <table:table-cell office:value-type="float" office:value="0.10326812" calcext:value-type="float">
            <text:p>0.10326812</text:p>
          </table:table-cell>
          <table:table-cell office:value-type="float" office:value="2.27450848" calcext:value-type="float">
            <text:p>2.27450848</text:p>
          </table:table-cell>
          <table:table-cell office:value-type="float" office:value="-31.65088716" calcext:value-type="float">
            <text:p>-31.65088716</text:p>
          </table:table-cell>
          <table:table-cell office:value-type="float" office:value="37.29539416" calcext:value-type="float">
            <text:p>37.29539416</text:p>
          </table:table-cell>
          <table:table-cell office:value-type="float" office:value="5.0603939" calcext:value-type="float">
            <text:p>5.0603939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069216" calcext:value-type="float">
            <text:p>0.09069216</text:p>
          </table:table-cell>
          <table:table-cell office:value-type="float" office:value="0.17021856" calcext:value-type="float">
            <text:p>0.17021856</text:p>
          </table:table-cell>
          <table:table-cell office:value-type="float" office:value="3.6648066" calcext:value-type="float">
            <text:p>3.6648066</text:p>
          </table:table-cell>
          <table:table-cell table:formula="of:=[.N9]+[.N8]" office:value-type="float" office:value="-19.79403629" calcext:value-type="float">
            <text:p>-19.79403629</text:p>
          </table:table-cell>
          <table:table-cell table:formula="of:=[.O9]+[.O8]" office:value-type="float" office:value="268.38542875" calcext:value-type="float">
            <text:p>268.38542875</text:p>
          </table:table-cell>
          <table:table-cell table:formula="of:=[.P9]+[.P8]" office:value-type="float" office:value="-8.75304583" calcext:value-type="float">
            <text:p>-8.75304583</text:p>
          </table:table-cell>
          <table:table-cell table:formula="of:=[.R9]-[.R$2]" office:value-type="float" office:value="-0.0000750899999999999" calcext:value-type="float">
            <text:p>-0.0000750899999999999</text:p>
          </table:table-cell>
          <table:table-cell table:formula="of:=[.S9]-[.S$2]" office:value-type="float" office:value="0.00101822999999998" calcext:value-type="float">
            <text:p>0.00101822999999998</text:p>
          </table:table-cell>
          <table:table-cell table:formula="of:=[.T9]-[.T$2]" office:value-type="float" office:value="-0.0000333800000000828" calcext:value-type="float">
            <text:p>-3.33800000000828E-05</text:p>
          </table:table-cell>
          <table:table-cell table:formula="of:=[.X9]*[.U9]+[.Y9]*[.V9]+[.Z9]*[.W9]" office:value-type="float" office:value="0.27505660597093" calcext:value-type="float">
            <text:p>0.2750566059709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3.23970032" calcext:value-type="float">
            <text:p>143.23970032</text:p>
          </table:table-cell>
          <table:table-cell office:value-type="float" office:value="2.45000362" calcext:value-type="float">
            <text:p>2.45000362</text:p>
          </table:table-cell>
          <table:table-cell office:value-type="float" office:value="-1.35700798" calcext:value-type="float">
            <text:p>-1.35700798</text:p>
          </table:table-cell>
          <table:table-cell office:value-type="float" office:value="30.39023832" calcext:value-type="float">
            <text:p>30.39023832</text:p>
          </table:table-cell>
          <table:table-cell office:value-type="float" office:value="-139.97873111" calcext:value-type="float">
            <text:p>-139.97873111</text:p>
          </table:table-cell>
          <table:table-cell office:value-type="float" office:value="823.77835201" calcext:value-type="float">
            <text:p>823.77835201</text:p>
          </table:table-cell>
          <table:table-cell office:value-type="float" office:value="0.00051168" calcext:value-type="float">
            <text:p>0.00051168</text:p>
          </table:table-cell>
          <table:table-cell office:value-type="float" office:value="0.09077214" calcext:value-type="float">
            <text:p>0.09077214</text:p>
          </table:table-cell>
          <table:table-cell office:value-type="float" office:value="0.16917571" calcext:value-type="float">
            <text:p>0.16917571</text:p>
          </table:table-cell>
          <table:table-cell office:value-type="float" office:value="3.66503239" calcext:value-type="float">
            <text:p>3.66503239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.56881714" calcext:value-type="float">
            <text:p>15.56881714</text:p>
          </table:table-cell>
          <table:table-cell office:value-type="float" office:value="3.95879531" calcext:value-type="float">
            <text:p>3.95879531</text:p>
          </table:table-cell>
          <table:table-cell office:value-type="float" office:value="-0.3177866" calcext:value-type="float">
            <text:p>-0.3177866</text:p>
          </table:table-cell>
          <table:table-cell office:value-type="float" office:value="14.78927639" calcext:value-type="float">
            <text:p>14.78927639</text:p>
          </table:table-cell>
          <table:table-cell office:value-type="float" office:value="-4.86470668" calcext:value-type="float">
            <text:p>-4.86470668</text:p>
          </table:table-cell>
          <table:table-cell office:value-type="float" office:value="407.70904524" calcext:value-type="float">
            <text:p>407.70904524</text:p>
          </table:table-cell>
          <table:table-cell office:value-type="float" office:value="0.00051108" calcext:value-type="float">
            <text:p>0.00051108</text:p>
          </table:table-cell>
          <table:table-cell office:value-type="float" office:value="0.09077214" calcext:value-type="float">
            <text:p>0.09077214</text:p>
          </table:table-cell>
          <table:table-cell office:value-type="float" office:value="0.16917571" calcext:value-type="float">
            <text:p>0.16917571</text:p>
          </table:table-cell>
          <table:table-cell office:value-type="float" office:value="3.66503239" calcext:value-type="float">
            <text:p>3.66503239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9.36844254" calcext:value-type="float">
            <text:p>49.36844254</text:p>
          </table:table-cell>
          <table:table-cell office:value-type="float" office:value="-0.48467895" calcext:value-type="float">
            <text:p>-0.48467895</text:p>
          </table:table-cell>
          <table:table-cell office:value-type="float" office:value="1.48212147" calcext:value-type="float">
            <text:p>1.48212147</text:p>
          </table:table-cell>
          <table:table-cell office:value-type="float" office:value="4.37200475" calcext:value-type="float">
            <text:p>4.37200475</text:p>
          </table:table-cell>
          <table:table-cell office:value-type="float" office:value="49.17447196" calcext:value-type="float">
            <text:p>49.17447196</text:p>
          </table:table-cell>
          <table:table-cell office:value-type="float" office:value="-24.87574026" calcext:value-type="float">
            <text:p>-24.87574026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069216" calcext:value-type="float">
            <text:p>0.09069216</text:p>
          </table:table-cell>
          <table:table-cell office:value-type="float" office:value="0.17021856" calcext:value-type="float">
            <text:p>0.17021856</text:p>
          </table:table-cell>
          <table:table-cell office:value-type="float" office:value="3.6648066" calcext:value-type="float">
            <text:p>3.6648066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-11" calcext:value-type="float">
            <text:p>-11</text:p>
          </table:table-cell>
          <table:table-cell office:value-type="float" office:value="37.93100739" calcext:value-type="float">
            <text:p>37.93100739</text:p>
          </table:table-cell>
          <table:table-cell office:value-type="float" office:value="0.72423303" calcext:value-type="float">
            <text:p>0.72423303</text:p>
          </table:table-cell>
          <table:table-cell office:value-type="float" office:value="-2.82305717" calcext:value-type="float">
            <text:p>-2.82305717</text:p>
          </table:table-cell>
          <table:table-cell office:value-type="float" office:value="-36.02289145" calcext:value-type="float">
            <text:p>-36.02289145</text:p>
          </table:table-cell>
          <table:table-cell office:value-type="float" office:value="-11.87908301" calcext:value-type="float">
            <text:p>-11.87908301</text:p>
          </table:table-cell>
          <table:table-cell office:value-type="float" office:value="29.93613628" calcext:value-type="float">
            <text:p>29.93613628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069216" calcext:value-type="float">
            <text:p>0.09069216</text:p>
          </table:table-cell>
          <table:table-cell office:value-type="float" office:value="0.17021856" calcext:value-type="float">
            <text:p>0.17021856</text:p>
          </table:table-cell>
          <table:table-cell office:value-type="float" office:value="3.6648066" calcext:value-type="float">
            <text:p>3.664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Mo1</text:p>
          </table:table-cell>
          <table:table-cell office:value-type="string" calcext:value-type="string">
            <text:p>Mo2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Da2</text:p>
          </table:table-cell>
          <table:table-cell office:value-type="string" calcext:value-type="string">
            <text:p>MoPdg</text:p>
          </table:table-cell>
          <table:table-cell office:value-type="string" calcext:value-type="string">
            <text:p>DaPdg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d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23916.28125" calcext:value-type="float">
            <text:p>23916.28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0.28125" calcext:value-type="float">
            <text:p>1160.28125</text:p>
          </table:table-cell>
          <table:table-cell office:value-type="float" office:value="0" calcext:value-type="float">
            <text:p>0</text:p>
          </table:table-cell>
          <table:table-cell office:value-type="float" office:value="0.09054878" calcext:value-type="float">
            <text:p>0.09054878</text:p>
          </table:table-cell>
          <table:table-cell office:value-type="float" office:value="0.16914594" calcext:value-type="float">
            <text:p>0.16914594</text:p>
          </table:table-cell>
          <table:table-cell office:value-type="float" office:value="1.60590804" calcext:value-type="float">
            <text:p>1.6059080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 text:c="6"/>dbar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-22924.6015625" calcext:value-type="float">
            <text:p>-22924.6015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8.6015625" calcext:value-type="float">
            <text:p>-168.6015625</text:p>
          </table:table-cell>
          <table:table-cell office:value-type="float" office:value="0" calcext:value-type="float">
            <text:p>0</text:p>
          </table:table-cell>
          <table:table-cell office:value-type="float" office:value="0.09054878" calcext:value-type="float">
            <text:p>0.09054878</text:p>
          </table:table-cell>
          <table:table-cell office:value-type="float" office:value="0.16914594" calcext:value-type="float">
            <text:p>0.16914594</text:p>
          </table:table-cell>
          <table:table-cell office:value-type="float" office:value="1.60590804" calcext:value-type="float">
            <text:p>1.6059080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56" calcext:value-type="float">
            <text:p>-556</text:p>
          </table:table-cell>
          <table:table-cell office:value-type="string" calcext:value-type="string">
            <text:p><text:s text:c="5"/>P-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556" calcext:value-type="float">
            <text:p>-556</text:p>
          </table:table-cell>
          <table:table-cell office:value-type="float" office:value="209.42526245" calcext:value-type="float">
            <text:p>209.42526245</text:p>
          </table:table-cell>
          <table:table-cell office:value-type="float" office:value="2.2654314" calcext:value-type="float">
            <text:p>2.2654314</text:p>
          </table:table-cell>
          <table:table-cell office:value-type="float" office:value="3.00166512" calcext:value-type="float">
            <text:p>3.00166512</text:p>
          </table:table-cell>
          <table:table-cell office:value-type="float" office:value="-207.37836196" calcext:value-type="float">
            <text:p>-207.37836196</text:p>
          </table:table-cell>
          <table:table-cell office:value-type="float" office:value="29.20882648" calcext:value-type="float">
            <text:p>29.20882648</text:p>
          </table:table-cell>
          <table:table-cell office:value-type="float" office:value="998.06793696" calcext:value-type="float">
            <text:p>998.06793696</text:p>
          </table:table-cell>
          <table:table-cell office:value-type="float" office:value="199.99995422" calcext:value-type="float">
            <text:p>199.99995422</text:p>
          </table:table-cell>
          <table:table-cell office:value-type="float" office:value="0.09054878" calcext:value-type="float">
            <text:p>0.09054878</text:p>
          </table:table-cell>
          <table:table-cell office:value-type="float" office:value="0.16914594" calcext:value-type="float">
            <text:p>0.16914594</text:p>
          </table:table-cell>
          <table:table-cell office:value-type="float" office:value="1.60590804" calcext:value-type="float">
            <text:p>1.6059080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6"/>P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float" office:value="209.42526245" calcext:value-type="float">
            <text:p>209.42526245</text:p>
          </table:table-cell>
          <table:table-cell office:value-type="float" office:value="-0.03049624" calcext:value-type="float">
            <text:p>-0.03049624</text:p>
          </table:table-cell>
          <table:table-cell office:value-type="float" office:value="-0.13992757" calcext:value-type="float">
            <text:p>-0.13992757</text:p>
          </table:table-cell>
          <table:table-cell office:value-type="float" office:value="207.37836115" calcext:value-type="float">
            <text:p>207.37836115</text:p>
          </table:table-cell>
          <table:table-cell office:value-type="float" office:value="-29.20883225" calcext:value-type="float">
            <text:p>-29.20883225</text:p>
          </table:table-cell>
          <table:table-cell office:value-type="float" office:value="-6.387673" calcext:value-type="float">
            <text:p>-6.387673</text:p>
          </table:table-cell>
          <table:table-cell office:value-type="float" office:value="199.99864197" calcext:value-type="float">
            <text:p>199.99864197</text:p>
          </table:table-cell>
          <table:table-cell office:value-type="float" office:value="0.09054878" calcext:value-type="float">
            <text:p>0.09054878</text:p>
          </table:table-cell>
          <table:table-cell office:value-type="float" office:value="0.16914594" calcext:value-type="float">
            <text:p>0.16914594</text:p>
          </table:table-cell>
          <table:table-cell office:value-type="float" office:value="1.60590804" calcext:value-type="float">
            <text:p>1.60590804</text:p>
          </table:table-cell>
          <table:table-cell table:number-columns-repeated="7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4" calcext:value-type="float">
            <text:p>60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42.44644165" calcext:value-type="float">
            <text:p>42.44644165</text:p>
          </table:table-cell>
          <table:table-cell office:value-type="float" office:value="2.51108599" calcext:value-type="float">
            <text:p>2.51108599</text:p>
          </table:table-cell>
          <table:table-cell office:value-type="float" office:value="1.25799215" calcext:value-type="float">
            <text:p>1.25799215</text:p>
          </table:table-cell>
          <table:table-cell office:value-type="float" office:value="13.06195634" calcext:value-type="float">
            <text:p>13.06195634</text:p>
          </table:table-cell>
          <table:table-cell office:value-type="float" office:value="40.38670209" calcext:value-type="float">
            <text:p>40.38670209</text:p>
          </table:table-cell>
          <table:table-cell office:value-type="float" office:value="259.71110604" calcext:value-type="float">
            <text:p>259.71110604</text:p>
          </table:table-cell>
          <table:table-cell office:value-type="float" office:value="0.00051093" calcext:value-type="float">
            <text:p>0.00051093</text:p>
          </table:table-cell>
          <table:table-cell office:value-type="float" office:value="0.08924829" calcext:value-type="float">
            <text:p>0.08924829</text:p>
          </table:table-cell>
          <table:table-cell office:value-type="float" office:value="0.16929455" calcext:value-type="float">
            <text:p>0.16929455</text:p>
          </table:table-cell>
          <table:table-cell office:value-type="float" office:value="1.61218524" calcext:value-type="float">
            <text:p>1.61218524</text:p>
          </table:table-cell>
          <table:table-cell table:number-columns-repeated="7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04" calcext:value-type="float">
            <text:p>604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-556" calcext:value-type="float">
            <text:p>-556</text:p>
          </table:table-cell>
          <table:table-cell office:value-type="float" office:value="11" calcext:value-type="float">
            <text:p>11</text:p>
          </table:table-cell>
          <table:table-cell office:value-type="float" office:value="216.67706299" calcext:value-type="float">
            <text:p>216.67706299</text:p>
          </table:table-cell>
          <table:table-cell office:value-type="float" office:value="1.91562796" calcext:value-type="float">
            <text:p>1.91562796</text:p>
          </table:table-cell>
          <table:table-cell office:value-type="float" office:value="-3.06214786" calcext:value-type="float">
            <text:p>-3.06214786</text:p>
          </table:table-cell>
          <table:table-cell office:value-type="float" office:value="-215.99364652" calcext:value-type="float">
            <text:p>-215.99364652</text:p>
          </table:table-cell>
          <table:table-cell office:value-type="float" office:value="-17.19576369" calcext:value-type="float">
            <text:p>-17.19576369</text:p>
          </table:table-cell>
          <table:table-cell office:value-type="float" office:value="719.79607879" calcext:value-type="float">
            <text:p>719.79607879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8924829" calcext:value-type="float">
            <text:p>0.08924829</text:p>
          </table:table-cell>
          <table:table-cell office:value-type="float" office:value="0.16929455" calcext:value-type="float">
            <text:p>0.16929455</text:p>
          </table:table-cell>
          <table:table-cell office:value-type="float" office:value="1.61218524" calcext:value-type="float">
            <text:p>1.61218524</text:p>
          </table:table-cell>
          <table:table-cell table:number-columns-repeated="7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05" calcext:value-type="float">
            <text:p>605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556" calcext:value-type="float">
            <text:p>556</text:p>
          </table:table-cell>
          <table:table-cell office:value-type="float" office:value="11" calcext:value-type="float">
            <text:p>11</text:p>
          </table:table-cell>
          <table:table-cell office:value-type="float" office:value="49.15110016" calcext:value-type="float">
            <text:p>49.15110016</text:p>
          </table:table-cell>
          <table:table-cell office:value-type="float" office:value="-0.13428953" calcext:value-type="float">
            <text:p>-0.13428953</text:p>
          </table:table-cell>
          <table:table-cell office:value-type="float" office:value="1.43913341" calcext:value-type="float">
            <text:p>1.43913341</text:p>
          </table:table-cell>
          <table:table-cell office:value-type="float" office:value="6.4526966" calcext:value-type="float">
            <text:p>6.4526966</text:p>
          </table:table-cell>
          <table:table-cell office:value-type="float" office:value="48.725695" calcext:value-type="float">
            <text:p>48.725695</text:p>
          </table:table-cell>
          <table:table-cell office:value-type="float" office:value="-6.62033466" calcext:value-type="float">
            <text:p>-6.62033466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366713" calcext:value-type="float">
            <text:p>0.09366713</text:p>
          </table:table-cell>
          <table:table-cell office:value-type="float" office:value="0.16852757" calcext:value-type="float">
            <text:p>0.16852757</text:p>
          </table:table-cell>
          <table:table-cell office:value-type="float" office:value="1.60598862" calcext:value-type="float">
            <text:p>1.60598862</text:p>
          </table:table-cell>
          <table:table-cell table:number-columns-repeated="7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05" calcext:value-type="float">
            <text:p>605</text:p>
          </table:table-cell>
          <table:table-cell table:number-columns-repeated="2" office:value-type="float" office:value="775" calcext:value-type="float">
            <text:p>775</text:p>
          </table:table-cell>
          <table:table-cell office:value-type="float" office:value="556" calcext:value-type="float">
            <text:p>556</text:p>
          </table:table-cell>
          <table:table-cell office:value-type="float" office:value="23" calcext:value-type="float">
            <text:p>23</text:p>
          </table:table-cell>
          <table:table-cell office:value-type="float" office:value="237.30215454" calcext:value-type="float">
            <text:p>237.30215454</text:p>
          </table:table-cell>
          <table:table-cell office:value-type="float" office:value="0.05232919" calcext:value-type="float">
            <text:p>0.05232919</text:p>
          </table:table-cell>
          <table:table-cell office:value-type="float" office:value="-0.40395716" calcext:value-type="float">
            <text:p>-0.40395716</text:p>
          </table:table-cell>
          <table:table-cell office:value-type="float" office:value="218.20236774" calcext:value-type="float">
            <text:p>218.20236774</text:p>
          </table:table-cell>
          <table:table-cell office:value-type="float" office:value="-93.274001" calcext:value-type="float">
            <text:p>-93.274001</text:p>
          </table:table-cell>
          <table:table-cell office:value-type="float" office:value="12.42349859" calcext:value-type="float">
            <text:p>12.42349859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366713" calcext:value-type="float">
            <text:p>0.09366713</text:p>
          </table:table-cell>
          <table:table-cell office:value-type="float" office:value="0.16852757" calcext:value-type="float">
            <text:p>0.16852757</text:p>
          </table:table-cell>
          <table:table-cell office:value-type="float" office:value="1.60598862" calcext:value-type="float">
            <text:p>1.60598862</text:p>
          </table:table-cell>
          <table:table-cell table:number-columns-repeated="7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70" calcext:value-type="float">
            <text:p>77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1.40675354" calcext:value-type="float">
            <text:p>191.40675354</text:p>
          </table:table-cell>
          <table:table-cell office:value-type="float" office:value="1.71419227" calcext:value-type="float">
            <text:p>1.71419227</text:p>
          </table:table-cell>
          <table:table-cell office:value-type="float" office:value="3.10268092" calcext:value-type="float">
            <text:p>3.10268092</text:p>
          </table:table-cell>
          <table:table-cell office:value-type="float" office:value="-191.26186515" calcext:value-type="float">
            <text:p>-191.26186515</text:p>
          </table:table-cell>
          <table:table-cell office:value-type="float" office:value="7.44608892" calcext:value-type="float">
            <text:p>7.44608892</text:p>
          </table:table-cell>
          <table:table-cell office:value-type="float" office:value="514.12618638" calcext:value-type="float">
            <text:p>514.12618638</text:p>
          </table:table-cell>
          <table:table-cell office:value-type="float" office:value="0.00051111" calcext:value-type="float">
            <text:p>0.00051111</text:p>
          </table:table-cell>
          <table:table-cell office:value-type="float" office:value="0.08924829" calcext:value-type="float">
            <text:p>0.08924829</text:p>
          </table:table-cell>
          <table:table-cell office:value-type="float" office:value="0.16929455" calcext:value-type="float">
            <text:p>0.16929455</text:p>
          </table:table-cell>
          <table:table-cell office:value-type="float" office:value="1.61218524" calcext:value-type="float">
            <text:p>1.61218524</text:p>
          </table:table-cell>
          <table:table-cell table:number-columns-repeated="7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70" calcext:value-type="float">
            <text:p>770</text:p>
          </table:table-cell>
          <table:table-cell table:number-columns-repeated="2" office:value-type="float" office:value="783" calcext:value-type="float">
            <text:p>783</text:p>
          </table:table-cell>
          <table:table-cell office:value-type="float" office:value="23" calcext:value-type="float">
            <text:p>23</text:p>
          </table:table-cell>
          <table:table-cell office:value-type="float" office:value="-11" calcext:value-type="float">
            <text:p>-11</text:p>
          </table:table-cell>
          <table:table-cell office:value-type="float" office:value="34.91245651" calcext:value-type="float">
            <text:p>34.91245651</text:p>
          </table:table-cell>
          <table:table-cell office:value-type="float" office:value="2.47370315" calcext:value-type="float">
            <text:p>2.47370315</text:p>
          </table:table-cell>
          <table:table-cell office:value-type="float" office:value="-2.35801673" calcext:value-type="float">
            <text:p>-2.35801673</text:p>
          </table:table-cell>
          <table:table-cell office:value-type="float" office:value="-24.73177905" calcext:value-type="float">
            <text:p>-24.73177905</text:p>
          </table:table-cell>
          <table:table-cell office:value-type="float" office:value="-24.64180847" calcext:value-type="float">
            <text:p>-24.64180847</text:p>
          </table:table-cell>
          <table:table-cell office:value-type="float" office:value="205.66991066" calcext:value-type="float">
            <text:p>205.66991066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8924829" calcext:value-type="float">
            <text:p>0.08924829</text:p>
          </table:table-cell>
          <table:table-cell office:value-type="float" office:value="0.16929455" calcext:value-type="float">
            <text:p>0.16929455</text:p>
          </table:table-cell>
          <table:table-cell office:value-type="float" office:value="1.61218524" calcext:value-type="float">
            <text:p>1.61218524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7"/>mu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75" calcext:value-type="float">
            <text:p>775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73.28005981" calcext:value-type="float">
            <text:p>173.28005981</text:p>
          </table:table-cell>
          <table:table-cell office:value-type="float" office:value="-0.01536938" calcext:value-type="float">
            <text:p>-0.01536938</text:p>
          </table:table-cell>
          <table:table-cell office:value-type="float" office:value="-0.63925606" calcext:value-type="float">
            <text:p>-0.63925606</text:p>
          </table:table-cell>
          <table:table-cell office:value-type="float" office:value="139.06414687" calcext:value-type="float">
            <text:p>139.06414687</text:p>
          </table:table-cell>
          <table:table-cell office:value-type="float" office:value="-103.37863505" calcext:value-type="float">
            <text:p>-103.37863505</text:p>
          </table:table-cell>
          <table:table-cell office:value-type="float" office:value="-2.66331256" calcext:value-type="float">
            <text:p>-2.66331256</text:p>
          </table:table-cell>
          <table:table-cell office:value-type="float" office:value="0.10566" calcext:value-type="float">
            <text:p>0.10566</text:p>
          </table:table-cell>
          <table:table-cell office:value-type="float" office:value="0.09366713" calcext:value-type="float">
            <text:p>0.09366713</text:p>
          </table:table-cell>
          <table:table-cell office:value-type="float" office:value="0.16852757" calcext:value-type="float">
            <text:p>0.16852757</text:p>
          </table:table-cell>
          <table:table-cell office:value-type="float" office:value="1.60598862" calcext:value-type="float">
            <text:p>1.60598862</text:p>
          </table:table-cell>
          <table:table-cell table:number-columns-repeated="7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<text:s text:c="7"/>mu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75" calcext:value-type="float">
            <text:p>775</text:p>
          </table:table-cell>
          <table:table-cell table:number-columns-repeated="2" office:value-type="float" office:value="791" calcext:value-type="float">
            <text:p>791</text:p>
          </table:table-cell>
          <table:table-cell office:value-type="float" office:value="23" calcext:value-type="float">
            <text:p>23</text:p>
          </table:table-cell>
          <table:table-cell office:value-type="float" office:value="-13" calcext:value-type="float">
            <text:p>-13</text:p>
          </table:table-cell>
          <table:table-cell office:value-type="float" office:value="79.60573578" calcext:value-type="float">
            <text:p>79.60573578</text:p>
          </table:table-cell>
          <table:table-cell office:value-type="float" office:value="0.1882291" calcext:value-type="float">
            <text:p>0.1882291</text:p>
          </table:table-cell>
          <table:table-cell office:value-type="float" office:value="0.12860787" calcext:value-type="float">
            <text:p>0.12860787</text:p>
          </table:table-cell>
          <table:table-cell office:value-type="float" office:value="78.94830389" calcext:value-type="float">
            <text:p>78.94830389</text:p>
          </table:table-cell>
          <table:table-cell office:value-type="float" office:value="10.20972486" calcext:value-type="float">
            <text:p>10.20972486</text:p>
          </table:table-cell>
          <table:table-cell office:value-type="float" office:value="15.07275448" calcext:value-type="float">
            <text:p>15.07275448</text:p>
          </table:table-cell>
          <table:table-cell office:value-type="float" office:value="0.10566" calcext:value-type="float">
            <text:p>0.10566</text:p>
          </table:table-cell>
          <table:table-cell office:value-type="float" office:value="0.09366713" calcext:value-type="float">
            <text:p>0.09366713</text:p>
          </table:table-cell>
          <table:table-cell office:value-type="float" office:value="0.16852757" calcext:value-type="float">
            <text:p>0.16852757</text:p>
          </table:table-cell>
          <table:table-cell office:value-type="float" office:value="1.60598862" calcext:value-type="float">
            <text:p>1.605988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Mo1</text:p>
          </table:table-cell>
          <table:table-cell office:value-type="string" calcext:value-type="string">
            <text:p>Mo2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Da2</text:p>
          </table:table-cell>
          <table:table-cell office:value-type="string" calcext:value-type="string">
            <text:p>MoPdg</text:p>
          </table:table-cell>
          <table:table-cell office:value-type="string" calcext:value-type="string">
            <text:p>DaPdg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 text:c="9"/>u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25741.73046875" calcext:value-type="float">
            <text:p>25741.73046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85.73046875" calcext:value-type="float">
            <text:p>2985.73046875</text:p>
          </table:table-cell>
          <table:table-cell office:value-type="float" office:value="0" calcext:value-type="float">
            <text:p>0</text:p>
          </table:table-cell>
          <table:table-cell office:value-type="float" office:value="0.09102426" calcext:value-type="float">
            <text:p>0.09102426</text:p>
          </table:table-cell>
          <table:table-cell office:value-type="float" office:value="0.1675376" calcext:value-type="float">
            <text:p>0.1675376</text:p>
          </table:table-cell>
          <table:table-cell office:value-type="float" office:value="4.23332262" calcext:value-type="float">
            <text:p>4.2333226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s text:c="6"/>ubar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-22834.51757812" calcext:value-type="float">
            <text:p>-22834.517578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.51757812" calcext:value-type="float">
            <text:p>-78.51757812</text:p>
          </table:table-cell>
          <table:table-cell office:value-type="float" office:value="0" calcext:value-type="float">
            <text:p>0</text:p>
          </table:table-cell>
          <table:table-cell office:value-type="float" office:value="0.09102426" calcext:value-type="float">
            <text:p>0.09102426</text:p>
          </table:table-cell>
          <table:table-cell office:value-type="float" office:value="0.1675376" calcext:value-type="float">
            <text:p>0.1675376</text:p>
          </table:table-cell>
          <table:table-cell office:value-type="float" office:value="4.23332262" calcext:value-type="float">
            <text:p>4.2333226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56" calcext:value-type="float">
            <text:p>-556</text:p>
          </table:table-cell>
          <table:table-cell office:value-type="string" calcext:value-type="string">
            <text:p><text:s text:c="5"/>P-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556" calcext:value-type="float">
            <text:p>-556</text:p>
          </table:table-cell>
          <table:table-cell office:value-type="float" office:value="385.80233765" calcext:value-type="float">
            <text:p>385.80233765</text:p>
          </table:table-cell>
          <table:table-cell office:value-type="float" office:value="1.45099747" calcext:value-type="float">
            <text:p>1.45099747</text:p>
          </table:table-cell>
          <table:table-cell office:value-type="float" office:value="2.06754708" calcext:value-type="float">
            <text:p>2.06754708</text:p>
          </table:table-cell>
          <table:table-cell office:value-type="float" office:value="-183.86241151" calcext:value-type="float">
            <text:p>-183.86241151</text:p>
          </table:table-cell>
          <table:table-cell office:value-type="float" office:value="339.17260704" calcext:value-type="float">
            <text:p>339.17260704</text:p>
          </table:table-cell>
          <table:table-cell office:value-type="float" office:value="777.97669197" calcext:value-type="float">
            <text:p>777.97669197</text:p>
          </table:table-cell>
          <table:table-cell office:value-type="float" office:value="200.00112915" calcext:value-type="float">
            <text:p>200.00112915</text:p>
          </table:table-cell>
          <table:table-cell office:value-type="float" office:value="0.09102426" calcext:value-type="float">
            <text:p>0.09102426</text:p>
          </table:table-cell>
          <table:table-cell office:value-type="float" office:value="0.1675376" calcext:value-type="float">
            <text:p>0.1675376</text:p>
          </table:table-cell>
          <table:table-cell office:value-type="float" office:value="4.23332262" calcext:value-type="float">
            <text:p>4.2333226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6"/>P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56" calcext:value-type="float">
            <text:p>556</text:p>
          </table:table-cell>
          <table:table-cell office:value-type="float" office:value="385.80233765" calcext:value-type="float">
            <text:p>385.80233765</text:p>
          </table:table-cell>
          <table:table-cell office:value-type="float" office:value="2.40944934" calcext:value-type="float">
            <text:p>2.40944934</text:p>
          </table:table-cell>
          <table:table-cell office:value-type="float" office:value="-1.07404554" calcext:value-type="float">
            <text:p>-1.07404554</text:p>
          </table:table-cell>
          <table:table-cell office:value-type="float" office:value="183.86242229" calcext:value-type="float">
            <text:p>183.86242229</text:p>
          </table:table-cell>
          <table:table-cell office:value-type="float" office:value="-339.1726012" calcext:value-type="float">
            <text:p>-339.1726012</text:p>
          </table:table-cell>
          <table:table-cell office:value-type="float" office:value="2129.23674107" calcext:value-type="float">
            <text:p>2129.23674107</text:p>
          </table:table-cell>
          <table:table-cell office:value-type="float" office:value="199.99986267" calcext:value-type="float">
            <text:p>199.99986267</text:p>
          </table:table-cell>
          <table:table-cell office:value-type="float" office:value="0.09102426" calcext:value-type="float">
            <text:p>0.09102426</text:p>
          </table:table-cell>
          <table:table-cell office:value-type="float" office:value="0.1675376" calcext:value-type="float">
            <text:p>0.1675376</text:p>
          </table:table-cell>
          <table:table-cell office:value-type="float" office:value="4.23332262" calcext:value-type="float">
            <text:p>4.23332262</text:p>
          </table:table-cell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-556" calcext:value-type="float">
            <text:p>-556</text:p>
          </table:table-cell>
          <table:table-cell office:value-type="float" office:value="-11" calcext:value-type="float">
            <text:p>-11</text:p>
          </table:table-cell>
          <table:table-cell office:value-type="float" office:value="282.65283203" calcext:value-type="float">
            <text:p>282.65283203</text:p>
          </table:table-cell>
          <table:table-cell office:value-type="float" office:value="1.51470304" calcext:value-type="float">
            <text:p>1.51470304</text:p>
          </table:table-cell>
          <table:table-cell office:value-type="float" office:value="1.97583783" calcext:value-type="float">
            <text:p>1.97583783</text:p>
          </table:table-cell>
          <table:table-cell office:value-type="float" office:value="-111.38129954" calcext:value-type="float">
            <text:p>-111.38129954</text:p>
          </table:table-cell>
          <table:table-cell office:value-type="float" office:value="259.78227339" calcext:value-type="float">
            <text:p>259.78227339</text:p>
          </table:table-cell>
          <table:table-cell office:value-type="float" office:value="611.68854726" calcext:value-type="float">
            <text:p>611.68854726</text:p>
          </table:table-cell>
          <table:table-cell office:value-type="float" office:value="0.00051117" calcext:value-type="float">
            <text:p>0.00051117</text:p>
          </table:table-cell>
          <table:table-cell office:value-type="float" office:value="0.08950765" calcext:value-type="float">
            <text:p>0.08950765</text:p>
          </table:table-cell>
          <table:table-cell office:value-type="float" office:value="0.17022741" calcext:value-type="float">
            <text:p>0.17022741</text:p>
          </table:table-cell>
          <table:table-cell office:value-type="float" office:value="4.23973894" calcext:value-type="float">
            <text:p>4.23973894</text:p>
          </table:table-cell>
          <table:table-cell table:number-columns-repeated="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float" office:value="-556" calcext:value-type="float">
            <text:p>-556</text:p>
          </table:table-cell>
          <table:table-cell office:value-type="float" office:value="23" calcext:value-type="float">
            <text:p>23</text:p>
          </table:table-cell>
          <table:table-cell office:value-type="float" office:value="104.74330139" calcext:value-type="float">
            <text:p>104.74330139</text:p>
          </table:table-cell>
          <table:table-cell office:value-type="float" office:value="1.31207097" calcext:value-type="float">
            <text:p>1.31207097</text:p>
          </table:table-cell>
          <table:table-cell office:value-type="float" office:value="2.38035917" calcext:value-type="float">
            <text:p>2.38035917</text:p>
          </table:table-cell>
          <table:table-cell office:value-type="float" office:value="-75.83265114" calcext:value-type="float">
            <text:p>-75.83265114</text:p>
          </table:table-cell>
          <table:table-cell office:value-type="float" office:value="72.25349962" calcext:value-type="float">
            <text:p>72.25349962</text:p>
          </table:table-cell>
          <table:table-cell office:value-type="float" office:value="180.39913544" calcext:value-type="float">
            <text:p>180.39913544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8950765" calcext:value-type="float">
            <text:p>0.08950765</text:p>
          </table:table-cell>
          <table:table-cell office:value-type="float" office:value="0.17022741" calcext:value-type="float">
            <text:p>0.17022741</text:p>
          </table:table-cell>
          <table:table-cell office:value-type="float" office:value="4.23973894" calcext:value-type="float">
            <text:p>4.23973894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556" calcext:value-type="float">
            <text:p>556</text:p>
          </table:table-cell>
          <table:table-cell office:value-type="float" office:value="11" calcext:value-type="float">
            <text:p>11</text:p>
          </table:table-cell>
          <table:table-cell office:value-type="float" office:value="95.92195892" calcext:value-type="float">
            <text:p>95.92195892</text:p>
          </table:table-cell>
          <table:table-cell office:value-type="float" office:value="1.64826262" calcext:value-type="float">
            <text:p>1.64826262</text:p>
          </table:table-cell>
          <table:table-cell office:value-type="float" office:value="-0.70646614" calcext:value-type="float">
            <text:p>-0.70646614</text:p>
          </table:table-cell>
          <table:table-cell office:value-type="float" office:value="72.96405735" calcext:value-type="float">
            <text:p>72.96405735</text:p>
          </table:table-cell>
          <table:table-cell office:value-type="float" office:value="-62.26771667" calcext:value-type="float">
            <text:p>-62.26771667</text:p>
          </table:table-cell>
          <table:table-cell office:value-type="float" office:value="240.07143163" calcext:value-type="float">
            <text:p>240.07143163</text:p>
          </table:table-cell>
          <table:table-cell office:value-type="float" office:value="0.00051101" calcext:value-type="float">
            <text:p>0.00051101</text:p>
          </table:table-cell>
          <table:table-cell office:value-type="float" office:value="0.09154435" calcext:value-type="float">
            <text:p>0.09154435</text:p>
          </table:table-cell>
          <table:table-cell office:value-type="float" office:value="0.16647615" calcext:value-type="float">
            <text:p>0.16647615</text:p>
          </table:table-cell>
          <table:table-cell office:value-type="float" office:value="4.23952961" calcext:value-type="float">
            <text:p>4.23952961</text:p>
          </table:table-cell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float" office:value="556" calcext:value-type="float">
            <text:p>556</text:p>
          </table:table-cell>
          <table:table-cell office:value-type="float" office:value="23" calcext:value-type="float">
            <text:p>23</text:p>
          </table:table-cell>
          <table:table-cell office:value-type="float" office:value="318.57528687" calcext:value-type="float">
            <text:p>318.57528687</text:p>
          </table:table-cell>
          <table:table-cell office:value-type="float" office:value="2.47698092" calcext:value-type="float">
            <text:p>2.47698092</text:p>
          </table:table-cell>
          <table:table-cell office:value-type="float" office:value="-1.2351495" calcext:value-type="float">
            <text:p>-1.2351495</text:p>
          </table:table-cell>
          <table:table-cell office:value-type="float" office:value="104.9323179" calcext:value-type="float">
            <text:p>104.9323179</text:p>
          </table:table-cell>
          <table:table-cell office:value-type="float" office:value="-300.79797549" calcext:value-type="float">
            <text:p>-300.79797549</text:p>
          </table:table-cell>
          <table:table-cell office:value-type="float" office:value="1882.98236365" calcext:value-type="float">
            <text:p>1882.98236365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154435" calcext:value-type="float">
            <text:p>0.09154435</text:p>
          </table:table-cell>
          <table:table-cell office:value-type="float" office:value="0.16647615" calcext:value-type="float">
            <text:p>0.16647615</text:p>
          </table:table-cell>
          <table:table-cell office:value-type="float" office:value="4.23952961" calcext:value-type="float">
            <text:p>4.23952961</text:p>
          </table:table-cell>
          <table:table-cell table:number-columns-repeated="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7"/>mu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28" calcext:value-type="float">
            <text:p>428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94.51849365" calcext:value-type="float">
            <text:p>294.51849365</text:p>
          </table:table-cell>
          <table:table-cell office:value-type="float" office:value="2.37857413" calcext:value-type="float">
            <text:p>2.37857413</text:p>
          </table:table-cell>
          <table:table-cell office:value-type="float" office:value="-1.16725302" calcext:value-type="float">
            <text:p>-1.16725302</text:p>
          </table:table-cell>
          <table:table-cell office:value-type="float" office:value="115.65137334" calcext:value-type="float">
            <text:p>115.65137334</text:p>
          </table:table-cell>
          <table:table-cell office:value-type="float" office:value="-270.86140911" calcext:value-type="float">
            <text:p>-270.86140911</text:p>
          </table:table-cell>
          <table:table-cell office:value-type="float" office:value="1575.20637094" calcext:value-type="float">
            <text:p>1575.20637094</text:p>
          </table:table-cell>
          <table:table-cell office:value-type="float" office:value="0.10566" calcext:value-type="float">
            <text:p>0.10566</text:p>
          </table:table-cell>
          <table:table-cell office:value-type="float" office:value="0.09154435" calcext:value-type="float">
            <text:p>0.09154435</text:p>
          </table:table-cell>
          <table:table-cell office:value-type="float" office:value="0.16647615" calcext:value-type="float">
            <text:p>0.16647615</text:p>
          </table:table-cell>
          <table:table-cell office:value-type="float" office:value="4.23952961" calcext:value-type="float">
            <text:p>4.23952961</text:p>
          </table:table-cell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<text:s text:c="7"/>mu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23" calcext:value-type="float">
            <text:p>23</text:p>
          </table:table-cell>
          <table:table-cell office:value-type="float" office:value="-13" calcext:value-type="float">
            <text:p>-13</text:p>
          </table:table-cell>
          <table:table-cell office:value-type="float" office:value="31.79774094" calcext:value-type="float">
            <text:p>31.79774094</text:p>
          </table:table-cell>
          <table:table-cell office:value-type="float" office:value="2.96578145" calcext:value-type="float">
            <text:p>2.96578145</text:p>
          </table:table-cell>
          <table:table-cell office:value-type="float" office:value="-1.91463172" calcext:value-type="float">
            <text:p>-1.91463172</text:p>
          </table:table-cell>
          <table:table-cell office:value-type="float" office:value="-10.71903339" calcext:value-type="float">
            <text:p>-10.71903339</text:p>
          </table:table-cell>
          <table:table-cell office:value-type="float" office:value="-29.93657715" calcext:value-type="float">
            <text:p>-29.93657715</text:p>
          </table:table-cell>
          <table:table-cell office:value-type="float" office:value="307.77581912" calcext:value-type="float">
            <text:p>307.77581912</text:p>
          </table:table-cell>
          <table:table-cell office:value-type="float" office:value="0.10566" calcext:value-type="float">
            <text:p>0.10566</text:p>
          </table:table-cell>
          <table:table-cell office:value-type="float" office:value="0.09154435" calcext:value-type="float">
            <text:p>0.09154435</text:p>
          </table:table-cell>
          <table:table-cell office:value-type="float" office:value="0.16647615" calcext:value-type="float">
            <text:p>0.16647615</text:p>
          </table:table-cell>
          <table:table-cell office:value-type="float" office:value="4.23952961" calcext:value-type="float">
            <text:p>4.239529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Mo1</text:p>
          </table:table-cell>
          <table:table-cell office:value-type="string" calcext:value-type="string">
            <text:p>Mo2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Da2</text:p>
          </table:table-cell>
          <table:table-cell office:value-type="string" calcext:value-type="string">
            <text:p>MoPdg</text:p>
          </table:table-cell>
          <table:table-cell office:value-type="string" calcext:value-type="string">
            <text:p>DaPdg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s text:c="6"/>ubar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22937.20898438" calcext:value-type="float">
            <text:p>22937.208984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.20898438" calcext:value-type="float">
            <text:p>181.20898438</text:p>
          </table:table-cell>
          <table:table-cell office:value-type="float" office:value="0" calcext:value-type="float">
            <text:p>0</text:p>
          </table:table-cell>
          <table:table-cell office:value-type="float" office:value="0.09345094" calcext:value-type="float">
            <text:p>0.09345094</text:p>
          </table:table-cell>
          <table:table-cell office:value-type="float" office:value="0.16978011" calcext:value-type="float">
            <text:p>0.16978011</text:p>
          </table:table-cell>
          <table:table-cell office:value-type="float" office:value="-3.33268166" calcext:value-type="float">
            <text:p>-3.3326816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9"/>u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-24716.30859375" calcext:value-type="float">
            <text:p>-24716.30859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60.30859375" calcext:value-type="float">
            <text:p>-1960.30859375</text:p>
          </table:table-cell>
          <table:table-cell office:value-type="float" office:value="0" calcext:value-type="float">
            <text:p>0</text:p>
          </table:table-cell>
          <table:table-cell office:value-type="float" office:value="0.09345094" calcext:value-type="float">
            <text:p>0.09345094</text:p>
          </table:table-cell>
          <table:table-cell office:value-type="float" office:value="0.16978011" calcext:value-type="float">
            <text:p>0.16978011</text:p>
          </table:table-cell>
          <table:table-cell office:value-type="float" office:value="-3.33268166" calcext:value-type="float">
            <text:p>-3.3326816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56" calcext:value-type="float">
            <text:p>-556</text:p>
          </table:table-cell>
          <table:table-cell office:value-type="string" calcext:value-type="string">
            <text:p><text:s text:c="5"/>P-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-556" calcext:value-type="float">
            <text:p>-556</text:p>
          </table:table-cell>
          <table:table-cell office:value-type="float" office:value="290.29534912" calcext:value-type="float">
            <text:p>290.29534912</text:p>
          </table:table-cell>
          <table:table-cell office:value-type="float" office:value="-0.09002686" calcext:value-type="float">
            <text:p>-0.09002686</text:p>
          </table:table-cell>
          <table:table-cell office:value-type="float" office:value="-3.0281086" calcext:value-type="float">
            <text:p>-3.0281086</text:p>
          </table:table-cell>
          <table:table-cell office:value-type="float" office:value="-288.42805107" calcext:value-type="float">
            <text:p>-288.42805107</text:p>
          </table:table-cell>
          <table:table-cell office:value-type="float" office:value="-32.87322736" calcext:value-type="float">
            <text:p>-32.87322736</text:p>
          </table:table-cell>
          <table:table-cell office:value-type="float" office:value="-26.16969422" calcext:value-type="float">
            <text:p>-26.16969422</text:p>
          </table:table-cell>
          <table:table-cell office:value-type="float" office:value="200.00003052" calcext:value-type="float">
            <text:p>200.00003052</text:p>
          </table:table-cell>
          <table:table-cell office:value-type="float" office:value="0.09345094" calcext:value-type="float">
            <text:p>0.09345094</text:p>
          </table:table-cell>
          <table:table-cell office:value-type="float" office:value="0.16978011" calcext:value-type="float">
            <text:p>0.16978011</text:p>
          </table:table-cell>
          <table:table-cell office:value-type="float" office:value="-3.33268166" calcext:value-type="float">
            <text:p>-3.3326816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6"/>P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556" calcext:value-type="float">
            <text:p>556</text:p>
          </table:table-cell>
          <table:table-cell office:value-type="float" office:value="290.29534912" calcext:value-type="float">
            <text:p>290.29534912</text:p>
          </table:table-cell>
          <table:table-cell office:value-type="float" office:value="-2.4980793" calcext:value-type="float">
            <text:p>-2.4980793</text:p>
          </table:table-cell>
          <table:table-cell office:value-type="float" office:value="0.11348414" calcext:value-type="float">
            <text:p>0.11348414</text:p>
          </table:table-cell>
          <table:table-cell office:value-type="float" office:value="288.4280482" calcext:value-type="float">
            <text:p>288.4280482</text:p>
          </table:table-cell>
          <table:table-cell office:value-type="float" office:value="32.87325258" calcext:value-type="float">
            <text:p>32.87325258</text:p>
          </table:table-cell>
          <table:table-cell office:value-type="float" office:value="-1752.93027716" calcext:value-type="float">
            <text:p>-1752.93027716</text:p>
          </table:table-cell>
          <table:table-cell office:value-type="float" office:value="200.00006104" calcext:value-type="float">
            <text:p>200.00006104</text:p>
          </table:table-cell>
          <table:table-cell office:value-type="float" office:value="0.09345094" calcext:value-type="float">
            <text:p>0.09345094</text:p>
          </table:table-cell>
          <table:table-cell office:value-type="float" office:value="0.16978011" calcext:value-type="float">
            <text:p>0.16978011</text:p>
          </table:table-cell>
          <table:table-cell office:value-type="float" office:value="-3.33268166" calcext:value-type="float">
            <text:p>-3.33268166</text:p>
          </table:table-cell>
          <table:table-cell table:number-columns-repeated="7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88" calcext:value-type="float">
            <text:p>788</text:p>
          </table:table-cell>
          <table:table-cell office:value-type="float" office:value="1020" calcext:value-type="float">
            <text:p>1020</text:p>
          </table:table-cell>
          <table:table-cell office:value-type="float" office:value="1021" calcext:value-type="float">
            <text:p>1021</text:p>
          </table:table-cell>
          <table:table-cell office:value-type="float" office:value="-556" calcext:value-type="float">
            <text:p>-556</text:p>
          </table:table-cell>
          <table:table-cell office:value-type="float" office:value="-11" calcext:value-type="float">
            <text:p>-11</text:p>
          </table:table-cell>
          <table:table-cell office:value-type="float" office:value="41.64243698" calcext:value-type="float">
            <text:p>41.64243698</text:p>
          </table:table-cell>
          <table:table-cell office:value-type="float" office:value="-0.23780593" calcext:value-type="float">
            <text:p>-0.23780593</text:p>
          </table:table-cell>
          <table:table-cell office:value-type="float" office:value="-1.87760019" calcext:value-type="float">
            <text:p>-1.87760019</text:p>
          </table:table-cell>
          <table:table-cell office:value-type="float" office:value="-12.57656973" calcext:value-type="float">
            <text:p>-12.57656973</text:p>
          </table:table-cell>
          <table:table-cell office:value-type="float" office:value="-39.69788976" calcext:value-type="float">
            <text:p>-39.69788976</text:p>
          </table:table-cell>
          <table:table-cell office:value-type="float" office:value="-9.99641965" calcext:value-type="float">
            <text:p>-9.99641965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23323" calcext:value-type="float">
            <text:p>0.0923323</text:p>
          </table:table-cell>
          <table:table-cell office:value-type="float" office:value="0.1700718" calcext:value-type="float">
            <text:p>0.1700718</text:p>
          </table:table-cell>
          <table:table-cell office:value-type="float" office:value="-3.33283067" calcext:value-type="float">
            <text:p>-3.33283067</text:p>
          </table:table-cell>
          <table:table-cell table:number-columns-repeated="7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88" calcext:value-type="float">
            <text:p>788</text:p>
          </table:table-cell>
          <table:table-cell table:number-columns-repeated="2" office:value-type="float" office:value="1022" calcext:value-type="float">
            <text:p>1022</text:p>
          </table:table-cell>
          <table:table-cell office:value-type="float" office:value="-556" calcext:value-type="float">
            <text:p>-556</text:p>
          </table:table-cell>
          <table:table-cell office:value-type="float" office:value="23" calcext:value-type="float">
            <text:p>23</text:p>
          </table:table-cell>
          <table:table-cell office:value-type="float" office:value="340.86407471" calcext:value-type="float">
            <text:p>340.86407471</text:p>
          </table:table-cell>
          <table:table-cell office:value-type="float" office:value="-0.09941285" calcext:value-type="float">
            <text:p>-0.09941285</text:p>
          </table:table-cell>
          <table:table-cell office:value-type="float" office:value="2.76421142" calcext:value-type="float">
            <text:p>2.76421142</text:p>
          </table:table-cell>
          <table:table-cell office:value-type="float" office:value="-316.87842514" calcext:value-type="float">
            <text:p>-316.87842514</text:p>
          </table:table-cell>
          <table:table-cell office:value-type="float" office:value="125.60406485" calcext:value-type="float">
            <text:p>125.60406485</text:p>
          </table:table-cell>
          <table:table-cell office:value-type="float" office:value="-33.94211292" calcext:value-type="float">
            <text:p>-33.94211292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23323" calcext:value-type="float">
            <text:p>0.0923323</text:p>
          </table:table-cell>
          <table:table-cell office:value-type="float" office:value="0.1700718" calcext:value-type="float">
            <text:p>0.1700718</text:p>
          </table:table-cell>
          <table:table-cell office:value-type="float" office:value="-3.33283067" calcext:value-type="float">
            <text:p>-3.33283067</text:p>
          </table:table-cell>
          <table:table-cell table:number-columns-repeated="7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89" calcext:value-type="float">
            <text:p>789</text:p>
          </table:table-cell>
          <table:table-cell office:value-type="float" office:value="1025" calcext:value-type="float">
            <text:p>1025</text:p>
          </table:table-cell>
          <table:table-cell office:value-type="float" office:value="1026" calcext:value-type="float">
            <text:p>1026</text:p>
          </table:table-cell>
          <table:table-cell office:value-type="float" office:value="556" calcext:value-type="float">
            <text:p>556</text:p>
          </table:table-cell>
          <table:table-cell office:value-type="float" office:value="11" calcext:value-type="float">
            <text:p>11</text:p>
          </table:table-cell>
          <table:table-cell office:value-type="float" office:value="30.78601265" calcext:value-type="float">
            <text:p>30.78601265</text:p>
          </table:table-cell>
          <table:table-cell office:value-type="float" office:value="-1.59462893" calcext:value-type="float">
            <text:p>-1.59462893</text:p>
          </table:table-cell>
          <table:table-cell office:value-type="float" office:value="2.06884885" calcext:value-type="float">
            <text:p>2.06884885</text:p>
          </table:table-cell>
          <table:table-cell office:value-type="float" office:value="-14.70695719" calcext:value-type="float">
            <text:p>-14.70695719</text:p>
          </table:table-cell>
          <table:table-cell office:value-type="float" office:value="27.0459606" calcext:value-type="float">
            <text:p>27.0459606</text:p>
          </table:table-cell>
          <table:table-cell office:value-type="float" office:value="-72.7091243" calcext:value-type="float">
            <text:p>-72.7091243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743742" calcext:value-type="float">
            <text:p>0.09743742</text:p>
          </table:table-cell>
          <table:table-cell office:value-type="float" office:value="0.17045206" calcext:value-type="float">
            <text:p>0.17045206</text:p>
          </table:table-cell>
          <table:table-cell office:value-type="float" office:value="-3.35537624" calcext:value-type="float">
            <text:p>-3.35537624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89" calcext:value-type="float">
            <text:p>789</text:p>
          </table:table-cell>
          <table:table-cell table:number-columns-repeated="2" office:value-type="float" office:value="1027" calcext:value-type="float">
            <text:p>1027</text:p>
          </table:table-cell>
          <table:table-cell office:value-type="float" office:value="556" calcext:value-type="float">
            <text:p>556</text:p>
          </table:table-cell>
          <table:table-cell office:value-type="float" office:value="23" calcext:value-type="float">
            <text:p>23</text:p>
          </table:table-cell>
          <table:table-cell office:value-type="float" office:value="297.17129517" calcext:value-type="float">
            <text:p>297.17129517</text:p>
          </table:table-cell>
          <table:table-cell office:value-type="float" office:value="-2.34201145" calcext:value-type="float">
            <text:p>-2.34201145</text:p>
          </table:table-cell>
          <table:table-cell office:value-type="float" office:value="0.06886072" calcext:value-type="float">
            <text:p>0.06886072</text:p>
          </table:table-cell>
          <table:table-cell office:value-type="float" office:value="296.46701035" calcext:value-type="float">
            <text:p>296.46701035</text:p>
          </table:table-cell>
          <table:table-cell office:value-type="float" office:value="20.44726008" calcext:value-type="float">
            <text:p>20.44726008</text:p>
          </table:table-cell>
          <table:table-cell office:value-type="float" office:value="-1531.32440602" calcext:value-type="float">
            <text:p>-1531.32440602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743742" calcext:value-type="float">
            <text:p>0.09743742</text:p>
          </table:table-cell>
          <table:table-cell office:value-type="float" office:value="0.17045206" calcext:value-type="float">
            <text:p>0.17045206</text:p>
          </table:table-cell>
          <table:table-cell office:value-type="float" office:value="-3.35537624" calcext:value-type="float">
            <text:p>-3.35537624</text:p>
          </table:table-cell>
          <table:table-cell table:number-columns-repeated="7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22" calcext:value-type="float">
            <text:p>102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0.80918503" calcext:value-type="float">
            <text:p>60.80918503</text:p>
          </table:table-cell>
          <table:table-cell office:value-type="float" office:value="-0.05885064" calcext:value-type="float">
            <text:p>-0.05885064</text:p>
          </table:table-cell>
          <table:table-cell office:value-type="float" office:value="2.18209219" calcext:value-type="float">
            <text:p>2.18209219</text:p>
          </table:table-cell>
          <table:table-cell office:value-type="float" office:value="-34.90016268" calcext:value-type="float">
            <text:p>-34.90016268</text:p>
          </table:table-cell>
          <table:table-cell office:value-type="float" office:value="49.79694397" calcext:value-type="float">
            <text:p>49.79694397</text:p>
          </table:table-cell>
          <table:table-cell office:value-type="float" office:value="-3.58072567" calcext:value-type="float">
            <text:p>-3.58072567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23323" calcext:value-type="float">
            <text:p>0.0923323</text:p>
          </table:table-cell>
          <table:table-cell office:value-type="float" office:value="0.1700718" calcext:value-type="float">
            <text:p>0.1700718</text:p>
          </table:table-cell>
          <table:table-cell office:value-type="float" office:value="-3.33283067" calcext:value-type="float">
            <text:p>-3.33283067</text:p>
          </table:table-cell>
          <table:table-cell table:number-columns-repeated="7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22" calcext:value-type="float">
            <text:p>102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91.99050903" calcext:value-type="float">
            <text:p>291.99050903</text:p>
          </table:table-cell>
          <table:table-cell office:value-type="float" office:value="-0.10379427" calcext:value-type="float">
            <text:p>-0.10379427</text:p>
          </table:table-cell>
          <table:table-cell office:value-type="float" office:value="2.87896204" calcext:value-type="float">
            <text:p>2.87896204</text:p>
          </table:table-cell>
          <table:table-cell office:value-type="float" office:value="-281.97825829" calcext:value-type="float">
            <text:p>-281.97825829</text:p>
          </table:table-cell>
          <table:table-cell office:value-type="float" office:value="75.8071185" calcext:value-type="float">
            <text:p>75.8071185</text:p>
          </table:table-cell>
          <table:table-cell office:value-type="float" office:value="-30.36138822" calcext:value-type="float">
            <text:p>-30.36138822</text:p>
          </table:table-cell>
          <table:table-cell office:value-type="float" office:value="0.00051102" calcext:value-type="float">
            <text:p>0.00051102</text:p>
          </table:table-cell>
          <table:table-cell office:value-type="float" office:value="0.0923323" calcext:value-type="float">
            <text:p>0.0923323</text:p>
          </table:table-cell>
          <table:table-cell office:value-type="float" office:value="0.1700718" calcext:value-type="float">
            <text:p>0.1700718</text:p>
          </table:table-cell>
          <table:table-cell office:value-type="float" office:value="-3.33283067" calcext:value-type="float">
            <text:p>-3.33283067</text:p>
          </table:table-cell>
          <table:table-cell table:number-columns-repeated="7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7"/>mu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27" calcext:value-type="float">
            <text:p>102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6.34409332" calcext:value-type="float">
            <text:p>96.34409332</text:p>
          </table:table-cell>
          <table:table-cell office:value-type="float" office:value="-2.60196829" calcext:value-type="float">
            <text:p>-2.60196829</text:p>
          </table:table-cell>
          <table:table-cell office:value-type="float" office:value="0.38788253" calcext:value-type="float">
            <text:p>0.38788253</text:p>
          </table:table-cell>
          <table:table-cell office:value-type="float" office:value="89.18688554" calcext:value-type="float">
            <text:p>89.18688554</text:p>
          </table:table-cell>
          <table:table-cell office:value-type="float" office:value="36.44013949" calcext:value-type="float">
            <text:p>36.44013949</text:p>
          </table:table-cell>
          <table:table-cell office:value-type="float" office:value="-646.28278346" calcext:value-type="float">
            <text:p>-646.28278346</text:p>
          </table:table-cell>
          <table:table-cell office:value-type="float" office:value="0.10566" calcext:value-type="float">
            <text:p>0.10566</text:p>
          </table:table-cell>
          <table:table-cell office:value-type="float" office:value="0.09743742" calcext:value-type="float">
            <text:p>0.09743742</text:p>
          </table:table-cell>
          <table:table-cell office:value-type="float" office:value="0.17045206" calcext:value-type="float">
            <text:p>0.17045206</text:p>
          </table:table-cell>
          <table:table-cell office:value-type="float" office:value="-3.35537624" calcext:value-type="float">
            <text:p>-3.35537624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<text:s text:c="7"/>mu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27" calcext:value-type="float">
            <text:p>102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7.89619446" calcext:value-type="float">
            <text:p>207.89619446</text:p>
          </table:table-cell>
          <table:table-cell office:value-type="float" office:value="-2.15526056" calcext:value-type="float">
            <text:p>-2.15526056</text:p>
          </table:table-cell>
          <table:table-cell office:value-type="float" office:value="-0.07700331" calcext:value-type="float">
            <text:p>-0.07700331</text:p>
          </table:table-cell>
          <table:table-cell office:value-type="float" office:value="207.28013774" calcext:value-type="float">
            <text:p>207.28013774</text:p>
          </table:table-cell>
          <table:table-cell office:value-type="float" office:value="-15.99287869" calcext:value-type="float">
            <text:p>-15.99287869</text:p>
          </table:table-cell>
          <table:table-cell office:value-type="float" office:value="-885.04170691" calcext:value-type="float">
            <text:p>-885.04170691</text:p>
          </table:table-cell>
          <table:table-cell office:value-type="float" office:value="0.10566" calcext:value-type="float">
            <text:p>0.10566</text:p>
          </table:table-cell>
          <table:table-cell office:value-type="float" office:value="0.09743742" calcext:value-type="float">
            <text:p>0.09743742</text:p>
          </table:table-cell>
          <table:table-cell office:value-type="float" office:value="0.17045206" calcext:value-type="float">
            <text:p>0.17045206</text:p>
          </table:table-cell>
          <table:table-cell office:value-type="float" office:value="-3.35537624" calcext:value-type="float">
            <text:p>-3.355376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Mo1</text:p>
          </table:table-cell>
          <table:table-cell office:value-type="string" calcext:value-type="string">
            <text:p>Mo2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Da2</text:p>
          </table:table-cell>
          <table:table-cell office:value-type="string" calcext:value-type="string">
            <text:p>MoPdg</text:p>
          </table:table-cell>
          <table:table-cell office:value-type="string" calcext:value-type="string">
            <text:p>DaPdg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d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22848.37695312" calcext:value-type="float">
            <text:p>22848.37695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.37695312" calcext:value-type="float">
            <text:p>92.37695312</text:p>
          </table:table-cell>
          <table:table-cell office:value-type="float" office:value="0" calcext:value-type="float">
            <text:p>0</text:p>
          </table:table-cell>
          <table:table-cell office:value-type="float" office:value="0.09298212" calcext:value-type="float">
            <text:p>0.09298212</text:p>
          </table:table-cell>
          <table:table-cell office:value-type="float" office:value="0.16950308" calcext:value-type="float">
            <text:p>0.16950308</text:p>
          </table:table-cell>
          <table:table-cell office:value-type="float" office:value="-0.11236687" calcext:value-type="float">
            <text:p>-0.1123668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 text:c="6"/>dbar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-24127.58984375" calcext:value-type="float">
            <text:p>-24127.58984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71.58984375" calcext:value-type="float">
            <text:p>-1371.58984375</text:p>
          </table:table-cell>
          <table:table-cell office:value-type="float" office:value="0" calcext:value-type="float">
            <text:p>0</text:p>
          </table:table-cell>
          <table:table-cell office:value-type="float" office:value="0.09298212" calcext:value-type="float">
            <text:p>0.09298212</text:p>
          </table:table-cell>
          <table:table-cell office:value-type="float" office:value="0.16950308" calcext:value-type="float">
            <text:p>0.16950308</text:p>
          </table:table-cell>
          <table:table-cell office:value-type="float" office:value="-0.11236687" calcext:value-type="float">
            <text:p>-0.1123668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56" calcext:value-type="float">
            <text:p>-556</text:p>
          </table:table-cell>
          <table:table-cell office:value-type="string" calcext:value-type="string">
            <text:p><text:s text:c="5"/>P-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556" calcext:value-type="float">
            <text:p>-556</text:p>
          </table:table-cell>
          <table:table-cell office:value-type="float" office:value="128.15837097" calcext:value-type="float">
            <text:p>128.15837097</text:p>
          </table:table-cell>
          <table:table-cell office:value-type="float" office:value="-2.92008996" calcext:value-type="float">
            <text:p>-2.92008996</text:p>
          </table:table-cell>
          <table:table-cell office:value-type="float" office:value="2.58861017" calcext:value-type="float">
            <text:p>2.58861017</text:p>
          </table:table-cell>
          <table:table-cell office:value-type="float" office:value="-109.05788161" calcext:value-type="float">
            <text:p>-109.05788161</text:p>
          </table:table-cell>
          <table:table-cell office:value-type="float" office:value="67.31230578" calcext:value-type="float">
            <text:p>67.31230578</text:p>
          </table:table-cell>
          <table:table-cell office:value-type="float" office:value="-1184.76176977" calcext:value-type="float">
            <text:p>-1184.76176977</text:p>
          </table:table-cell>
          <table:table-cell office:value-type="float" office:value="200.00009155" calcext:value-type="float">
            <text:p>200.00009155</text:p>
          </table:table-cell>
          <table:table-cell office:value-type="float" office:value="0.09298212" calcext:value-type="float">
            <text:p>0.09298212</text:p>
          </table:table-cell>
          <table:table-cell office:value-type="float" office:value="0.16950308" calcext:value-type="float">
            <text:p>0.16950308</text:p>
          </table:table-cell>
          <table:table-cell office:value-type="float" office:value="-0.11236687" calcext:value-type="float">
            <text:p>-0.1123668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6"/>P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float" office:value="128.15837097" calcext:value-type="float">
            <text:p>128.15837097</text:p>
          </table:table-cell>
          <table:table-cell office:value-type="float" office:value="-0.68270046" calcext:value-type="float">
            <text:p>-0.68270046</text:p>
          </table:table-cell>
          <table:table-cell office:value-type="float" office:value="-0.55298245" calcext:value-type="float">
            <text:p>-0.55298245</text:p>
          </table:table-cell>
          <table:table-cell office:value-type="float" office:value="109.05788375" calcext:value-type="float">
            <text:p>109.05788375</text:p>
          </table:table-cell>
          <table:table-cell office:value-type="float" office:value="-67.31230231" calcext:value-type="float">
            <text:p>-67.31230231</text:p>
          </table:table-cell>
          <table:table-cell office:value-type="float" office:value="-94.45044862" calcext:value-type="float">
            <text:p>-94.45044862</text:p>
          </table:table-cell>
          <table:table-cell office:value-type="float" office:value="199.99980164" calcext:value-type="float">
            <text:p>199.99980164</text:p>
          </table:table-cell>
          <table:table-cell office:value-type="float" office:value="0.09298212" calcext:value-type="float">
            <text:p>0.09298212</text:p>
          </table:table-cell>
          <table:table-cell office:value-type="float" office:value="0.16950308" calcext:value-type="float">
            <text:p>0.16950308</text:p>
          </table:table-cell>
          <table:table-cell office:value-type="float" office:value="-0.11236687" calcext:value-type="float">
            <text:p>-0.11236687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-556" calcext:value-type="float">
            <text:p>-556</text:p>
          </table:table-cell>
          <table:table-cell office:value-type="float" office:value="-11" calcext:value-type="float">
            <text:p>-11</text:p>
          </table:table-cell>
          <table:table-cell office:value-type="float" office:value="63.04637527" calcext:value-type="float">
            <text:p>63.04637527</text:p>
          </table:table-cell>
          <table:table-cell office:value-type="float" office:value="-2.26177311" calcext:value-type="float">
            <text:p>-2.26177311</text:p>
          </table:table-cell>
          <table:table-cell office:value-type="float" office:value="0.40589774" calcext:value-type="float">
            <text:p>0.40589774</text:p>
          </table:table-cell>
          <table:table-cell office:value-type="float" office:value="57.92375022" calcext:value-type="float">
            <text:p>57.92375022</text:p>
          </table:table-cell>
          <table:table-cell office:value-type="float" office:value="24.89346492" calcext:value-type="float">
            <text:p>24.89346492</text:p>
          </table:table-cell>
          <table:table-cell office:value-type="float" office:value="-299.34199837" calcext:value-type="float">
            <text:p>-299.34199837</text:p>
          </table:table-cell>
          <table:table-cell office:value-type="float" office:value="0.00051101" calcext:value-type="float">
            <text:p>0.00051101</text:p>
          </table:table-cell>
          <table:table-cell office:value-type="float" office:value="0.09217615" calcext:value-type="float">
            <text:p>0.09217615</text:p>
          </table:table-cell>
          <table:table-cell office:value-type="float" office:value="0.17080739" calcext:value-type="float">
            <text:p>0.17080739</text:p>
          </table:table-cell>
          <table:table-cell office:value-type="float" office:value="-0.12772022" calcext:value-type="float">
            <text:p>-0.12772022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5" calcext:value-type="float">
            <text:p>305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float" office:value="-556" calcext:value-type="float">
            <text:p>-556</text:p>
          </table:table-cell>
          <table:table-cell office:value-type="float" office:value="23" calcext:value-type="float">
            <text:p>23</text:p>
          </table:table-cell>
          <table:table-cell office:value-type="float" office:value="143.11807251" calcext:value-type="float">
            <text:p>143.11807251</text:p>
          </table:table-cell>
          <table:table-cell office:value-type="float" office:value="-2.53566718" calcext:value-type="float">
            <text:p>-2.53566718</text:p>
          </table:table-cell>
          <table:table-cell office:value-type="float" office:value="2.57514334" calcext:value-type="float">
            <text:p>2.57514334</text:p>
          </table:table-cell>
          <table:table-cell office:value-type="float" office:value="-120.7647079" calcext:value-type="float">
            <text:p>-120.7647079</text:p>
          </table:table-cell>
          <table:table-cell office:value-type="float" office:value="76.80278644" calcext:value-type="float">
            <text:p>76.80278644</text:p>
          </table:table-cell>
          <table:table-cell office:value-type="float" office:value="-897.75406824" calcext:value-type="float">
            <text:p>-897.75406824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217615" calcext:value-type="float">
            <text:p>0.09217615</text:p>
          </table:table-cell>
          <table:table-cell office:value-type="float" office:value="0.17080739" calcext:value-type="float">
            <text:p>0.17080739</text:p>
          </table:table-cell>
          <table:table-cell office:value-type="float" office:value="-0.12772022" calcext:value-type="float">
            <text:p>-0.12772022</text:p>
          </table:table-cell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6" calcext:value-type="float">
            <text:p>30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74.24930573" calcext:value-type="float">
            <text:p>74.24930573</text:p>
          </table:table-cell>
          <table:table-cell office:value-type="float" office:value="-0.96147543" calcext:value-type="float">
            <text:p>-0.96147543</text:p>
          </table:table-cell>
          <table:table-cell office:value-type="float" office:value="-1.6049192" calcext:value-type="float">
            <text:p>-1.6049192</text:p>
          </table:table-cell>
          <table:table-cell office:value-type="float" office:value="-2.53310764" calcext:value-type="float">
            <text:p>-2.53310764</text:p>
          </table:table-cell>
          <table:table-cell office:value-type="float" office:value="-74.20608308" calcext:value-type="float">
            <text:p>-74.20608308</text:p>
          </table:table-cell>
          <table:table-cell office:value-type="float" office:value="-82.90767793" calcext:value-type="float">
            <text:p>-82.90767793</text:p>
          </table:table-cell>
          <table:table-cell office:value-type="float" office:value="0.00051101" calcext:value-type="float">
            <text:p>0.00051101</text:p>
          </table:table-cell>
          <table:table-cell office:value-type="float" office:value="0.09423117" calcext:value-type="float">
            <text:p>0.09423117</text:p>
          </table:table-cell>
          <table:table-cell office:value-type="float" office:value="0.16872858" calcext:value-type="float">
            <text:p>0.16872858</text:p>
          </table:table-cell>
          <table:table-cell office:value-type="float" office:value="-0.11344734" calcext:value-type="float">
            <text:p>-0.11344734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556" calcext:value-type="float">
            <text:p>556</text:p>
          </table:table-cell>
          <table:table-cell office:value-type="float" office:value="11" calcext:value-type="float">
            <text:p>11</text:p>
          </table:table-cell>
          <table:table-cell office:value-type="float" office:value="115.47795868" calcext:value-type="float">
            <text:p>115.47795868</text:p>
          </table:table-cell>
          <table:table-cell office:value-type="float" office:value="-0.12717882" calcext:value-type="float">
            <text:p>-0.12717882</text:p>
          </table:table-cell>
          <table:table-cell office:value-type="float" office:value="0.03654471" calcext:value-type="float">
            <text:p>0.03654471</text:p>
          </table:table-cell>
          <table:table-cell office:value-type="float" office:value="115.40085594" calcext:value-type="float">
            <text:p>115.40085594</text:p>
          </table:table-cell>
          <table:table-cell office:value-type="float" office:value="4.21916928" calcext:value-type="float">
            <text:p>4.21916928</text:p>
          </table:table-cell>
          <table:table-cell office:value-type="float" office:value="-14.72597293" calcext:value-type="float">
            <text:p>-14.72597293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423117" calcext:value-type="float">
            <text:p>0.09423117</text:p>
          </table:table-cell>
          <table:table-cell office:value-type="float" office:value="0.16872858" calcext:value-type="float">
            <text:p>0.16872858</text:p>
          </table:table-cell>
          <table:table-cell office:value-type="float" office:value="-0.11344734" calcext:value-type="float">
            <text:p>-0.11344734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7"/>mu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3" calcext:value-type="float">
            <text:p>41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.13137054" calcext:value-type="float">
            <text:p>7.13137054</text:p>
          </table:table-cell>
          <table:table-cell office:value-type="float" office:value="-3.9804163" calcext:value-type="float">
            <text:p>-3.9804163</text:p>
          </table:table-cell>
          <table:table-cell office:value-type="float" office:value="-0.75829846" calcext:value-type="float">
            <text:p>-0.75829846</text:p>
          </table:table-cell>
          <table:table-cell office:value-type="float" office:value="5.17742629" calcext:value-type="float">
            <text:p>5.17742629</text:p>
          </table:table-cell>
          <table:table-cell office:value-type="float" office:value="-4.90415159" calcext:value-type="float">
            <text:p>-4.90415159</text:p>
          </table:table-cell>
          <table:table-cell office:value-type="float" office:value="-190.83775793" calcext:value-type="float">
            <text:p>-190.83775793</text:p>
          </table:table-cell>
          <table:table-cell office:value-type="float" office:value="0.10566" calcext:value-type="float">
            <text:p>0.10566</text:p>
          </table:table-cell>
          <table:table-cell office:value-type="float" office:value="0.09217615" calcext:value-type="float">
            <text:p>0.09217615</text:p>
          </table:table-cell>
          <table:table-cell office:value-type="float" office:value="0.17080739" calcext:value-type="float">
            <text:p>0.17080739</text:p>
          </table:table-cell>
          <table:table-cell office:value-type="float" office:value="-0.12772022" calcext:value-type="float">
            <text:p>-0.12772022</text:p>
          </table:table-cell>
          <table:table-cell table:number-columns-repeated="7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<text:s text:c="7"/>mu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3" calcext:value-type="float">
            <text:p>41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0.12475586" calcext:value-type="float">
            <text:p>150.12475586</text:p>
          </table:table-cell>
          <table:table-cell office:value-type="float" office:value="-2.25368142" calcext:value-type="float">
            <text:p>-2.25368142</text:p>
          </table:table-cell>
          <table:table-cell office:value-type="float" office:value="2.56608558" calcext:value-type="float">
            <text:p>2.56608558</text:p>
          </table:table-cell>
          <table:table-cell office:value-type="float" office:value="-125.94212404" calcext:value-type="float">
            <text:p>-125.94212404</text:p>
          </table:table-cell>
          <table:table-cell office:value-type="float" office:value="81.70693798" calcext:value-type="float">
            <text:p>81.70693798</text:p>
          </table:table-cell>
          <table:table-cell office:value-type="float" office:value="-706.91620581" calcext:value-type="float">
            <text:p>-706.91620581</text:p>
          </table:table-cell>
          <table:table-cell office:value-type="float" office:value="0.10566" calcext:value-type="float">
            <text:p>0.10566</text:p>
          </table:table-cell>
          <table:table-cell office:value-type="float" office:value="0.09217615" calcext:value-type="float">
            <text:p>0.09217615</text:p>
          </table:table-cell>
          <table:table-cell office:value-type="float" office:value="0.17080739" calcext:value-type="float">
            <text:p>0.17080739</text:p>
          </table:table-cell>
          <table:table-cell office:value-type="float" office:value="-0.12772022" calcext:value-type="float">
            <text:p>-0.12772022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1.23065186" calcext:value-type="float">
            <text:p>41.23065186</text:p>
          </table:table-cell>
          <table:table-cell office:value-type="float" office:value="-0.25206465" calcext:value-type="float">
            <text:p>-0.25206465</text:p>
          </table:table-cell>
          <table:table-cell office:value-type="float" office:value="-1.1054877" calcext:value-type="float">
            <text:p>-1.1054877</text:p>
          </table:table-cell>
          <table:table-cell office:value-type="float" office:value="18.50013715" calcext:value-type="float">
            <text:p>18.50013715</text:p>
          </table:table-cell>
          <table:table-cell office:value-type="float" office:value="-36.84713799" calcext:value-type="float">
            <text:p>-36.84713799</text:p>
          </table:table-cell>
          <table:table-cell office:value-type="float" office:value="-10.50319351" calcext:value-type="float">
            <text:p>-10.50319351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423117" calcext:value-type="float">
            <text:p>0.09423117</text:p>
          </table:table-cell>
          <table:table-cell office:value-type="float" office:value="0.16872858" calcext:value-type="float">
            <text:p>0.16872858</text:p>
          </table:table-cell>
          <table:table-cell office:value-type="float" office:value="-0.11344734" calcext:value-type="float">
            <text:p>-0.11344734</text:p>
          </table:table-cell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15" calcext:value-type="float">
            <text:p>415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float" office:value="23" calcext:value-type="float">
            <text:p>23</text:p>
          </table:table-cell>
          <table:table-cell office:value-type="float" office:value="-11" calcext:value-type="float">
            <text:p>-11</text:p>
          </table:table-cell>
          <table:table-cell office:value-type="float" office:value="105.2434845" calcext:value-type="float">
            <text:p>105.2434845</text:p>
          </table:table-cell>
          <table:table-cell office:value-type="float" office:value="-0.04011315" calcext:value-type="float">
            <text:p>-0.04011315</text:p>
          </table:table-cell>
          <table:table-cell office:value-type="float" office:value="0.40085191" calcext:value-type="float">
            <text:p>0.40085191</text:p>
          </table:table-cell>
          <table:table-cell office:value-type="float" office:value="96.900719" calcext:value-type="float">
            <text:p>96.900719</text:p>
          </table:table-cell>
          <table:table-cell office:value-type="float" office:value="41.0663084" calcext:value-type="float">
            <text:p>41.0663084</text:p>
          </table:table-cell>
          <table:table-cell office:value-type="float" office:value="-4.22277964" calcext:value-type="float">
            <text:p>-4.22277964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423117" calcext:value-type="float">
            <text:p>0.09423117</text:p>
          </table:table-cell>
          <table:table-cell office:value-type="float" office:value="0.16872858" calcext:value-type="float">
            <text:p>0.16872858</text:p>
          </table:table-cell>
          <table:table-cell office:value-type="float" office:value="-0.11344734" calcext:value-type="float">
            <text:p>-0.113447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Mo1</text:p>
          </table:table-cell>
          <table:table-cell office:value-type="string" calcext:value-type="string">
            <text:p>Mo2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Da2</text:p>
          </table:table-cell>
          <table:table-cell office:value-type="string" calcext:value-type="string">
            <text:p>MoPdg</text:p>
          </table:table-cell>
          <table:table-cell office:value-type="string" calcext:value-type="string">
            <text:p>DaPdg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s text:c="6"/>ubar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22835.63476562" calcext:value-type="float">
            <text:p>22835.63476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63476562" calcext:value-type="float">
            <text:p>79.63476562</text:p>
          </table:table-cell>
          <table:table-cell office:value-type="float" office:value="0" calcext:value-type="float">
            <text:p>0</text:p>
          </table:table-cell>
          <table:table-cell office:value-type="float" office:value="0.09158984" calcext:value-type="float">
            <text:p>0.09158984</text:p>
          </table:table-cell>
          <table:table-cell office:value-type="float" office:value="0.16982554" calcext:value-type="float">
            <text:p>0.16982554</text:p>
          </table:table-cell>
          <table:table-cell office:value-type="float" office:value="-1.07012951" calcext:value-type="float">
            <text:p>-1.0701295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9"/>u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-23740.56054688" calcext:value-type="float">
            <text:p>-23740.56054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84.56054688" calcext:value-type="float">
            <text:p>-984.56054688</text:p>
          </table:table-cell>
          <table:table-cell office:value-type="float" office:value="0" calcext:value-type="float">
            <text:p>0</text:p>
          </table:table-cell>
          <table:table-cell office:value-type="float" office:value="0.09158984" calcext:value-type="float">
            <text:p>0.09158984</text:p>
          </table:table-cell>
          <table:table-cell office:value-type="float" office:value="0.16982554" calcext:value-type="float">
            <text:p>0.16982554</text:p>
          </table:table-cell>
          <table:table-cell office:value-type="float" office:value="-1.07012951" calcext:value-type="float">
            <text:p>-1.0701295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56" calcext:value-type="float">
            <text:p>-556</text:p>
          </table:table-cell>
          <table:table-cell office:value-type="string" calcext:value-type="string">
            <text:p><text:s text:c="5"/>P-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-556" calcext:value-type="float">
            <text:p>-556</text:p>
          </table:table-cell>
          <table:table-cell office:value-type="float" office:value="90.59004974" calcext:value-type="float">
            <text:p>90.59004974</text:p>
          </table:table-cell>
          <table:table-cell office:value-type="float" office:value="-2.85286736" calcext:value-type="float">
            <text:p>-2.85286736</text:p>
          </table:table-cell>
          <table:table-cell office:value-type="float" office:value="-0.35294124" calcext:value-type="float">
            <text:p>-0.35294124</text:p>
          </table:table-cell>
          <table:table-cell office:value-type="float" office:value="85.00608856" calcext:value-type="float">
            <text:p>85.00608856</text:p>
          </table:table-cell>
          <table:table-cell office:value-type="float" office:value="-31.31328824" calcext:value-type="float">
            <text:p>-31.31328824</text:p>
          </table:table-cell>
          <table:table-cell office:value-type="float" office:value="-782.68646405" calcext:value-type="float">
            <text:p>-782.68646405</text:p>
          </table:table-cell>
          <table:table-cell office:value-type="float" office:value="200.00001526" calcext:value-type="float">
            <text:p>200.00001526</text:p>
          </table:table-cell>
          <table:table-cell office:value-type="float" office:value="0.09158984" calcext:value-type="float">
            <text:p>0.09158984</text:p>
          </table:table-cell>
          <table:table-cell office:value-type="float" office:value="0.16982554" calcext:value-type="float">
            <text:p>0.16982554</text:p>
          </table:table-cell>
          <table:table-cell office:value-type="float" office:value="-1.07012951" calcext:value-type="float">
            <text:p>-1.0701295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6"/>P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556" calcext:value-type="float">
            <text:p>556</text:p>
          </table:table-cell>
          <table:table-cell office:value-type="float" office:value="90.59004974" calcext:value-type="float">
            <text:p>90.59004974</text:p>
          </table:table-cell>
          <table:table-cell office:value-type="float" office:value="-1.10819125" calcext:value-type="float">
            <text:p>-1.10819125</text:p>
          </table:table-cell>
          <table:table-cell office:value-type="float" office:value="2.78865147" calcext:value-type="float">
            <text:p>2.78865147</text:p>
          </table:table-cell>
          <table:table-cell office:value-type="float" office:value="-85.00609036" calcext:value-type="float">
            <text:p>-85.00609036</text:p>
          </table:table-cell>
          <table:table-cell office:value-type="float" office:value="31.31328334" calcext:value-type="float">
            <text:p>31.31328334</text:p>
          </table:table-cell>
          <table:table-cell office:value-type="float" office:value="-122.23856121" calcext:value-type="float">
            <text:p>-122.23856121</text:p>
          </table:table-cell>
          <table:table-cell office:value-type="float" office:value="200.00195312" calcext:value-type="float">
            <text:p>200.00195312</text:p>
          </table:table-cell>
          <table:table-cell office:value-type="float" office:value="0.09158984" calcext:value-type="float">
            <text:p>0.09158984</text:p>
          </table:table-cell>
          <table:table-cell office:value-type="float" office:value="0.16982554" calcext:value-type="float">
            <text:p>0.16982554</text:p>
          </table:table-cell>
          <table:table-cell office:value-type="float" office:value="-1.07012951" calcext:value-type="float">
            <text:p>-1.07012951</text:p>
          </table:table-cell>
          <table:table-cell table:number-columns-repeated="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5" calcext:value-type="float">
            <text:p>35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95.01158905" calcext:value-type="float">
            <text:p>95.01158905</text:p>
          </table:table-cell>
          <table:table-cell office:value-type="float" office:value="-2.5110724" calcext:value-type="float">
            <text:p>-2.5110724</text:p>
          </table:table-cell>
          <table:table-cell office:value-type="float" office:value="-0.38428023" calcext:value-type="float">
            <text:p>-0.38428023</text:p>
          </table:table-cell>
          <table:table-cell office:value-type="float" office:value="88.08225201" calcext:value-type="float">
            <text:p>88.08225201</text:p>
          </table:table-cell>
          <table:table-cell office:value-type="float" office:value="-35.61908104" calcext:value-type="float">
            <text:p>-35.61908104</text:p>
          </table:table-cell>
          <table:table-cell office:value-type="float" office:value="-581.32611675" calcext:value-type="float">
            <text:p>-581.32611675</text:p>
          </table:table-cell>
          <table:table-cell office:value-type="float" office:value="0.00051106" calcext:value-type="float">
            <text:p>0.00051106</text:p>
          </table:table-cell>
          <table:table-cell office:value-type="float" office:value="0.09213983" calcext:value-type="float">
            <text:p>0.09213983</text:p>
          </table:table-cell>
          <table:table-cell office:value-type="float" office:value="0.16979711" calcext:value-type="float">
            <text:p>0.16979711</text:p>
          </table:table-cell>
          <table:table-cell office:value-type="float" office:value="-1.07444775" calcext:value-type="float">
            <text:p>-1.07444775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55" calcext:value-type="float">
            <text:p>3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-556" calcext:value-type="float">
            <text:p>-556</text:p>
          </table:table-cell>
          <table:table-cell office:value-type="float" office:value="13" calcext:value-type="float">
            <text:p>13</text:p>
          </table:table-cell>
          <table:table-cell office:value-type="float" office:value="31.93651962" calcext:value-type="float">
            <text:p>31.93651962</text:p>
          </table:table-cell>
          <table:table-cell office:value-type="float" office:value="-2.44221544" calcext:value-type="float">
            <text:p>-2.44221544</text:p>
          </table:table-cell>
          <table:table-cell office:value-type="float" office:value="1.27964425" calcext:value-type="float">
            <text:p>1.27964425</text:p>
          </table:table-cell>
          <table:table-cell office:value-type="float" office:value="9.16756973" calcext:value-type="float">
            <text:p>9.16756973</text:p>
          </table:table-cell>
          <table:table-cell office:value-type="float" office:value="30.5924329" calcext:value-type="float">
            <text:p>30.5924329</text:p>
          </table:table-cell>
          <table:table-cell office:value-type="float" office:value="-182.22209733" calcext:value-type="float">
            <text:p>-182.22209733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213983" calcext:value-type="float">
            <text:p>0.09213983</text:p>
          </table:table-cell>
          <table:table-cell office:value-type="float" office:value="0.16979711" calcext:value-type="float">
            <text:p>0.16979711</text:p>
          </table:table-cell>
          <table:table-cell office:value-type="float" office:value="-1.07444775" calcext:value-type="float">
            <text:p>-1.07444775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6" calcext:value-type="float">
            <text:p>35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37.40945435" calcext:value-type="float">
            <text:p>37.40945435</text:p>
          </table:table-cell>
          <table:table-cell office:value-type="float" office:value="-1.5382266" calcext:value-type="float">
            <text:p>-1.5382266</text:p>
          </table:table-cell>
          <table:table-cell office:value-type="float" office:value="-1.12755525" calcext:value-type="float">
            <text:p>-1.12755525</text:p>
          </table:table-cell>
          <table:table-cell office:value-type="float" office:value="16.0437774" calcext:value-type="float">
            <text:p>16.0437774</text:p>
          </table:table-cell>
          <table:table-cell office:value-type="float" office:value="-33.79444453" calcext:value-type="float">
            <text:p>-33.79444453</text:p>
          </table:table-cell>
          <table:table-cell office:value-type="float" office:value="-83.07823941" calcext:value-type="float">
            <text:p>-83.07823941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145451" calcext:value-type="float">
            <text:p>0.09145451</text:p>
          </table:table-cell>
          <table:table-cell office:value-type="float" office:value="0.17022474" calcext:value-type="float">
            <text:p>0.17022474</text:p>
          </table:table-cell>
          <table:table-cell office:value-type="float" office:value="-1.07070529" calcext:value-type="float">
            <text:p>-1.07070529</text:p>
          </table:table-cell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556" calcext:value-type="float">
            <text:p>556</text:p>
          </table:table-cell>
          <table:table-cell office:value-type="float" office:value="11" calcext:value-type="float">
            <text:p>11</text:p>
          </table:table-cell>
          <table:table-cell office:value-type="float" office:value="100.27314758" calcext:value-type="float">
            <text:p>100.27314758</text:p>
          </table:table-cell>
          <table:table-cell office:value-type="float" office:value="-0.03004983" calcext:value-type="float">
            <text:p>-0.03004983</text:p>
          </table:table-cell>
          <table:table-cell office:value-type="float" office:value="1.94097722" calcext:value-type="float">
            <text:p>1.94097722</text:p>
          </table:table-cell>
          <table:table-cell office:value-type="float" office:value="-36.27722782" calcext:value-type="float">
            <text:p>-36.27722782</text:p>
          </table:table-cell>
          <table:table-cell office:value-type="float" office:value="93.4808369" calcext:value-type="float">
            <text:p>93.4808369</text:p>
          </table:table-cell>
          <table:table-cell office:value-type="float" office:value="-3.01364498" calcext:value-type="float">
            <text:p>-3.01364498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145451" calcext:value-type="float">
            <text:p>0.09145451</text:p>
          </table:table-cell>
          <table:table-cell office:value-type="float" office:value="0.17022474" calcext:value-type="float">
            <text:p>0.17022474</text:p>
          </table:table-cell>
          <table:table-cell office:value-type="float" office:value="-1.07070529" calcext:value-type="float">
            <text:p>-1.07070529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7"/>mu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3" calcext:value-type="float">
            <text:p>45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2.41567612" calcext:value-type="float">
            <text:p>52.41567612</text:p>
          </table:table-cell>
          <table:table-cell office:value-type="float" office:value="-1.74781263" calcext:value-type="float">
            <text:p>-1.74781263</text:p>
          </table:table-cell>
          <table:table-cell office:value-type="float" office:value="2.02359247" calcext:value-type="float">
            <text:p>2.02359247</text:p>
          </table:table-cell>
          <table:table-cell office:value-type="float" office:value="-22.93089445" calcext:value-type="float">
            <text:p>-22.93089445</text:p>
          </table:table-cell>
          <table:table-cell office:value-type="float" office:value="47.1336099" calcext:value-type="float">
            <text:p>47.1336099</text:p>
          </table:table-cell>
          <table:table-cell office:value-type="float" office:value="-145.92195356" calcext:value-type="float">
            <text:p>-145.92195356</text:p>
          </table:table-cell>
          <table:table-cell office:value-type="float" office:value="0.10566" calcext:value-type="float">
            <text:p>0.10566</text:p>
          </table:table-cell>
          <table:table-cell office:value-type="float" office:value="0.09213983" calcext:value-type="float">
            <text:p>0.09213983</text:p>
          </table:table-cell>
          <table:table-cell office:value-type="float" office:value="0.16979711" calcext:value-type="float">
            <text:p>0.16979711</text:p>
          </table:table-cell>
          <table:table-cell office:value-type="float" office:value="-1.07444775" calcext:value-type="float">
            <text:p>-1.07444775</text:p>
          </table:table-cell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<text:s text:c="7"/>mu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3" calcext:value-type="float">
            <text:p>45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6.10985947" calcext:value-type="float">
            <text:p>36.10985947</text:p>
          </table:table-cell>
          <table:table-cell office:value-type="float" office:value="-0.88509506" calcext:value-type="float">
            <text:p>-0.88509506</text:p>
          </table:table-cell>
          <table:table-cell office:value-type="float" office:value="-0.47583321" calcext:value-type="float">
            <text:p>-0.47583321</text:p>
          </table:table-cell>
          <table:table-cell office:value-type="float" office:value="32.09846412" calcext:value-type="float">
            <text:p>32.09846412</text:p>
          </table:table-cell>
          <table:table-cell office:value-type="float" office:value="-16.54117747" calcext:value-type="float">
            <text:p>-16.54117747</text:p>
          </table:table-cell>
          <table:table-cell office:value-type="float" office:value="-36.30015461" calcext:value-type="float">
            <text:p>-36.30015461</text:p>
          </table:table-cell>
          <table:table-cell office:value-type="float" office:value="0.10566" calcext:value-type="float">
            <text:p>0.10566</text:p>
          </table:table-cell>
          <table:table-cell office:value-type="float" office:value="0.09213983" calcext:value-type="float">
            <text:p>0.09213983</text:p>
          </table:table-cell>
          <table:table-cell office:value-type="float" office:value="0.16979711" calcext:value-type="float">
            <text:p>0.16979711</text:p>
          </table:table-cell>
          <table:table-cell office:value-type="float" office:value="-1.07444775" calcext:value-type="float">
            <text:p>-1.07444775</text:p>
          </table:table-cell>
          <table:table-cell table:number-columns-repeated="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5" calcext:value-type="float">
            <text:p>45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.11434746" calcext:value-type="float">
            <text:p>19.11434746</text:p>
          </table:table-cell>
          <table:table-cell office:value-type="float" office:value="1.22341073" calcext:value-type="float">
            <text:p>1.22341073</text:p>
          </table:table-cell>
          <table:table-cell office:value-type="float" office:value="3.12854552" calcext:value-type="float">
            <text:p>3.12854552</text:p>
          </table:table-cell>
          <table:table-cell office:value-type="float" office:value="-19.11272059" calcext:value-type="float">
            <text:p>-19.11272059</text:p>
          </table:table-cell>
          <table:table-cell office:value-type="float" office:value="0.24938032" calcext:value-type="float">
            <text:p>0.24938032</text:p>
          </table:table-cell>
          <table:table-cell office:value-type="float" office:value="29.67058314" calcext:value-type="float">
            <text:p>29.67058314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145451" calcext:value-type="float">
            <text:p>0.09145451</text:p>
          </table:table-cell>
          <table:table-cell office:value-type="float" office:value="0.17022474" calcext:value-type="float">
            <text:p>0.17022474</text:p>
          </table:table-cell>
          <table:table-cell office:value-type="float" office:value="-1.07070529" calcext:value-type="float">
            <text:p>-1.07070529</text:p>
          </table:table-cell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5" calcext:value-type="float">
            <text:p>45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4.79833221" calcext:value-type="float">
            <text:p>94.79833221</text:p>
          </table:table-cell>
          <table:table-cell office:value-type="float" office:value="-0.3382872" calcext:value-type="float">
            <text:p>-0.3382872</text:p>
          </table:table-cell>
          <table:table-cell office:value-type="float" office:value="1.75286388" calcext:value-type="float">
            <text:p>1.75286388</text:p>
          </table:table-cell>
          <table:table-cell office:value-type="float" office:value="-17.16450289" calcext:value-type="float">
            <text:p>-17.16450289</text:p>
          </table:table-cell>
          <table:table-cell office:value-type="float" office:value="93.23145194" calcext:value-type="float">
            <text:p>93.23145194</text:p>
          </table:table-cell>
          <table:table-cell office:value-type="float" office:value="-32.68422666" calcext:value-type="float">
            <text:p>-32.68422666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145451" calcext:value-type="float">
            <text:p>0.09145451</text:p>
          </table:table-cell>
          <table:table-cell office:value-type="float" office:value="0.17022474" calcext:value-type="float">
            <text:p>0.17022474</text:p>
          </table:table-cell>
          <table:table-cell office:value-type="float" office:value="-1.07070529" calcext:value-type="float">
            <text:p>-1.070705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Mo1</text:p>
          </table:table-cell>
          <table:table-cell office:value-type="string" calcext:value-type="string">
            <text:p>Mo2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Da2</text:p>
          </table:table-cell>
          <table:table-cell office:value-type="string" calcext:value-type="string">
            <text:p>MoPdg</text:p>
          </table:table-cell>
          <table:table-cell office:value-type="string" calcext:value-type="string">
            <text:p>DaPdg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s text:c="6"/>ubar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22770.54492188" calcext:value-type="float">
            <text:p>22770.54492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54492188" calcext:value-type="float">
            <text:p>14.54492188</text:p>
          </table:table-cell>
          <table:table-cell office:value-type="float" office:value="0" calcext:value-type="float">
            <text:p>0</text:p>
          </table:table-cell>
          <table:table-cell office:value-type="float" office:value="0.09143251" calcext:value-type="float">
            <text:p>0.09143251</text:p>
          </table:table-cell>
          <table:table-cell office:value-type="float" office:value="0.16945201" calcext:value-type="float">
            <text:p>0.16945201</text:p>
          </table:table-cell>
          <table:table-cell office:value-type="float" office:value="0.77967888" calcext:value-type="float">
            <text:p>0.7796788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9"/>u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-26336.33398438" calcext:value-type="float">
            <text:p>-26336.333984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80.33398438" calcext:value-type="float">
            <text:p>-3580.33398438</text:p>
          </table:table-cell>
          <table:table-cell office:value-type="float" office:value="0" calcext:value-type="float">
            <text:p>0</text:p>
          </table:table-cell>
          <table:table-cell office:value-type="float" office:value="0.09143251" calcext:value-type="float">
            <text:p>0.09143251</text:p>
          </table:table-cell>
          <table:table-cell office:value-type="float" office:value="0.16945201" calcext:value-type="float">
            <text:p>0.16945201</text:p>
          </table:table-cell>
          <table:table-cell office:value-type="float" office:value="0.77967888" calcext:value-type="float">
            <text:p>0.7796788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56" calcext:value-type="float">
            <text:p>-556</text:p>
          </table:table-cell>
          <table:table-cell office:value-type="string" calcext:value-type="string">
            <text:p><text:s text:c="5"/>P-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-556" calcext:value-type="float">
            <text:p>-556</text:p>
          </table:table-cell>
          <table:table-cell office:value-type="float" office:value="107.5694046" calcext:value-type="float">
            <text:p>107.5694046</text:p>
          </table:table-cell>
          <table:table-cell office:value-type="float" office:value="-3.39733744" calcext:value-type="float">
            <text:p>-3.39733744</text:p>
          </table:table-cell>
          <table:table-cell office:value-type="float" office:value="-0.54080778" calcext:value-type="float">
            <text:p>-0.54080778</text:p>
          </table:table-cell>
          <table:table-cell office:value-type="float" office:value="92.21850736" calcext:value-type="float">
            <text:p>92.21850736</text:p>
          </table:table-cell>
          <table:table-cell office:value-type="float" office:value="-55.37981316" calcext:value-type="float">
            <text:p>-55.37981316</text:p>
          </table:table-cell>
          <table:table-cell office:value-type="float" office:value="-1605.52513705" calcext:value-type="float">
            <text:p>-1605.52513705</text:p>
          </table:table-cell>
          <table:table-cell office:value-type="float" office:value="199.99987793" calcext:value-type="float">
            <text:p>199.99987793</text:p>
          </table:table-cell>
          <table:table-cell office:value-type="float" office:value="0.09143251" calcext:value-type="float">
            <text:p>0.09143251</text:p>
          </table:table-cell>
          <table:table-cell office:value-type="float" office:value="0.16945201" calcext:value-type="float">
            <text:p>0.16945201</text:p>
          </table:table-cell>
          <table:table-cell office:value-type="float" office:value="0.77967888" calcext:value-type="float">
            <text:p>0.7796788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6"/>P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556" calcext:value-type="float">
            <text:p>556</text:p>
          </table:table-cell>
          <table:table-cell office:value-type="float" office:value="107.5694046" calcext:value-type="float">
            <text:p>107.5694046</text:p>
          </table:table-cell>
          <table:table-cell office:value-type="float" office:value="-3.59659696" calcext:value-type="float">
            <text:p>-3.59659696</text:p>
          </table:table-cell>
          <table:table-cell office:value-type="float" office:value="2.60078478" calcext:value-type="float">
            <text:p>2.60078478</text:p>
          </table:table-cell>
          <table:table-cell office:value-type="float" office:value="-92.2185023" calcext:value-type="float">
            <text:p>-92.2185023</text:p>
          </table:table-cell>
          <table:table-cell office:value-type="float" office:value="55.37982159" calcext:value-type="float">
            <text:p>55.37982159</text:p>
          </table:table-cell>
          <table:table-cell office:value-type="float" office:value="-1960.26328447" calcext:value-type="float">
            <text:p>-1960.26328447</text:p>
          </table:table-cell>
          <table:table-cell office:value-type="float" office:value="200.00001526" calcext:value-type="float">
            <text:p>200.00001526</text:p>
          </table:table-cell>
          <table:table-cell office:value-type="float" office:value="0.09143251" calcext:value-type="float">
            <text:p>0.09143251</text:p>
          </table:table-cell>
          <table:table-cell office:value-type="float" office:value="0.16945201" calcext:value-type="float">
            <text:p>0.16945201</text:p>
          </table:table-cell>
          <table:table-cell office:value-type="float" office:value="0.77967888" calcext:value-type="float">
            <text:p>0.77967888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-556" calcext:value-type="float">
            <text:p>-556</text:p>
          </table:table-cell>
          <table:table-cell office:value-type="float" office:value="-11" calcext:value-type="float">
            <text:p>-11</text:p>
          </table:table-cell>
          <table:table-cell office:value-type="float" office:value="120.37394714" calcext:value-type="float">
            <text:p>120.37394714</text:p>
          </table:table-cell>
          <table:table-cell office:value-type="float" office:value="-2.48566222" calcext:value-type="float">
            <text:p>-2.48566222</text:p>
          </table:table-cell>
          <table:table-cell office:value-type="float" office:value="-0.13789773" calcext:value-type="float">
            <text:p>-0.13789773</text:p>
          </table:table-cell>
          <table:table-cell office:value-type="float" office:value="119.23125715" calcext:value-type="float">
            <text:p>119.23125715</text:p>
          </table:table-cell>
          <table:table-cell office:value-type="float" office:value="-16.54673595" calcext:value-type="float">
            <text:p>-16.54673595</text:p>
          </table:table-cell>
          <table:table-cell office:value-type="float" office:value="-717.77780334" calcext:value-type="float">
            <text:p>-717.77780334</text:p>
          </table:table-cell>
          <table:table-cell office:value-type="float" office:value="0.00051094" calcext:value-type="float">
            <text:p>0.00051094</text:p>
          </table:table-cell>
          <table:table-cell office:value-type="float" office:value="0.09363565" calcext:value-type="float">
            <text:p>0.09363565</text:p>
          </table:table-cell>
          <table:table-cell office:value-type="float" office:value="0.16810179" calcext:value-type="float">
            <text:p>0.16810179</text:p>
          </table:table-cell>
          <table:table-cell office:value-type="float" office:value="0.74078453" calcext:value-type="float">
            <text:p>0.74078453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-556" calcext:value-type="float">
            <text:p>-556</text:p>
          </table:table-cell>
          <table:table-cell office:value-type="float" office:value="23" calcext:value-type="float">
            <text:p>23</text:p>
          </table:table-cell>
          <table:table-cell office:value-type="float" office:value="48.20471191" calcext:value-type="float">
            <text:p>48.20471191</text:p>
          </table:table-cell>
          <table:table-cell office:value-type="float" office:value="-3.68265867" calcext:value-type="float">
            <text:p>-3.68265867</text:p>
          </table:table-cell>
          <table:table-cell office:value-type="float" office:value="-2.09999871" calcext:value-type="float">
            <text:p>-2.09999871</text:p>
          </table:table-cell>
          <table:table-cell office:value-type="float" office:value="-24.33590746" calcext:value-type="float">
            <text:p>-24.33590746</text:p>
          </table:table-cell>
          <table:table-cell office:value-type="float" office:value="-41.61079017" calcext:value-type="float">
            <text:p>-41.61079017</text:p>
          </table:table-cell>
          <table:table-cell office:value-type="float" office:value="-957.50911514" calcext:value-type="float">
            <text:p>-957.50911514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363565" calcext:value-type="float">
            <text:p>0.09363565</text:p>
          </table:table-cell>
          <table:table-cell office:value-type="float" office:value="0.16810179" calcext:value-type="float">
            <text:p>0.16810179</text:p>
          </table:table-cell>
          <table:table-cell office:value-type="float" office:value="0.74078453" calcext:value-type="float">
            <text:p>0.74078453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556" calcext:value-type="float">
            <text:p>556</text:p>
          </table:table-cell>
          <table:table-cell office:value-type="float" office:value="11" calcext:value-type="float">
            <text:p>11</text:p>
          </table:table-cell>
          <table:table-cell office:value-type="float" office:value="125.15445709" calcext:value-type="float">
            <text:p>125.15445709</text:p>
          </table:table-cell>
          <table:table-cell office:value-type="float" office:value="-2.7825892" calcext:value-type="float">
            <text:p>-2.7825892</text:p>
          </table:table-cell>
          <table:table-cell office:value-type="float" office:value="2.83348155" calcext:value-type="float">
            <text:p>2.83348155</text:p>
          </table:table-cell>
          <table:table-cell office:value-type="float" office:value="-119.26069527" calcext:value-type="float">
            <text:p>-119.26069527</text:p>
          </table:table-cell>
          <table:table-cell office:value-type="float" office:value="37.95424474" calcext:value-type="float">
            <text:p>37.95424474</text:p>
          </table:table-cell>
          <table:table-cell office:value-type="float" office:value="-1007.42656358" calcext:value-type="float">
            <text:p>-1007.42656358</text:p>
          </table:table-cell>
          <table:table-cell office:value-type="float" office:value="0.00051077" calcext:value-type="float">
            <text:p>0.00051077</text:p>
          </table:table-cell>
          <table:table-cell office:value-type="float" office:value="0.09109063" calcext:value-type="float">
            <text:p>0.09109063</text:p>
          </table:table-cell>
          <table:table-cell office:value-type="float" office:value="0.16965334" calcext:value-type="float">
            <text:p>0.16965334</text:p>
          </table:table-cell>
          <table:table-cell office:value-type="float" office:value="0.77171856" calcext:value-type="float">
            <text:p>0.77171856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556" calcext:value-type="float">
            <text:p>556</text:p>
          </table:table-cell>
          <table:table-cell office:value-type="float" office:value="23" calcext:value-type="float">
            <text:p>23</text:p>
          </table:table-cell>
          <table:table-cell office:value-type="float" office:value="33.90025711" calcext:value-type="float">
            <text:p>33.90025711</text:p>
          </table:table-cell>
          <table:table-cell office:value-type="float" office:value="-4.1283555" calcext:value-type="float">
            <text:p>-4.1283555</text:p>
          </table:table-cell>
          <table:table-cell office:value-type="float" office:value="0.42989239" calcext:value-type="float">
            <text:p>0.42989239</text:p>
          </table:table-cell>
          <table:table-cell office:value-type="float" office:value="30.81569317" calcext:value-type="float">
            <text:p>30.81569317</text:p>
          </table:table-cell>
          <table:table-cell office:value-type="float" office:value="14.12871142" calcext:value-type="float">
            <text:p>14.12871142</text:p>
          </table:table-cell>
          <table:table-cell office:value-type="float" office:value="-1051.91898141" calcext:value-type="float">
            <text:p>-1051.91898141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109063" calcext:value-type="float">
            <text:p>0.09109063</text:p>
          </table:table-cell>
          <table:table-cell office:value-type="float" office:value="0.16965334" calcext:value-type="float">
            <text:p>0.16965334</text:p>
          </table:table-cell>
          <table:table-cell office:value-type="float" office:value="0.77171856" calcext:value-type="float">
            <text:p>0.77171856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7"/>mu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.85642099" calcext:value-type="float">
            <text:p>6.85642099</text:p>
          </table:table-cell>
          <table:table-cell office:value-type="float" office:value="-0.54151577" calcext:value-type="float">
            <text:p>-0.54151577</text:p>
          </table:table-cell>
          <table:table-cell office:value-type="float" office:value="1.52119553" calcext:value-type="float">
            <text:p>1.52119553</text:p>
          </table:table-cell>
          <table:table-cell office:value-type="float" office:value="0.33994451" calcext:value-type="float">
            <text:p>0.33994451</text:p>
          </table:table-cell>
          <table:table-cell office:value-type="float" office:value="6.84798851" calcext:value-type="float">
            <text:p>6.84798851</text:p>
          </table:table-cell>
          <table:table-cell office:value-type="float" office:value="-3.89699871" calcext:value-type="float">
            <text:p>-3.89699871</text:p>
          </table:table-cell>
          <table:table-cell office:value-type="float" office:value="0.10566" calcext:value-type="float">
            <text:p>0.10566</text:p>
          </table:table-cell>
          <table:table-cell office:value-type="float" office:value="0.09363565" calcext:value-type="float">
            <text:p>0.09363565</text:p>
          </table:table-cell>
          <table:table-cell office:value-type="float" office:value="0.16810179" calcext:value-type="float">
            <text:p>0.16810179</text:p>
          </table:table-cell>
          <table:table-cell office:value-type="float" office:value="0.74078453" calcext:value-type="float">
            <text:p>0.74078453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<text:s text:c="7"/>mu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8" calcext:value-type="float">
            <text:p>278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23" calcext:value-type="float">
            <text:p>23</text:p>
          </table:table-cell>
          <table:table-cell office:value-type="float" office:value="-13" calcext:value-type="float">
            <text:p>-13</text:p>
          </table:table-cell>
          <table:table-cell office:value-type="float" office:value="54.37969208" calcext:value-type="float">
            <text:p>54.37969208</text:p>
          </table:table-cell>
          <table:table-cell office:value-type="float" office:value="-3.55822539" calcext:value-type="float">
            <text:p>-3.55822539</text:p>
          </table:table-cell>
          <table:table-cell office:value-type="float" office:value="-2.04178739" calcext:value-type="float">
            <text:p>-2.04178739</text:p>
          </table:table-cell>
          <table:table-cell office:value-type="float" office:value="-24.67585437" calcext:value-type="float">
            <text:p>-24.67585437</text:p>
          </table:table-cell>
          <table:table-cell office:value-type="float" office:value="-48.45877755" calcext:value-type="float">
            <text:p>-48.45877755</text:p>
          </table:table-cell>
          <table:table-cell office:value-type="float" office:value="-953.61213111" calcext:value-type="float">
            <text:p>-953.61213111</text:p>
          </table:table-cell>
          <table:table-cell office:value-type="float" office:value="0.10566" calcext:value-type="float">
            <text:p>0.10566</text:p>
          </table:table-cell>
          <table:table-cell office:value-type="float" office:value="0.09363565" calcext:value-type="float">
            <text:p>0.09363565</text:p>
          </table:table-cell>
          <table:table-cell office:value-type="float" office:value="0.16810179" calcext:value-type="float">
            <text:p>0.16810179</text:p>
          </table:table-cell>
          <table:table-cell office:value-type="float" office:value="0.74078453" calcext:value-type="float">
            <text:p>0.740784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Mo1</text:p>
          </table:table-cell>
          <table:table-cell office:value-type="string" calcext:value-type="string">
            <text:p>Mo2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Da2</text:p>
          </table:table-cell>
          <table:table-cell office:value-type="string" calcext:value-type="string">
            <text:p>MoPdg</text:p>
          </table:table-cell>
          <table:table-cell office:value-type="string" calcext:value-type="string">
            <text:p>DaPdg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d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24266.14453125" calcext:value-type="float">
            <text:p>24266.14453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0.14453125" calcext:value-type="float">
            <text:p>1510.14453125</text:p>
          </table:table-cell>
          <table:table-cell office:value-type="float" office:value="0" calcext:value-type="float">
            <text:p>0</text:p>
          </table:table-cell>
          <table:table-cell office:value-type="float" office:value="0.09109741" calcext:value-type="float">
            <text:p>0.09109741</text:p>
          </table:table-cell>
          <table:table-cell office:value-type="float" office:value="0.16970837" calcext:value-type="float">
            <text:p>0.16970837</text:p>
          </table:table-cell>
          <table:table-cell office:value-type="float" office:value="2.32930565" calcext:value-type="float">
            <text:p>2.3293056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 text:c="6"/>dbar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-22821.33789062" calcext:value-type="float">
            <text:p>-22821.33789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5.33789062" calcext:value-type="float">
            <text:p>-65.33789062</text:p>
          </table:table-cell>
          <table:table-cell office:value-type="float" office:value="0" calcext:value-type="float">
            <text:p>0</text:p>
          </table:table-cell>
          <table:table-cell office:value-type="float" office:value="0.09109741" calcext:value-type="float">
            <text:p>0.09109741</text:p>
          </table:table-cell>
          <table:table-cell office:value-type="float" office:value="0.16970837" calcext:value-type="float">
            <text:p>0.16970837</text:p>
          </table:table-cell>
          <table:table-cell office:value-type="float" office:value="2.32930565" calcext:value-type="float">
            <text:p>2.3293056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56" calcext:value-type="float">
            <text:p>-556</text:p>
          </table:table-cell>
          <table:table-cell office:value-type="string" calcext:value-type="string">
            <text:p><text:s text:c="5"/>P-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556" calcext:value-type="float">
            <text:p>-556</text:p>
          </table:table-cell>
          <table:table-cell office:value-type="float" office:value="54.89319992" calcext:value-type="float">
            <text:p>54.89319992</text:p>
          </table:table-cell>
          <table:table-cell office:value-type="float" office:value="3.86904883" calcext:value-type="float">
            <text:p>3.86904883</text:p>
          </table:table-cell>
          <table:table-cell office:value-type="float" office:value="-1.43774116" calcext:value-type="float">
            <text:p>-1.43774116</text:p>
          </table:table-cell>
          <table:table-cell office:value-type="float" office:value="7.28229216" calcext:value-type="float">
            <text:p>7.28229216</text:p>
          </table:table-cell>
          <table:table-cell office:value-type="float" office:value="-54.40801061" calcext:value-type="float">
            <text:p>-54.40801061</text:p>
          </table:table-cell>
          <table:table-cell office:value-type="float" office:value="1314.03145363" calcext:value-type="float">
            <text:p>1314.03145363</text:p>
          </table:table-cell>
          <table:table-cell office:value-type="float" office:value="199.99996948" calcext:value-type="float">
            <text:p>199.99996948</text:p>
          </table:table-cell>
          <table:table-cell office:value-type="float" office:value="0.09109741" calcext:value-type="float">
            <text:p>0.09109741</text:p>
          </table:table-cell>
          <table:table-cell office:value-type="float" office:value="0.16970837" calcext:value-type="float">
            <text:p>0.16970837</text:p>
          </table:table-cell>
          <table:table-cell office:value-type="float" office:value="2.32930565" calcext:value-type="float">
            <text:p>2.3293056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6"/>P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float" office:value="54.89319992" calcext:value-type="float">
            <text:p>54.89319992</text:p>
          </table:table-cell>
          <table:table-cell office:value-type="float" office:value="1.60262668" calcext:value-type="float">
            <text:p>1.60262668</text:p>
          </table:table-cell>
          <table:table-cell office:value-type="float" office:value="1.70385158" calcext:value-type="float">
            <text:p>1.70385158</text:p>
          </table:table-cell>
          <table:table-cell office:value-type="float" office:value="-7.28229692" calcext:value-type="float">
            <text:p>-7.28229692</text:p>
          </table:table-cell>
          <table:table-cell office:value-type="float" office:value="54.40800997" calcext:value-type="float">
            <text:p>54.40800997</text:p>
          </table:table-cell>
          <table:table-cell office:value-type="float" office:value="130.77461358" calcext:value-type="float">
            <text:p>130.77461358</text:p>
          </table:table-cell>
          <table:table-cell office:value-type="float" office:value="200.00006104" calcext:value-type="float">
            <text:p>200.00006104</text:p>
          </table:table-cell>
          <table:table-cell office:value-type="float" office:value="0.09109741" calcext:value-type="float">
            <text:p>0.09109741</text:p>
          </table:table-cell>
          <table:table-cell office:value-type="float" office:value="0.16970837" calcext:value-type="float">
            <text:p>0.16970837</text:p>
          </table:table-cell>
          <table:table-cell office:value-type="float" office:value="2.32930565" calcext:value-type="float">
            <text:p>2.32930565</text:p>
          </table:table-cell>
          <table:table-cell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7" calcext:value-type="float">
            <text:p>45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8.00440788" calcext:value-type="float">
            <text:p>8.00440788</text:p>
          </table:table-cell>
          <table:table-cell office:value-type="float" office:value="5.50794554" calcext:value-type="float">
            <text:p>5.50794554</text:p>
          </table:table-cell>
          <table:table-cell office:value-type="float" office:value="-2.59787011" calcext:value-type="float">
            <text:p>-2.59787011</text:p>
          </table:table-cell>
          <table:table-cell office:value-type="float" office:value="-6.85008302" calcext:value-type="float">
            <text:p>-6.85008302</text:p>
          </table:table-cell>
          <table:table-cell office:value-type="float" office:value="-4.14088254" calcext:value-type="float">
            <text:p>-4.14088254</text:p>
          </table:table-cell>
          <table:table-cell office:value-type="float" office:value="987.10290439" calcext:value-type="float">
            <text:p>987.10290439</text:p>
          </table:table-cell>
          <table:table-cell office:value-type="float" office:value="0.00051111" calcext:value-type="float">
            <text:p>0.00051111</text:p>
          </table:table-cell>
          <table:table-cell office:value-type="float" office:value="0.09111859" calcext:value-type="float">
            <text:p>0.09111859</text:p>
          </table:table-cell>
          <table:table-cell office:value-type="float" office:value="0.16964217" calcext:value-type="float">
            <text:p>0.16964217</text:p>
          </table:table-cell>
          <table:table-cell office:value-type="float" office:value="2.33098865" calcext:value-type="float">
            <text:p>2.33098865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-556" calcext:value-type="float">
            <text:p>-556</text:p>
          </table:table-cell>
          <table:table-cell office:value-type="float" office:value="15" calcext:value-type="float">
            <text:p>15</text:p>
          </table:table-cell>
          <table:table-cell office:value-type="float" office:value="53.51384735" calcext:value-type="float">
            <text:p>53.51384735</text:p>
          </table:table-cell>
          <table:table-cell office:value-type="float" office:value="2.54728055" calcext:value-type="float">
            <text:p>2.54728055</text:p>
          </table:table-cell>
          <table:table-cell office:value-type="float" office:value="-1.1152643" calcext:value-type="float">
            <text:p>-1.1152643</text:p>
          </table:table-cell>
          <table:table-cell office:value-type="float" office:value="23.54289023" calcext:value-type="float">
            <text:p>23.54289023</text:p>
          </table:table-cell>
          <table:table-cell office:value-type="float" office:value="-48.05688482" calcext:value-type="float">
            <text:p>-48.05688482</text:p>
          </table:table-cell>
          <table:table-cell office:value-type="float" office:value="339.65315236" calcext:value-type="float">
            <text:p>339.65315236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111859" calcext:value-type="float">
            <text:p>0.09111859</text:p>
          </table:table-cell>
          <table:table-cell office:value-type="float" office:value="0.16964217" calcext:value-type="float">
            <text:p>0.16964217</text:p>
          </table:table-cell>
          <table:table-cell office:value-type="float" office:value="2.33098865" calcext:value-type="float">
            <text:p>2.33098865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8" calcext:value-type="float">
            <text:p>45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24.8897934" calcext:value-type="float">
            <text:p>24.8897934</text:p>
          </table:table-cell>
          <table:table-cell office:value-type="float" office:value="2.31625581" calcext:value-type="float">
            <text:p>2.31625581</text:p>
          </table:table-cell>
          <table:table-cell office:value-type="float" office:value="-0.8418628" calcext:value-type="float">
            <text:p>-0.8418628</text:p>
          </table:table-cell>
          <table:table-cell office:value-type="float" office:value="16.57845791" calcext:value-type="float">
            <text:p>16.57845791</text:p>
          </table:table-cell>
          <table:table-cell office:value-type="float" office:value="-18.56492792" calcext:value-type="float">
            <text:p>-18.56492792</text:p>
          </table:table-cell>
          <table:table-cell office:value-type="float" office:value="124.93436317" calcext:value-type="float">
            <text:p>124.93436317</text:p>
          </table:table-cell>
          <table:table-cell office:value-type="float" office:value="0.00051098" calcext:value-type="float">
            <text:p>0.00051098</text:p>
          </table:table-cell>
          <table:table-cell office:value-type="float" office:value="0.09098204" calcext:value-type="float">
            <text:p>0.09098204</text:p>
          </table:table-cell>
          <table:table-cell office:value-type="float" office:value="0.17013773" calcext:value-type="float">
            <text:p>0.17013773</text:p>
          </table:table-cell>
          <table:table-cell office:value-type="float" office:value="2.33052778" calcext:value-type="float">
            <text:p>2.33052778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556" calcext:value-type="float">
            <text:p>556</text:p>
          </table:table-cell>
          <table:table-cell office:value-type="float" office:value="13" calcext:value-type="float">
            <text:p>13</text:p>
          </table:table-cell>
          <table:table-cell office:value-type="float" office:value="69.9286499" calcext:value-type="float">
            <text:p>69.9286499</text:p>
          </table:table-cell>
          <table:table-cell office:value-type="float" office:value="0.05307071" calcext:value-type="float">
            <text:p>0.05307071</text:p>
          </table:table-cell>
          <table:table-cell office:value-type="float" office:value="1.99406099" calcext:value-type="float">
            <text:p>1.99406099</text:p>
          </table:table-cell>
          <table:table-cell office:value-type="float" office:value="-28.72243811" calcext:value-type="float">
            <text:p>-28.72243811</text:p>
          </table:table-cell>
          <table:table-cell office:value-type="float" office:value="63.75764759" calcext:value-type="float">
            <text:p>63.75764759</text:p>
          </table:table-cell>
          <table:table-cell office:value-type="float" office:value="3.71290563" calcext:value-type="float">
            <text:p>3.71290563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098204" calcext:value-type="float">
            <text:p>0.09098204</text:p>
          </table:table-cell>
          <table:table-cell office:value-type="float" office:value="0.17013773" calcext:value-type="float">
            <text:p>0.17013773</text:p>
          </table:table-cell>
          <table:table-cell office:value-type="float" office:value="2.33052778" calcext:value-type="float">
            <text:p>2.33052778</text:p>
          </table:table-cell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6"/>tau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12" calcext:value-type="float">
            <text:p>612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6.36384964" calcext:value-type="float">
            <text:p>56.36384964</text:p>
          </table:table-cell>
          <table:table-cell office:value-type="float" office:value="1.61223745" calcext:value-type="float">
            <text:p>1.61223745</text:p>
          </table:table-cell>
          <table:table-cell office:value-type="float" office:value="-0.2811065" calcext:value-type="float">
            <text:p>-0.2811065</text:p>
          </table:table-cell>
          <table:table-cell office:value-type="float" office:value="54.15151567" calcext:value-type="float">
            <text:p>54.15151567</text:p>
          </table:table-cell>
          <table:table-cell office:value-type="float" office:value="-15.63639653" calcext:value-type="float">
            <text:p>-15.63639653</text:p>
          </table:table-cell>
          <table:table-cell office:value-type="float" office:value="135.68403133" calcext:value-type="float">
            <text:p>135.68403133</text:p>
          </table:table-cell>
          <table:table-cell office:value-type="float" office:value="1.77681994" calcext:value-type="float">
            <text:p>1.77681994</text:p>
          </table:table-cell>
          <table:table-cell office:value-type="float" office:value="0.09111859" calcext:value-type="float">
            <text:p>0.09111859</text:p>
          </table:table-cell>
          <table:table-cell office:value-type="float" office:value="0.16964217" calcext:value-type="float">
            <text:p>0.16964217</text:p>
          </table:table-cell>
          <table:table-cell office:value-type="float" office:value="2.33098865" calcext:value-type="float">
            <text:p>2.33098865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<text:s text:c="6"/>tau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12" calcext:value-type="float">
            <text:p>612</text:p>
          </table:table-cell>
          <table:table-cell table:number-columns-repeated="2" office:value-type="float" office:value="619" calcext:value-type="float">
            <text:p>619</text:p>
          </table:table-cell>
          <table:table-cell office:value-type="float" office:value="23" calcext:value-type="float">
            <text:p>23</text:p>
          </table:table-cell>
          <table:table-cell office:value-type="float" office:value="-15" calcext:value-type="float">
            <text:p>-15</text:p>
          </table:table-cell>
          <table:table-cell office:value-type="float" office:value="44.58672333" calcext:value-type="float">
            <text:p>44.58672333</text:p>
          </table:table-cell>
          <table:table-cell office:value-type="float" office:value="2.22541714" calcext:value-type="float">
            <text:p>2.22541714</text:p>
          </table:table-cell>
          <table:table-cell office:value-type="float" office:value="-2.327456" calcext:value-type="float">
            <text:p>-2.327456</text:p>
          </table:table-cell>
          <table:table-cell office:value-type="float" office:value="-30.60862573" calcext:value-type="float">
            <text:p>-30.60862573</text:p>
          </table:table-cell>
          <table:table-cell office:value-type="float" office:value="-32.42048624" calcext:value-type="float">
            <text:p>-32.42048624</text:p>
          </table:table-cell>
          <table:table-cell office:value-type="float" office:value="203.96912719" calcext:value-type="float">
            <text:p>203.96912719</text:p>
          </table:table-cell>
          <table:table-cell office:value-type="float" office:value="1.77681994" calcext:value-type="float">
            <text:p>1.77681994</text:p>
          </table:table-cell>
          <table:table-cell office:value-type="float" office:value="0.09111859" calcext:value-type="float">
            <text:p>0.09111859</text:p>
          </table:table-cell>
          <table:table-cell office:value-type="float" office:value="0.16964217" calcext:value-type="float">
            <text:p>0.16964217</text:p>
          </table:table-cell>
          <table:table-cell office:value-type="float" office:value="2.33098865" calcext:value-type="float">
            <text:p>2.33098865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7"/>mu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14" calcext:value-type="float">
            <text:p>614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4.47868347" calcext:value-type="float">
            <text:p>54.47868347</text:p>
          </table:table-cell>
          <table:table-cell office:value-type="float" office:value="-0.64979601" calcext:value-type="float">
            <text:p>-0.64979601</text:p>
          </table:table-cell>
          <table:table-cell office:value-type="float" office:value="1.67426825" calcext:value-type="float">
            <text:p>1.67426825</text:p>
          </table:table-cell>
          <table:table-cell office:value-type="float" office:value="-5.62696058" calcext:value-type="float">
            <text:p>-5.62696058</text:p>
          </table:table-cell>
          <table:table-cell office:value-type="float" office:value="54.18730725" calcext:value-type="float">
            <text:p>54.18730725</text:p>
          </table:table-cell>
          <table:table-cell office:value-type="float" office:value="-37.94434408" calcext:value-type="float">
            <text:p>-37.94434408</text:p>
          </table:table-cell>
          <table:table-cell office:value-type="float" office:value="0.10566" calcext:value-type="float">
            <text:p>0.10566</text:p>
          </table:table-cell>
          <table:table-cell office:value-type="float" office:value="0.09098204" calcext:value-type="float">
            <text:p>0.09098204</text:p>
          </table:table-cell>
          <table:table-cell office:value-type="float" office:value="0.17013773" calcext:value-type="float">
            <text:p>0.17013773</text:p>
          </table:table-cell>
          <table:table-cell office:value-type="float" office:value="2.33052778" calcext:value-type="float">
            <text:p>2.33052778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<text:s text:c="7"/>mu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14" calcext:value-type="float">
            <text:p>61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23" calcext:value-type="float">
            <text:p>23</text:p>
          </table:table-cell>
          <table:table-cell office:value-type="float" office:value="-13" calcext:value-type="float">
            <text:p>-13</text:p>
          </table:table-cell>
          <table:table-cell office:value-type="float" office:value="24.9998436" calcext:value-type="float">
            <text:p>24.9998436</text:p>
          </table:table-cell>
          <table:table-cell office:value-type="float" office:value="1.28360724" calcext:value-type="float">
            <text:p>1.28360724</text:p>
          </table:table-cell>
          <table:table-cell office:value-type="float" office:value="2.74874997" calcext:value-type="float">
            <text:p>2.74874997</text:p>
          </table:table-cell>
          <table:table-cell office:value-type="float" office:value="-23.09546975" calcext:value-type="float">
            <text:p>-23.09546975</text:p>
          </table:table-cell>
          <table:table-cell office:value-type="float" office:value="9.57034258" calcext:value-type="float">
            <text:p>9.57034258</text:p>
          </table:table-cell>
          <table:table-cell office:value-type="float" office:value="41.65725131" calcext:value-type="float">
            <text:p>41.65725131</text:p>
          </table:table-cell>
          <table:table-cell office:value-type="float" office:value="0.10566" calcext:value-type="float">
            <text:p>0.10566</text:p>
          </table:table-cell>
          <table:table-cell office:value-type="float" office:value="0.09098204" calcext:value-type="float">
            <text:p>0.09098204</text:p>
          </table:table-cell>
          <table:table-cell office:value-type="float" office:value="0.17013773" calcext:value-type="float">
            <text:p>0.17013773</text:p>
          </table:table-cell>
          <table:table-cell office:value-type="float" office:value="2.33052778" calcext:value-type="float">
            <text:p>2.33052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Mo1</text:p>
          </table:table-cell>
          <table:table-cell office:value-type="string" calcext:value-type="string">
            <text:p>Mo2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Da2</text:p>
          </table:table-cell>
          <table:table-cell office:value-type="string" calcext:value-type="string">
            <text:p>MoPdg</text:p>
          </table:table-cell>
          <table:table-cell office:value-type="string" calcext:value-type="string">
            <text:p>DaPdg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d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23356.46289062" calcext:value-type="float">
            <text:p>23356.46289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.46289062" calcext:value-type="float">
            <text:p>600.46289062</text:p>
          </table:table-cell>
          <table:table-cell office:value-type="float" office:value="0" calcext:value-type="float">
            <text:p>0</text:p>
          </table:table-cell>
          <table:table-cell office:value-type="float" office:value="0.09052493" calcext:value-type="float">
            <text:p>0.09052493</text:p>
          </table:table-cell>
          <table:table-cell office:value-type="float" office:value="0.16983259" calcext:value-type="float">
            <text:p>0.16983259</text:p>
          </table:table-cell>
          <table:table-cell office:value-type="float" office:value="2.68309617" calcext:value-type="float">
            <text:p>2.6830961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 text:c="6"/>dbar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-22909.94140625" calcext:value-type="float">
            <text:p>-22909.94140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3.94140625" calcext:value-type="float">
            <text:p>-153.94140625</text:p>
          </table:table-cell>
          <table:table-cell office:value-type="float" office:value="0" calcext:value-type="float">
            <text:p>0</text:p>
          </table:table-cell>
          <table:table-cell office:value-type="float" office:value="0.09052493" calcext:value-type="float">
            <text:p>0.09052493</text:p>
          </table:table-cell>
          <table:table-cell office:value-type="float" office:value="0.16983259" calcext:value-type="float">
            <text:p>0.16983259</text:p>
          </table:table-cell>
          <table:table-cell office:value-type="float" office:value="2.68309617" calcext:value-type="float">
            <text:p>2.6830961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56" calcext:value-type="float">
            <text:p>-556</text:p>
          </table:table-cell>
          <table:table-cell office:value-type="string" calcext:value-type="string">
            <text:p><text:s text:c="5"/>P-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556" calcext:value-type="float">
            <text:p>-556</text:p>
          </table:table-cell>
          <table:table-cell office:value-type="float" office:value="51.00819016" calcext:value-type="float">
            <text:p>51.00819016</text:p>
          </table:table-cell>
          <table:table-cell office:value-type="float" office:value="-0.91817498" calcext:value-type="float">
            <text:p>-0.91817498</text:p>
          </table:table-cell>
          <table:table-cell office:value-type="float" office:value="0.11043396" calcext:value-type="float">
            <text:p>0.11043396</text:p>
          </table:table-cell>
          <table:table-cell office:value-type="float" office:value="50.69746689" calcext:value-type="float">
            <text:p>50.69746689</text:p>
          </table:table-cell>
          <table:table-cell office:value-type="float" office:value="5.62159357" calcext:value-type="float">
            <text:p>5.62159357</text:p>
          </table:table-cell>
          <table:table-cell office:value-type="float" office:value="-53.6980575" calcext:value-type="float">
            <text:p>-53.6980575</text:p>
          </table:table-cell>
          <table:table-cell office:value-type="float" office:value="200" calcext:value-type="float">
            <text:p>200</text:p>
          </table:table-cell>
          <table:table-cell office:value-type="float" office:value="0.09052493" calcext:value-type="float">
            <text:p>0.09052493</text:p>
          </table:table-cell>
          <table:table-cell office:value-type="float" office:value="0.16983259" calcext:value-type="float">
            <text:p>0.16983259</text:p>
          </table:table-cell>
          <table:table-cell office:value-type="float" office:value="2.68309617" calcext:value-type="float">
            <text:p>2.6830961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6"/>P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float" office:value="51.00819016" calcext:value-type="float">
            <text:p>51.00819016</text:p>
          </table:table-cell>
          <table:table-cell office:value-type="float" office:value="2.9788003" calcext:value-type="float">
            <text:p>2.9788003</text:p>
          </table:table-cell>
          <table:table-cell office:value-type="float" office:value="-3.03115869" calcext:value-type="float">
            <text:p>-3.03115869</text:p>
          </table:table-cell>
          <table:table-cell office:value-type="float" office:value="-50.69746683" calcext:value-type="float">
            <text:p>-50.69746683</text:p>
          </table:table-cell>
          <table:table-cell office:value-type="float" office:value="-5.62159405" calcext:value-type="float">
            <text:p>-5.62159405</text:p>
          </table:table-cell>
          <table:table-cell office:value-type="float" office:value="500.22093354" calcext:value-type="float">
            <text:p>500.22093354</text:p>
          </table:table-cell>
          <table:table-cell office:value-type="float" office:value="200.00004578" calcext:value-type="float">
            <text:p>200.00004578</text:p>
          </table:table-cell>
          <table:table-cell office:value-type="float" office:value="0.09052493" calcext:value-type="float">
            <text:p>0.09052493</text:p>
          </table:table-cell>
          <table:table-cell office:value-type="float" office:value="0.16983259" calcext:value-type="float">
            <text:p>0.16983259</text:p>
          </table:table-cell>
          <table:table-cell office:value-type="float" office:value="2.68309617" calcext:value-type="float">
            <text:p>2.68309617</text:p>
          </table:table-cell>
          <table:table-cell table:number-columns-repeated="7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88" calcext:value-type="float">
            <text:p>58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-556" calcext:value-type="float">
            <text:p>-556</text:p>
          </table:table-cell>
          <table:table-cell office:value-type="float" office:value="-11" calcext:value-type="float">
            <text:p>-11</text:p>
          </table:table-cell>
          <table:table-cell office:value-type="float" office:value="49.28501511" calcext:value-type="float">
            <text:p>49.28501511</text:p>
          </table:table-cell>
          <table:table-cell office:value-type="float" office:value="-1.15595174" calcext:value-type="float">
            <text:p>-1.15595174</text:p>
          </table:table-cell>
          <table:table-cell office:value-type="float" office:value="-2.35680246" calcext:value-type="float">
            <text:p>-2.35680246</text:p>
          </table:table-cell>
          <table:table-cell office:value-type="float" office:value="-34.87094968" calcext:value-type="float">
            <text:p>-34.87094968</text:p>
          </table:table-cell>
          <table:table-cell office:value-type="float" office:value="-34.82857422" calcext:value-type="float">
            <text:p>-34.82857422</text:p>
          </table:table-cell>
          <table:table-cell office:value-type="float" office:value="-70.53395041" calcext:value-type="float">
            <text:p>-70.53395041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201336" calcext:value-type="float">
            <text:p>0.09201336</text:p>
          </table:table-cell>
          <table:table-cell office:value-type="float" office:value="0.16915621" calcext:value-type="float">
            <text:p>0.16915621</text:p>
          </table:table-cell>
          <table:table-cell office:value-type="float" office:value="2.68165517" calcext:value-type="float">
            <text:p>2.68165517</text:p>
          </table:table-cell>
          <table:table-cell table:number-columns-repeated="7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88" calcext:value-type="float">
            <text:p>588</text:p>
          </table:table-cell>
          <table:table-cell table:number-columns-repeated="2" office:value-type="float" office:value="781" calcext:value-type="float">
            <text:p>781</text:p>
          </table:table-cell>
          <table:table-cell office:value-type="float" office:value="-556" calcext:value-type="float">
            <text:p>-556</text:p>
          </table:table-cell>
          <table:table-cell office:value-type="float" office:value="23" calcext:value-type="float">
            <text:p>23</text:p>
          </table:table-cell>
          <table:table-cell office:value-type="float" office:value="90.80590057" calcext:value-type="float">
            <text:p>90.80590057</text:p>
          </table:table-cell>
          <table:table-cell office:value-type="float" office:value="0.18473066" calcext:value-type="float">
            <text:p>0.18473066</text:p>
          </table:table-cell>
          <table:table-cell office:value-type="float" office:value="0.10640206" calcext:value-type="float">
            <text:p>0.10640206</text:p>
          </table:table-cell>
          <table:table-cell office:value-type="float" office:value="90.29236044" calcext:value-type="float">
            <text:p>90.29236044</text:p>
          </table:table-cell>
          <table:table-cell office:value-type="float" office:value="9.64371427" calcext:value-type="float">
            <text:p>9.64371427</text:p>
          </table:table-cell>
          <table:table-cell office:value-type="float" office:value="16.87020412" calcext:value-type="float">
            <text:p>16.87020412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201336" calcext:value-type="float">
            <text:p>0.09201336</text:p>
          </table:table-cell>
          <table:table-cell office:value-type="float" office:value="0.16915621" calcext:value-type="float">
            <text:p>0.16915621</text:p>
          </table:table-cell>
          <table:table-cell office:value-type="float" office:value="2.68165517" calcext:value-type="float">
            <text:p>2.68165517</text:p>
          </table:table-cell>
          <table:table-cell table:number-columns-repeated="7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89" calcext:value-type="float">
            <text:p>58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76.15300751" calcext:value-type="float">
            <text:p>76.15300751</text:p>
          </table:table-cell>
          <table:table-cell office:value-type="float" office:value="0.95995849" calcext:value-type="float">
            <text:p>0.95995849</text:p>
          </table:table-cell>
          <table:table-cell office:value-type="float" office:value="-2.51072407" calcext:value-type="float">
            <text:p>-2.51072407</text:p>
          </table:table-cell>
          <table:table-cell office:value-type="float" office:value="-61.49473247" calcext:value-type="float">
            <text:p>-61.49473247</text:p>
          </table:table-cell>
          <table:table-cell office:value-type="float" office:value="-44.91857557" calcext:value-type="float">
            <text:p>-44.91857557</text:p>
          </table:table-cell>
          <table:table-cell office:value-type="float" office:value="84.86031554" calcext:value-type="float">
            <text:p>84.86031554</text:p>
          </table:table-cell>
          <table:table-cell office:value-type="float" office:value="0.00051101" calcext:value-type="float">
            <text:p>0.00051101</text:p>
          </table:table-cell>
          <table:table-cell office:value-type="float" office:value="0.09019949" calcext:value-type="float">
            <text:p>0.09019949</text:p>
          </table:table-cell>
          <table:table-cell office:value-type="float" office:value="0.16974019" calcext:value-type="float">
            <text:p>0.16974019</text:p>
          </table:table-cell>
          <table:table-cell office:value-type="float" office:value="2.68674421" calcext:value-type="float">
            <text:p>2.68674421</text:p>
          </table:table-cell>
          <table:table-cell table:number-columns-repeated="7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89" calcext:value-type="float">
            <text:p>589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556" calcext:value-type="float">
            <text:p>556</text:p>
          </table:table-cell>
          <table:table-cell office:value-type="float" office:value="11" calcext:value-type="float">
            <text:p>11</text:p>
          </table:table-cell>
          <table:table-cell office:value-type="float" office:value="36.60070801" calcext:value-type="float">
            <text:p>36.60070801</text:p>
          </table:table-cell>
          <table:table-cell office:value-type="float" office:value="3.11642885" calcext:value-type="float">
            <text:p>3.11642885</text:p>
          </table:table-cell>
          <table:table-cell office:value-type="float" office:value="1.08291876" calcext:value-type="float">
            <text:p>1.08291876</text:p>
          </table:table-cell>
          <table:table-cell office:value-type="float" office:value="17.15665999" calcext:value-type="float">
            <text:p>17.15665999</text:p>
          </table:table-cell>
          <table:table-cell office:value-type="float" office:value="32.33049404" calcext:value-type="float">
            <text:p>32.33049404</text:p>
          </table:table-cell>
          <table:table-cell office:value-type="float" office:value="412.14840613" calcext:value-type="float">
            <text:p>412.14840613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019949" calcext:value-type="float">
            <text:p>0.09019949</text:p>
          </table:table-cell>
          <table:table-cell office:value-type="float" office:value="0.16974019" calcext:value-type="float">
            <text:p>0.16974019</text:p>
          </table:table-cell>
          <table:table-cell office:value-type="float" office:value="2.68674421" calcext:value-type="float">
            <text:p>2.68674421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81" calcext:value-type="float">
            <text:p>781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7.55064392" calcext:value-type="float">
            <text:p>47.55064392</text:p>
          </table:table-cell>
          <table:table-cell office:value-type="float" office:value="0.97706276" calcext:value-type="float">
            <text:p>0.97706276</text:p>
          </table:table-cell>
          <table:table-cell office:value-type="float" office:value="0.22377364" calcext:value-type="float">
            <text:p>0.22377364</text:p>
          </table:table-cell>
          <table:table-cell office:value-type="float" office:value="46.36506286" calcext:value-type="float">
            <text:p>46.36506286</text:p>
          </table:table-cell>
          <table:table-cell office:value-type="float" office:value="10.55199903" calcext:value-type="float">
            <text:p>10.55199903</text:p>
          </table:table-cell>
          <table:table-cell office:value-type="float" office:value="54.2131188" calcext:value-type="float">
            <text:p>54.2131188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201336" calcext:value-type="float">
            <text:p>0.09201336</text:p>
          </table:table-cell>
          <table:table-cell office:value-type="float" office:value="0.16915621" calcext:value-type="float">
            <text:p>0.16915621</text:p>
          </table:table-cell>
          <table:table-cell office:value-type="float" office:value="2.68165517" calcext:value-type="float">
            <text:p>2.68165517</text:p>
          </table:table-cell>
          <table:table-cell table:number-columns-repeated="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81" calcext:value-type="float">
            <text:p>781</text:p>
          </table:table-cell>
          <table:table-cell table:number-columns-repeated="2" office:value-type="float" office:value="788" calcext:value-type="float">
            <text:p>788</text:p>
          </table:table-cell>
          <table:table-cell office:value-type="float" office:value="23" calcext:value-type="float">
            <text:p>23</text:p>
          </table:table-cell>
          <table:table-cell office:value-type="float" office:value="-11" calcext:value-type="float">
            <text:p>-11</text:p>
          </table:table-cell>
          <table:table-cell office:value-type="float" office:value="43.88997269" calcext:value-type="float">
            <text:p>43.88997269</text:p>
          </table:table-cell>
          <table:table-cell office:value-type="float" office:value="-0.77227432" calcext:value-type="float">
            <text:p>-0.77227432</text:p>
          </table:table-cell>
          <table:table-cell office:value-type="float" office:value="-0.02097136" calcext:value-type="float">
            <text:p>-0.02097136</text:p>
          </table:table-cell>
          <table:table-cell office:value-type="float" office:value="43.88032168" calcext:value-type="float">
            <text:p>43.88032168</text:p>
          </table:table-cell>
          <table:table-cell office:value-type="float" office:value="-0.92036477" calcext:value-type="float">
            <text:p>-0.92036477</text:p>
          </table:table-cell>
          <table:table-cell office:value-type="float" office:value="-37.36622434" calcext:value-type="float">
            <text:p>-37.36622434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201336" calcext:value-type="float">
            <text:p>0.09201336</text:p>
          </table:table-cell>
          <table:table-cell office:value-type="float" office:value="0.16915621" calcext:value-type="float">
            <text:p>0.16915621</text:p>
          </table:table-cell>
          <table:table-cell office:value-type="float" office:value="2.68165517" calcext:value-type="float">
            <text:p>2.68165517</text:p>
          </table:table-cell>
          <table:table-cell table:number-columns-repeated="7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83" calcext:value-type="float">
            <text:p>783</text:p>
          </table:table-cell>
          <table:table-cell table:number-columns-repeated="2" office:value-type="float" office:value="799" calcext:value-type="float">
            <text:p>79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4.84209442" calcext:value-type="float">
            <text:p>24.84209442</text:p>
          </table:table-cell>
          <table:table-cell office:value-type="float" office:value="1.15221643" calcext:value-type="float">
            <text:p>1.15221643</text:p>
          </table:table-cell>
          <table:table-cell office:value-type="float" office:value="3.13808441" calcext:value-type="float">
            <text:p>3.13808441</text:p>
          </table:table-cell>
          <table:table-cell office:value-type="float" office:value="-24.84194155" calcext:value-type="float">
            <text:p>-24.84194155</text:p>
          </table:table-cell>
          <table:table-cell office:value-type="float" office:value="0.0871519" calcext:value-type="float">
            <text:p>0.0871519</text:p>
          </table:table-cell>
          <table:table-cell office:value-type="float" office:value="35.39085332" calcext:value-type="float">
            <text:p>35.39085332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019949" calcext:value-type="float">
            <text:p>0.09019949</text:p>
          </table:table-cell>
          <table:table-cell office:value-type="float" office:value="0.16974019" calcext:value-type="float">
            <text:p>0.16974019</text:p>
          </table:table-cell>
          <table:table-cell office:value-type="float" office:value="2.68674421" calcext:value-type="float">
            <text:p>2.68674421</text:p>
          </table:table-cell>
          <table:table-cell table:number-columns-repeated="7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83" calcext:value-type="float">
            <text:p>783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office:value-type="float" office:value="-11" calcext:value-type="float">
            <text:p>-11</text:p>
          </table:table-cell>
          <table:table-cell office:value-type="float" office:value="52.94823456" calcext:value-type="float">
            <text:p>52.94823456</text:p>
          </table:table-cell>
          <table:table-cell office:value-type="float" office:value="2.66033554" calcext:value-type="float">
            <text:p>2.66033554</text:p>
          </table:table-cell>
          <table:table-cell office:value-type="float" office:value="0.65474838" calcext:value-type="float">
            <text:p>0.65474838</text:p>
          </table:table-cell>
          <table:table-cell office:value-type="float" office:value="41.99860211" calcext:value-type="float">
            <text:p>41.99860211</text:p>
          </table:table-cell>
          <table:table-cell office:value-type="float" office:value="32.24333984" calcext:value-type="float">
            <text:p>32.24333984</text:p>
          </table:table-cell>
          <table:table-cell office:value-type="float" office:value="376.75745541" calcext:value-type="float">
            <text:p>376.75745541</text:p>
          </table:table-cell>
          <table:table-cell office:value-type="float" office:value="0.00051106" calcext:value-type="float">
            <text:p>0.00051106</text:p>
          </table:table-cell>
          <table:table-cell office:value-type="float" office:value="0.09019949" calcext:value-type="float">
            <text:p>0.09019949</text:p>
          </table:table-cell>
          <table:table-cell office:value-type="float" office:value="0.16974019" calcext:value-type="float">
            <text:p>0.16974019</text:p>
          </table:table-cell>
          <table:table-cell office:value-type="float" office:value="2.68674421" calcext:value-type="float">
            <text:p>2.686744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Mo1</text:p>
          </table:table-cell>
          <table:table-cell office:value-type="string" calcext:value-type="string">
            <text:p>Mo2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Da2</text:p>
          </table:table-cell>
          <table:table-cell office:value-type="string" calcext:value-type="string">
            <text:p>MoPdg</text:p>
          </table:table-cell>
          <table:table-cell office:value-type="string" calcext:value-type="string">
            <text:p>DaPdg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 text:c="9"/>u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24245.36523438" calcext:value-type="float">
            <text:p>24245.365234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9.36523438" calcext:value-type="float">
            <text:p>1489.36523438</text:p>
          </table:table-cell>
          <table:table-cell office:value-type="float" office:value="0" calcext:value-type="float">
            <text:p>0</text:p>
          </table:table-cell>
          <table:table-cell office:value-type="float" office:value="0.09049463" calcext:value-type="float">
            <text:p>0.09049463</text:p>
          </table:table-cell>
          <table:table-cell office:value-type="float" office:value="0.1685271" calcext:value-type="float">
            <text:p>0.1685271</text:p>
          </table:table-cell>
          <table:table-cell office:value-type="float" office:value="0.53794611" calcext:value-type="float">
            <text:p>0.5379461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s text:c="6"/>ubar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-22810.32421875" calcext:value-type="float">
            <text:p>-22810.32421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4.32421875" calcext:value-type="float">
            <text:p>-54.32421875</text:p>
          </table:table-cell>
          <table:table-cell office:value-type="float" office:value="0" calcext:value-type="float">
            <text:p>0</text:p>
          </table:table-cell>
          <table:table-cell office:value-type="float" office:value="0.09049463" calcext:value-type="float">
            <text:p>0.09049463</text:p>
          </table:table-cell>
          <table:table-cell office:value-type="float" office:value="0.1685271" calcext:value-type="float">
            <text:p>0.1685271</text:p>
          </table:table-cell>
          <table:table-cell office:value-type="float" office:value="0.53794611" calcext:value-type="float">
            <text:p>0.5379461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56" calcext:value-type="float">
            <text:p>-556</text:p>
          </table:table-cell>
          <table:table-cell office:value-type="string" calcext:value-type="string">
            <text:p><text:s text:c="5"/>P-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556" calcext:value-type="float">
            <text:p>-556</text:p>
          </table:table-cell>
          <table:table-cell office:value-type="float" office:value="150.08265686" calcext:value-type="float">
            <text:p>150.08265686</text:p>
          </table:table-cell>
          <table:table-cell office:value-type="float" office:value="2.67645216" calcext:value-type="float">
            <text:p>2.67645216</text:p>
          </table:table-cell>
          <table:table-cell office:value-type="float" office:value="1.06649423" calcext:value-type="float">
            <text:p>1.06649423</text:p>
          </table:table-cell>
          <table:table-cell office:value-type="float" office:value="72.5194203" calcext:value-type="float">
            <text:p>72.5194203</text:p>
          </table:table-cell>
          <table:table-cell office:value-type="float" office:value="131.39915361" calcext:value-type="float">
            <text:p>131.39915361</text:p>
          </table:table-cell>
          <table:table-cell office:value-type="float" office:value="1085.44524282" calcext:value-type="float">
            <text:p>1085.44524282</text:p>
          </table:table-cell>
          <table:table-cell office:value-type="float" office:value="199.99925232" calcext:value-type="float">
            <text:p>199.99925232</text:p>
          </table:table-cell>
          <table:table-cell office:value-type="float" office:value="0.09049463" calcext:value-type="float">
            <text:p>0.09049463</text:p>
          </table:table-cell>
          <table:table-cell office:value-type="float" office:value="0.1685271" calcext:value-type="float">
            <text:p>0.1685271</text:p>
          </table:table-cell>
          <table:table-cell office:value-type="float" office:value="0.53794611" calcext:value-type="float">
            <text:p>0.5379461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6"/>P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56" calcext:value-type="float">
            <text:p>556</text:p>
          </table:table-cell>
          <table:table-cell office:value-type="float" office:value="150.08265686" calcext:value-type="float">
            <text:p>150.08265686</text:p>
          </table:table-cell>
          <table:table-cell office:value-type="float" office:value="1.58191955" calcext:value-type="float">
            <text:p>1.58191955</text:p>
          </table:table-cell>
          <table:table-cell office:value-type="float" office:value="-2.07509851" calcext:value-type="float">
            <text:p>-2.07509851</text:p>
          </table:table-cell>
          <table:table-cell office:value-type="float" office:value="-72.51943178" calcext:value-type="float">
            <text:p>-72.51943178</text:p>
          </table:table-cell>
          <table:table-cell office:value-type="float" office:value="-131.39914727" calcext:value-type="float">
            <text:p>-131.39914727</text:p>
          </table:table-cell>
          <table:table-cell office:value-type="float" office:value="349.59533681" calcext:value-type="float">
            <text:p>349.59533681</text:p>
          </table:table-cell>
          <table:table-cell office:value-type="float" office:value="200.0004425" calcext:value-type="float">
            <text:p>200.0004425</text:p>
          </table:table-cell>
          <table:table-cell office:value-type="float" office:value="0.09049463" calcext:value-type="float">
            <text:p>0.09049463</text:p>
          </table:table-cell>
          <table:table-cell office:value-type="float" office:value="0.1685271" calcext:value-type="float">
            <text:p>0.1685271</text:p>
          </table:table-cell>
          <table:table-cell office:value-type="float" office:value="0.53794611" calcext:value-type="float">
            <text:p>0.53794611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-556" calcext:value-type="float">
            <text:p>-556</text:p>
          </table:table-cell>
          <table:table-cell office:value-type="float" office:value="-11" calcext:value-type="float">
            <text:p>-11</text:p>
          </table:table-cell>
          <table:table-cell office:value-type="float" office:value="107.46681213" calcext:value-type="float">
            <text:p>107.46681213</text:p>
          </table:table-cell>
          <table:table-cell office:value-type="float" office:value="2.69351912" calcext:value-type="float">
            <text:p>2.69351912</text:p>
          </table:table-cell>
          <table:table-cell office:value-type="float" office:value="1.32605851" calcext:value-type="float">
            <text:p>1.32605851</text:p>
          </table:table-cell>
          <table:table-cell office:value-type="float" office:value="26.03941983" calcext:value-type="float">
            <text:p>26.03941983</text:p>
          </table:table-cell>
          <table:table-cell office:value-type="float" office:value="104.26439625" calcext:value-type="float">
            <text:p>104.26439625</text:p>
          </table:table-cell>
          <table:table-cell office:value-type="float" office:value="790.73904323" calcext:value-type="float">
            <text:p>790.73904323</text:p>
          </table:table-cell>
          <table:table-cell office:value-type="float" office:value="0.00051123" calcext:value-type="float">
            <text:p>0.00051123</text:p>
          </table:table-cell>
          <table:table-cell office:value-type="float" office:value="0.09232005" calcext:value-type="float">
            <text:p>0.09232005</text:p>
          </table:table-cell>
          <table:table-cell office:value-type="float" office:value="0.17113386" calcext:value-type="float">
            <text:p>0.17113386</text:p>
          </table:table-cell>
          <table:table-cell office:value-type="float" office:value="0.56061453" calcext:value-type="float">
            <text:p>0.56061453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4" calcext:value-type="float">
            <text:p>204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-556" calcext:value-type="float">
            <text:p>-556</text:p>
          </table:table-cell>
          <table:table-cell office:value-type="float" office:value="23" calcext:value-type="float">
            <text:p>23</text:p>
          </table:table-cell>
          <table:table-cell office:value-type="float" office:value="61.95862198" calcext:value-type="float">
            <text:p>61.95862198</text:p>
          </table:table-cell>
          <table:table-cell office:value-type="float" office:value="2.17781258" calcext:value-type="float">
            <text:p>2.17781258</text:p>
          </table:table-cell>
          <table:table-cell office:value-type="float" office:value="0.28986207" calcext:value-type="float">
            <text:p>0.28986207</text:p>
          </table:table-cell>
          <table:table-cell office:value-type="float" office:value="59.37391328" calcext:value-type="float">
            <text:p>59.37391328</text:p>
          </table:table-cell>
          <table:table-cell office:value-type="float" office:value="17.70901634" calcext:value-type="float">
            <text:p>17.70901634</text:p>
          </table:table-cell>
          <table:table-cell office:value-type="float" office:value="269.94404163" calcext:value-type="float">
            <text:p>269.94404163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232005" calcext:value-type="float">
            <text:p>0.09232005</text:p>
          </table:table-cell>
          <table:table-cell office:value-type="float" office:value="0.17113386" calcext:value-type="float">
            <text:p>0.17113386</text:p>
          </table:table-cell>
          <table:table-cell office:value-type="float" office:value="0.56061453" calcext:value-type="float">
            <text:p>0.56061453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5" calcext:value-type="float">
            <text:p>20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10.42012024" calcext:value-type="float">
            <text:p>110.42012024</text:p>
          </table:table-cell>
          <table:table-cell office:value-type="float" office:value="1.10327506" calcext:value-type="float">
            <text:p>1.10327506</text:p>
          </table:table-cell>
          <table:table-cell office:value-type="float" office:value="-1.1701386" calcext:value-type="float">
            <text:p>-1.1701386</text:p>
          </table:table-cell>
          <table:table-cell office:value-type="float" office:value="43.06650436" calcext:value-type="float">
            <text:p>43.06650436</text:p>
          </table:table-cell>
          <table:table-cell office:value-type="float" office:value="-101.6753616" calcext:value-type="float">
            <text:p>-101.6753616</text:p>
          </table:table-cell>
          <table:table-cell office:value-type="float" office:value="148.08653697" calcext:value-type="float">
            <text:p>148.08653697</text:p>
          </table:table-cell>
          <table:table-cell office:value-type="float" office:value="0.00051102" calcext:value-type="float">
            <text:p>0.00051102</text:p>
          </table:table-cell>
          <table:table-cell office:value-type="float" office:value="0.09023961" calcext:value-type="float">
            <text:p>0.09023961</text:p>
          </table:table-cell>
          <table:table-cell office:value-type="float" office:value="0.16789375" calcext:value-type="float">
            <text:p>0.16789375</text:p>
          </table:table-cell>
          <table:table-cell office:value-type="float" office:value="0.53955114" calcext:value-type="float">
            <text:p>0.53955114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556" calcext:value-type="float">
            <text:p>556</text:p>
          </table:table-cell>
          <table:table-cell office:value-type="float" office:value="13" calcext:value-type="float">
            <text:p>13</text:p>
          </table:table-cell>
          <table:table-cell office:value-type="float" office:value="120.72741699" calcext:value-type="float">
            <text:p>120.72741699</text:p>
          </table:table-cell>
          <table:table-cell office:value-type="float" office:value="1.4841361" calcext:value-type="float">
            <text:p>1.4841361</text:p>
          </table:table-cell>
          <table:table-cell office:value-type="float" office:value="-2.6552422" calcext:value-type="float">
            <text:p>-2.6552422</text:p>
          </table:table-cell>
          <table:table-cell office:value-type="float" office:value="-106.72841527" calcext:value-type="float">
            <text:p>-106.72841527</text:p>
          </table:table-cell>
          <table:table-cell office:value-type="float" office:value="-56.4283137" calcext:value-type="float">
            <text:p>-56.4283137</text:p>
          </table:table-cell>
          <table:table-cell office:value-type="float" office:value="252.58921531" calcext:value-type="float">
            <text:p>252.58921531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023961" calcext:value-type="float">
            <text:p>0.09023961</text:p>
          </table:table-cell>
          <table:table-cell office:value-type="float" office:value="0.16789375" calcext:value-type="float">
            <text:p>0.16789375</text:p>
          </table:table-cell>
          <table:table-cell office:value-type="float" office:value="0.53955114" calcext:value-type="float">
            <text:p>0.53955114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8" calcext:value-type="float">
            <text:p>268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2.96886826" calcext:value-type="float">
            <text:p>32.96886826</text:p>
          </table:table-cell>
          <table:table-cell office:value-type="float" office:value="0.56856585" calcext:value-type="float">
            <text:p>0.56856585</text:p>
          </table:table-cell>
          <table:table-cell office:value-type="float" office:value="-0.28466749" calcext:value-type="float">
            <text:p>-0.28466749</text:p>
          </table:table-cell>
          <table:table-cell office:value-type="float" office:value="31.64203901" calcext:value-type="float">
            <text:p>31.64203901</text:p>
          </table:table-cell>
          <table:table-cell office:value-type="float" office:value="-9.25892225" calcext:value-type="float">
            <text:p>-9.25892225</text:p>
          </table:table-cell>
          <table:table-cell office:value-type="float" office:value="19.77136154" calcext:value-type="float">
            <text:p>19.77136154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232005" calcext:value-type="float">
            <text:p>0.09232005</text:p>
          </table:table-cell>
          <table:table-cell office:value-type="float" office:value="0.17113386" calcext:value-type="float">
            <text:p>0.17113386</text:p>
          </table:table-cell>
          <table:table-cell office:value-type="float" office:value="0.56061453" calcext:value-type="float">
            <text:p>0.56061453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3" calcext:value-type="float">
            <text:p>23</text:p>
          </table:table-cell>
          <table:table-cell office:value-type="float" office:value="-11" calcext:value-type="float">
            <text:p>-11</text:p>
          </table:table-cell>
          <table:table-cell office:value-type="float" office:value="38.68237305" calcext:value-type="float">
            <text:p>38.68237305</text:p>
          </table:table-cell>
          <table:table-cell office:value-type="float" office:value="2.56583905" calcext:value-type="float">
            <text:p>2.56583905</text:p>
          </table:table-cell>
          <table:table-cell office:value-type="float" office:value="0.77143425" calcext:value-type="float">
            <text:p>0.77143425</text:p>
          </table:table-cell>
          <table:table-cell office:value-type="float" office:value="27.73183814" calcext:value-type="float">
            <text:p>27.73183814</text:p>
          </table:table-cell>
          <table:table-cell office:value-type="float" office:value="26.96796503" calcext:value-type="float">
            <text:p>26.96796503</text:p>
          </table:table-cell>
          <table:table-cell office:value-type="float" office:value="250.17276463" calcext:value-type="float">
            <text:p>250.17276463</text:p>
          </table:table-cell>
          <table:table-cell office:value-type="float" office:value="0.00051096" calcext:value-type="float">
            <text:p>0.00051096</text:p>
          </table:table-cell>
          <table:table-cell office:value-type="float" office:value="0.09232005" calcext:value-type="float">
            <text:p>0.09232005</text:p>
          </table:table-cell>
          <table:table-cell office:value-type="float" office:value="0.17113386" calcext:value-type="float">
            <text:p>0.17113386</text:p>
          </table:table-cell>
          <table:table-cell office:value-type="float" office:value="0.56061453" calcext:value-type="float">
            <text:p>0.56061453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7"/>mu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0" calcext:value-type="float">
            <text:p>27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1.21083069" calcext:value-type="float">
            <text:p>101.21083069</text:p>
          </table:table-cell>
          <table:table-cell office:value-type="float" office:value="1.28306961" calcext:value-type="float">
            <text:p>1.28306961</text:p>
          </table:table-cell>
          <table:table-cell office:value-type="float" office:value="-2.23488569" calcext:value-type="float">
            <text:p>-2.23488569</text:p>
          </table:table-cell>
          <table:table-cell office:value-type="float" office:value="-62.38051452" calcext:value-type="float">
            <text:p>-62.38051452</text:p>
          </table:table-cell>
          <table:table-cell office:value-type="float" office:value="-79.70134037" calcext:value-type="float">
            <text:p>-79.70134037</text:p>
          </table:table-cell>
          <table:table-cell office:value-type="float" office:value="168.54193438" calcext:value-type="float">
            <text:p>168.54193438</text:p>
          </table:table-cell>
          <table:table-cell office:value-type="float" office:value="0.10566" calcext:value-type="float">
            <text:p>0.10566</text:p>
          </table:table-cell>
          <table:table-cell office:value-type="float" office:value="0.09023961" calcext:value-type="float">
            <text:p>0.09023961</text:p>
          </table:table-cell>
          <table:table-cell office:value-type="float" office:value="0.16789375" calcext:value-type="float">
            <text:p>0.16789375</text:p>
          </table:table-cell>
          <table:table-cell office:value-type="float" office:value="0.53955114" calcext:value-type="float">
            <text:p>0.53955114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<text:s text:c="7"/>mu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0" calcext:value-type="float">
            <text:p>27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0.08362961" calcext:value-type="float">
            <text:p>50.08362961</text:p>
          </table:table-cell>
          <table:table-cell office:value-type="float" office:value="1.28968322" calcext:value-type="float">
            <text:p>1.28968322</text:p>
          </table:table-cell>
          <table:table-cell office:value-type="float" office:value="2.65831566" calcext:value-type="float">
            <text:p>2.65831566</text:p>
          </table:table-cell>
          <table:table-cell office:value-type="float" office:value="-44.34789783" calcext:value-type="float">
            <text:p>-44.34789783</text:p>
          </table:table-cell>
          <table:table-cell office:value-type="float" office:value="23.27302973" calcext:value-type="float">
            <text:p>23.27302973</text:p>
          </table:table-cell>
          <table:table-cell office:value-type="float" office:value="84.04729104" calcext:value-type="float">
            <text:p>84.04729104</text:p>
          </table:table-cell>
          <table:table-cell office:value-type="float" office:value="0.10566" calcext:value-type="float">
            <text:p>0.10566</text:p>
          </table:table-cell>
          <table:table-cell office:value-type="float" office:value="0.09023961" calcext:value-type="float">
            <text:p>0.09023961</text:p>
          </table:table-cell>
          <table:table-cell office:value-type="float" office:value="0.16789375" calcext:value-type="float">
            <text:p>0.16789375</text:p>
          </table:table-cell>
          <table:table-cell office:value-type="float" office:value="0.53955114" calcext:value-type="float">
            <text:p>0.53955114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Mo1</text:p>
          </table:table-cell>
          <table:table-cell office:value-type="string" calcext:value-type="string">
            <text:p>Mo2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Da2</text:p>
          </table:table-cell>
          <table:table-cell office:value-type="string" calcext:value-type="string">
            <text:p>MoPdg</text:p>
          </table:table-cell>
          <table:table-cell office:value-type="string" calcext:value-type="string">
            <text:p>DaPdg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Pxd</text:p>
          </table:table-cell>
          <table:table-cell office:value-type="string" calcext:value-type="string">
            <text:p>Pyd</text:p>
          </table:table-cell>
          <table:table-cell office:value-type="string" calcext:value-type="string">
            <text:p>Pzd</text:p>
          </table:table-cell>
          <table:table-cell office:value-type="string" calcext:value-type="string">
            <text:p>Vxd</text:p>
          </table:table-cell>
          <table:table-cell office:value-type="string" calcext:value-type="string">
            <text:p>Vyd</text:p>
          </table:table-cell>
          <table:table-cell office:value-type="string" calcext:value-type="string">
            <text:p>Vzd</text:p>
          </table:table-cell>
          <table:table-cell office:value-type="string" calcext:value-type="string">
            <text:p>Pdot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d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22935.62695312" calcext:value-type="float">
            <text:p>22935.62695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.62695312" calcext:value-type="float">
            <text:p>179.62695312</text:p>
          </table:table-cell>
          <table:table-cell office:value-type="float" office:value="0" calcext:value-type="float">
            <text:p>0</text:p>
          </table:table-cell>
          <table:table-cell office:value-type="float" office:value="0.09076725" calcext:value-type="float">
            <text:p>0.09076725</text:p>
          </table:table-cell>
          <table:table-cell office:value-type="float" office:value="0.16920033" calcext:value-type="float">
            <text:p>0.16920033</text:p>
          </table:table-cell>
          <table:table-cell office:value-type="float" office:value="3.66483998" calcext:value-type="float">
            <text:p>3.6648399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 text:c="6"/>dbar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-24198.24023438" calcext:value-type="float">
            <text:p>-24198.240234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42.24023438" calcext:value-type="float">
            <text:p>-1442.24023438</text:p>
          </table:table-cell>
          <table:table-cell office:value-type="float" office:value="0" calcext:value-type="float">
            <text:p>0</text:p>
          </table:table-cell>
          <table:table-cell office:value-type="float" office:value="0.09076725" calcext:value-type="float">
            <text:p>0.09076725</text:p>
          </table:table-cell>
          <table:table-cell office:value-type="float" office:value="0.16920033" calcext:value-type="float">
            <text:p>0.16920033</text:p>
          </table:table-cell>
          <table:table-cell office:value-type="float" office:value="3.66483998" calcext:value-type="float">
            <text:p>3.6648399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56" calcext:value-type="float">
            <text:p>-556</text:p>
          </table:table-cell>
          <table:table-cell office:value-type="string" calcext:value-type="string">
            <text:p><text:s text:c="5"/>P-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556" calcext:value-type="float">
            <text:p>-556</text:p>
          </table:table-cell>
          <table:table-cell office:value-type="float" office:value="165.50794983" calcext:value-type="float">
            <text:p>165.50794983</text:p>
          </table:table-cell>
          <table:table-cell office:value-type="float" office:value="2.78004074" calcext:value-type="float">
            <text:p>2.78004074</text:p>
          </table:table-cell>
          <table:table-cell office:value-type="float" office:value="-1.43651247" calcext:value-type="float">
            <text:p>-1.43651247</text:p>
          </table:table-cell>
          <table:table-cell office:value-type="float" office:value="22.15831175" calcext:value-type="float">
            <text:p>22.15831175</text:p>
          </table:table-cell>
          <table:table-cell office:value-type="float" office:value="-164.0179584" calcext:value-type="float">
            <text:p>-164.0179584</text:p>
          </table:table-cell>
          <table:table-cell office:value-type="float" office:value="1328.83367727" calcext:value-type="float">
            <text:p>1328.83367727</text:p>
          </table:table-cell>
          <table:table-cell office:value-type="float" office:value="200.00006104" calcext:value-type="float">
            <text:p>200.00006104</text:p>
          </table:table-cell>
          <table:table-cell office:value-type="float" office:value="0.09076725" calcext:value-type="float">
            <text:p>0.09076725</text:p>
          </table:table-cell>
          <table:table-cell office:value-type="float" office:value="0.16920033" calcext:value-type="float">
            <text:p>0.16920033</text:p>
          </table:table-cell>
          <table:table-cell office:value-type="float" office:value="3.66483998" calcext:value-type="float">
            <text:p>3.66483998</text:p>
          </table:table-cell>
          <table:table-cell table:formula="of:=[.N4]" office:value-type="float" office:value="22.15831175" calcext:value-type="float">
            <text:p>22.15831175</text:p>
          </table:table-cell>
          <table:table-cell table:formula="of:=[.O4]" office:value-type="float" office:value="-164.0179584" calcext:value-type="float">
            <text:p>-164.0179584</text:p>
          </table:table-cell>
          <table:table-cell table:formula="of:=[.P4]" office:value-type="float" office:value="1328.83367727" calcext:value-type="float">
            <text:p>1328.83367727</text:p>
          </table:table-cell>
          <table:table-cell table:formula="of:=[.R4]-[.R$2]" office:value-type="float" office:value="0" calcext:value-type="float">
            <text:p>0</text:p>
          </table:table-cell>
          <table:table-cell table:formula="of:=[.S4]-[.S$2]" office:value-type="float" office:value="0" calcext:value-type="float">
            <text:p>0</text:p>
          </table:table-cell>
          <table:table-cell table:formula="of:=[.T4]-[.T$2]" office:value-type="float" office:value="0" calcext:value-type="float">
            <text:p>0</text:p>
          </table:table-cell>
          <table:table-cell table:formula="of:=[.X4]*[.U4]+[.Y4]*[.V4]+[.Z4]*[.W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6"/>P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float" office:value="165.50794983" calcext:value-type="float">
            <text:p>165.50794983</text:p>
          </table:table-cell>
          <table:table-cell office:value-type="float" office:value="-0.39013317" calcext:value-type="float">
            <text:p>-0.39013317</text:p>
          </table:table-cell>
          <table:table-cell office:value-type="float" office:value="1.70508015" calcext:value-type="float">
            <text:p>1.70508015</text:p>
          </table:table-cell>
          <table:table-cell office:value-type="float" office:value="-22.15830653" calcext:value-type="float">
            <text:p>-22.15830653</text:p>
          </table:table-cell>
          <table:table-cell office:value-type="float" office:value="164.0179591" calcext:value-type="float">
            <text:p>164.0179591</text:p>
          </table:table-cell>
          <table:table-cell office:value-type="float" office:value="-66.22062319" calcext:value-type="float">
            <text:p>-66.22062319</text:p>
          </table:table-cell>
          <table:table-cell office:value-type="float" office:value="199.99945068" calcext:value-type="float">
            <text:p>199.99945068</text:p>
          </table:table-cell>
          <table:table-cell office:value-type="float" office:value="0.09076725" calcext:value-type="float">
            <text:p>0.09076725</text:p>
          </table:table-cell>
          <table:table-cell office:value-type="float" office:value="0.16920033" calcext:value-type="float">
            <text:p>0.16920033</text:p>
          </table:table-cell>
          <table:table-cell office:value-type="float" office:value="3.66483998" calcext:value-type="float">
            <text:p>3.66483998</text:p>
          </table:table-cell>
          <table:table-cell table:formula="of:=[.N5]" office:value-type="float" office:value="-22.15830653" calcext:value-type="float">
            <text:p>-22.15830653</text:p>
          </table:table-cell>
          <table:table-cell table:formula="of:=[.O5]" office:value-type="float" office:value="164.0179591" calcext:value-type="float">
            <text:p>164.0179591</text:p>
          </table:table-cell>
          <table:table-cell table:formula="of:=[.P5]" office:value-type="float" office:value="-66.22062319" calcext:value-type="float">
            <text:p>-66.22062319</text:p>
          </table:table-cell>
          <table:table-cell table:formula="of:=[.R5]-[.R$2]" office:value-type="float" office:value="0" calcext:value-type="float">
            <text:p>0</text:p>
          </table:table-cell>
          <table:table-cell table:formula="of:=[.S5]-[.S$2]" office:value-type="float" office:value="0" calcext:value-type="float">
            <text:p>0</text:p>
          </table:table-cell>
          <table:table-cell table:formula="of:=[.T5]-[.T$2]" office:value-type="float" office:value="0" calcext:value-type="float">
            <text:p>0</text:p>
          </table:table-cell>
          <table:table-cell table:formula="of:=[.X5]*[.U5]+[.Y5]*[.V5]+[.Z5]*[.W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-556" calcext:value-type="float">
            <text:p>-556</text:p>
          </table:table-cell>
          <table:table-cell office:value-type="float" office:value="-11" calcext:value-type="float">
            <text:p>-11</text:p>
          </table:table-cell>
          <table:table-cell office:value-type="float" office:value="20.04110527" calcext:value-type="float">
            <text:p>20.04110527</text:p>
          </table:table-cell>
          <table:table-cell office:value-type="float" office:value="-0.39348194" calcext:value-type="float">
            <text:p>-0.39348194</text:p>
          </table:table-cell>
          <table:table-cell office:value-type="float" office:value="0.72793859" calcext:value-type="float">
            <text:p>0.72793859</text:p>
          </table:table-cell>
          <table:table-cell office:value-type="float" office:value="14.9616372" calcext:value-type="float">
            <text:p>14.9616372</text:p>
          </table:table-cell>
          <table:table-cell office:value-type="float" office:value="13.33399088" calcext:value-type="float">
            <text:p>13.33399088</text:p>
          </table:table-cell>
          <table:table-cell office:value-type="float" office:value="-8.09088493" calcext:value-type="float">
            <text:p>-8.09088493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076725" calcext:value-type="float">
            <text:p>0.09076725</text:p>
          </table:table-cell>
          <table:table-cell office:value-type="float" office:value="0.16920033" calcext:value-type="float">
            <text:p>0.16920033</text:p>
          </table:table-cell>
          <table:table-cell office:value-type="float" office:value="3.66483998" calcext:value-type="float">
            <text:p>3.66483998</text:p>
          </table:table-cell>
          <table:table-cell table:number-columns-repeated="3"/>
          <table:table-cell table:formula="of:=[.R6]-[.R$2]" office:value-type="float" office:value="0" calcext:value-type="float">
            <text:p>0</text:p>
          </table:table-cell>
          <table:table-cell table:formula="of:=[.S6]-[.S$2]" office:value-type="float" office:value="0" calcext:value-type="float">
            <text:p>0</text:p>
          </table:table-cell>
          <table:table-cell table:formula="of:=[.T6]-[.T$2]" office:value-type="float" office:value="0" calcext:value-type="float">
            <text:p>0</text:p>
          </table:table-cell>
          <table:table-cell table:formula="of:=[.X6]*[.U6]+[.Y6]*[.V6]+[.Z6]*[.W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-556" calcext:value-type="float">
            <text:p>-556</text:p>
          </table:table-cell>
          <table:table-cell office:value-type="float" office:value="23" calcext:value-type="float">
            <text:p>23</text:p>
          </table:table-cell>
          <table:table-cell office:value-type="float" office:value="139.334198" calcext:value-type="float">
            <text:p>139.334198</text:p>
          </table:table-cell>
          <table:table-cell office:value-type="float" office:value="-2.94639063" calcext:value-type="float">
            <text:p>-2.94639063</text:p>
          </table:table-cell>
          <table:table-cell office:value-type="float" office:value="1.35130847" calcext:value-type="float">
            <text:p>1.35130847</text:p>
          </table:table-cell>
          <table:table-cell office:value-type="float" office:value="30.33720708" calcext:value-type="float">
            <text:p>30.33720708</text:p>
          </table:table-cell>
          <table:table-cell office:value-type="float" office:value="135.99144311" calcext:value-type="float">
            <text:p>135.99144311</text:p>
          </table:table-cell>
          <table:table-cell office:value-type="float" office:value="-1322.60121283" calcext:value-type="float">
            <text:p>-1322.60121283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076725" calcext:value-type="float">
            <text:p>0.09076725</text:p>
          </table:table-cell>
          <table:table-cell office:value-type="float" office:value="0.16920033" calcext:value-type="float">
            <text:p>0.16920033</text:p>
          </table:table-cell>
          <table:table-cell office:value-type="float" office:value="3.66483998" calcext:value-type="float">
            <text:p>3.66483998</text:p>
          </table:table-cell>
          <table:table-cell table:formula="of:=[.N7]+[.N6]" office:value-type="float" office:value="45.29884428" calcext:value-type="float">
            <text:p>45.29884428</text:p>
          </table:table-cell>
          <table:table-cell table:formula="of:=[.O7]+[.O6]" office:value-type="float" office:value="149.32543399" calcext:value-type="float">
            <text:p>149.32543399</text:p>
          </table:table-cell>
          <table:table-cell table:formula="of:=[.P7]+[.P6]" office:value-type="float" office:value="-1330.69209776" calcext:value-type="float">
            <text:p>-1330.69209776</text:p>
          </table:table-cell>
          <table:table-cell table:formula="of:=[.R7]-[.R$2]" office:value-type="float" office:value="0" calcext:value-type="float">
            <text:p>0</text:p>
          </table:table-cell>
          <table:table-cell table:formula="of:=[.S7]-[.S$2]" office:value-type="float" office:value="0" calcext:value-type="float">
            <text:p>0</text:p>
          </table:table-cell>
          <table:table-cell table:formula="of:=[.T7]-[.T$2]" office:value-type="float" office:value="0" calcext:value-type="float">
            <text:p>0</text:p>
          </table:table-cell>
          <table:table-cell table:formula="of:=[.X7]*[.U7]+[.Y7]*[.V7]+[.Z7]*[.W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556" calcext:value-type="float">
            <text:p>556</text:p>
          </table:table-cell>
          <table:table-cell office:value-type="float" office:value="11" calcext:value-type="float">
            <text:p>11</text:p>
          </table:table-cell>
          <table:table-cell office:value-type="float" office:value="162.29103088" calcext:value-type="float">
            <text:p>162.29103088</text:p>
          </table:table-cell>
          <table:table-cell office:value-type="float" office:value="0.32170656" calcext:value-type="float">
            <text:p>0.32170656</text:p>
          </table:table-cell>
          <table:table-cell office:value-type="float" office:value="-1.61384511" calcext:value-type="float">
            <text:p>-1.61384511</text:p>
          </table:table-cell>
          <table:table-cell office:value-type="float" office:value="-6.98427372" calcext:value-type="float">
            <text:p>-6.98427372</text:p>
          </table:table-cell>
          <table:table-cell office:value-type="float" office:value="-162.14067542" calcext:value-type="float">
            <text:p>-162.14067542</text:p>
          </table:table-cell>
          <table:table-cell office:value-type="float" office:value="53.1153431" calcext:value-type="float">
            <text:p>53.1153431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076725" calcext:value-type="float">
            <text:p>0.09076725</text:p>
          </table:table-cell>
          <table:table-cell office:value-type="float" office:value="0.16920033" calcext:value-type="float">
            <text:p>0.16920033</text:p>
          </table:table-cell>
          <table:table-cell office:value-type="float" office:value="3.66483998" calcext:value-type="float">
            <text:p>3.66483998</text:p>
          </table:table-cell>
          <table:table-cell table:number-columns-repeated="3"/>
          <table:table-cell table:formula="of:=[.R8]-[.R$2]" office:value-type="float" office:value="0" calcext:value-type="float">
            <text:p>0</text:p>
          </table:table-cell>
          <table:table-cell table:formula="of:=[.S8]-[.S$2]" office:value-type="float" office:value="0" calcext:value-type="float">
            <text:p>0</text:p>
          </table:table-cell>
          <table:table-cell table:formula="of:=[.T8]-[.T$2]" office:value-type="float" office:value="0" calcext:value-type="float">
            <text:p>0</text:p>
          </table:table-cell>
          <table:table-cell table:formula="of:=[.X8]*[.U8]+[.Y8]*[.V8]+[.Z8]*[.W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556" calcext:value-type="float">
            <text:p>556</text:p>
          </table:table-cell>
          <table:table-cell office:value-type="float" office:value="23" calcext:value-type="float">
            <text:p>23</text:p>
          </table:table-cell>
          <table:table-cell office:value-type="float" office:value="34.4528923" calcext:value-type="float">
            <text:p>34.4528923</text:p>
          </table:table-cell>
          <table:table-cell office:value-type="float" office:value="0.41513065" calcext:value-type="float">
            <text:p>0.41513065</text:p>
          </table:table-cell>
          <table:table-cell office:value-type="float" office:value="-0.08068052" calcext:value-type="float">
            <text:p>-0.08068052</text:p>
          </table:table-cell>
          <table:table-cell office:value-type="float" office:value="34.34082021" calcext:value-type="float">
            <text:p>34.34082021</text:p>
          </table:table-cell>
          <table:table-cell office:value-type="float" office:value="-2.77666258" calcext:value-type="float">
            <text:p>-2.77666258</text:p>
          </table:table-cell>
          <table:table-cell office:value-type="float" office:value="14.71680415" calcext:value-type="float">
            <text:p>14.71680415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076725" calcext:value-type="float">
            <text:p>0.09076725</text:p>
          </table:table-cell>
          <table:table-cell office:value-type="float" office:value="0.16920033" calcext:value-type="float">
            <text:p>0.16920033</text:p>
          </table:table-cell>
          <table:table-cell office:value-type="float" office:value="3.66483998" calcext:value-type="float">
            <text:p>3.66483998</text:p>
          </table:table-cell>
          <table:table-cell table:formula="of:=[.N9]+[.N8]" office:value-type="float" office:value="27.35654649" calcext:value-type="float">
            <text:p>27.35654649</text:p>
          </table:table-cell>
          <table:table-cell table:formula="of:=[.O9]+[.O8]" office:value-type="float" office:value="-164.917338" calcext:value-type="float">
            <text:p>-164.917338</text:p>
          </table:table-cell>
          <table:table-cell table:formula="of:=[.P9]+[.P8]" office:value-type="float" office:value="67.83214725" calcext:value-type="float">
            <text:p>67.83214725</text:p>
          </table:table-cell>
          <table:table-cell table:formula="of:=[.R9]-[.R$2]" office:value-type="float" office:value="0" calcext:value-type="float">
            <text:p>0</text:p>
          </table:table-cell>
          <table:table-cell table:formula="of:=[.S9]-[.S$2]" office:value-type="float" office:value="0" calcext:value-type="float">
            <text:p>0</text:p>
          </table:table-cell>
          <table:table-cell table:formula="of:=[.T9]-[.T$2]" office:value-type="float" office:value="0" calcext:value-type="float">
            <text:p>0</text:p>
          </table:table-cell>
          <table:table-cell table:formula="of:=[.X9]*[.U9]+[.Y9]*[.V9]+[.Z9]*[.W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.17357445" calcext:value-type="float">
            <text:p>10.17357445</text:p>
          </table:table-cell>
          <table:table-cell office:value-type="float" office:value="-4.45423603" calcext:value-type="float">
            <text:p>-4.45423603</text:p>
          </table:table-cell>
          <table:table-cell office:value-type="float" office:value="0.1914044" calcext:value-type="float">
            <text:p>0.1914044</text:p>
          </table:table-cell>
          <table:table-cell office:value-type="float" office:value="9.98778497" calcext:value-type="float">
            <text:p>9.98778497</text:p>
          </table:table-cell>
          <table:table-cell office:value-type="float" office:value="1.9353988" calcext:value-type="float">
            <text:p>1.9353988</text:p>
          </table:table-cell>
          <table:table-cell office:value-type="float" office:value="-437.35587399" calcext:value-type="float">
            <text:p>-437.35587399</text:p>
          </table:table-cell>
          <table:table-cell office:value-type="float" office:value="0.00051106" calcext:value-type="float">
            <text:p>0.00051106</text:p>
          </table:table-cell>
          <table:table-cell office:value-type="float" office:value="0.09076725" calcext:value-type="float">
            <text:p>0.09076725</text:p>
          </table:table-cell>
          <table:table-cell office:value-type="float" office:value="0.16920033" calcext:value-type="float">
            <text:p>0.16920033</text:p>
          </table:table-cell>
          <table:table-cell office:value-type="float" office:value="3.66483998" calcext:value-type="float">
            <text:p>3.66483998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5.52026367" calcext:value-type="float">
            <text:p>135.52026367</text:p>
          </table:table-cell>
          <table:table-cell office:value-type="float" office:value="-2.57489467" calcext:value-type="float">
            <text:p>-2.57489467</text:p>
          </table:table-cell>
          <table:table-cell office:value-type="float" office:value="1.42016006" calcext:value-type="float">
            <text:p>1.42016006</text:p>
          </table:table-cell>
          <table:table-cell office:value-type="float" office:value="20.33715047" calcext:value-type="float">
            <text:p>20.33715047</text:p>
          </table:table-cell>
          <table:table-cell office:value-type="float" office:value="133.98560436" calcext:value-type="float">
            <text:p>133.98560436</text:p>
          </table:table-cell>
          <table:table-cell office:value-type="float" office:value="-884.52532667" calcext:value-type="float">
            <text:p>-884.52532667</text:p>
          </table:table-cell>
          <table:table-cell office:value-type="float" office:value="0.00051123" calcext:value-type="float">
            <text:p>0.00051123</text:p>
          </table:table-cell>
          <table:table-cell office:value-type="float" office:value="0.09076725" calcext:value-type="float">
            <text:p>0.09076725</text:p>
          </table:table-cell>
          <table:table-cell office:value-type="float" office:value="0.16920033" calcext:value-type="float">
            <text:p>0.16920033</text:p>
          </table:table-cell>
          <table:table-cell office:value-type="float" office:value="3.66483998" calcext:value-type="float">
            <text:p>3.66483998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7.24650192" calcext:value-type="float">
            <text:p>47.24650192</text:p>
          </table:table-cell>
          <table:table-cell office:value-type="float" office:value="-0.41510299" calcext:value-type="float">
            <text:p>-0.41510299</text:p>
          </table:table-cell>
          <table:table-cell office:value-type="float" office:value="0.65734947" calcext:value-type="float">
            <text:p>0.65734947</text:p>
          </table:table-cell>
          <table:table-cell office:value-type="float" office:value="37.40101793" calcext:value-type="float">
            <text:p>37.40101793</text:p>
          </table:table-cell>
          <table:table-cell office:value-type="float" office:value="28.86859543" calcext:value-type="float">
            <text:p>28.86859543</text:p>
          </table:table-cell>
          <table:table-cell office:value-type="float" office:value="-20.1802669" calcext:value-type="float">
            <text:p>-20.1802669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076725" calcext:value-type="float">
            <text:p>0.09076725</text:p>
          </table:table-cell>
          <table:table-cell office:value-type="float" office:value="0.16920033" calcext:value-type="float">
            <text:p>0.16920033</text:p>
          </table:table-cell>
          <table:table-cell office:value-type="float" office:value="3.66483998" calcext:value-type="float">
            <text:p>3.66483998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-11" calcext:value-type="float">
            <text:p>-11</text:p>
          </table:table-cell>
          <table:table-cell office:value-type="float" office:value="31.7928791" calcext:value-type="float">
            <text:p>31.7928791</text:p>
          </table:table-cell>
          <table:table-cell office:value-type="float" office:value="0.94875711" calcext:value-type="float">
            <text:p>0.94875711</text:p>
          </table:table-cell>
          <table:table-cell office:value-type="float" office:value="-1.66719973" calcext:value-type="float">
            <text:p>-1.66719973</text:p>
          </table:table-cell>
          <table:table-cell office:value-type="float" office:value="-3.06019658" calcext:value-type="float">
            <text:p>-3.06019658</text:p>
          </table:table-cell>
          <table:table-cell office:value-type="float" office:value="-31.64525808" calcext:value-type="float">
            <text:p>-31.64525808</text:p>
          </table:table-cell>
          <table:table-cell office:value-type="float" office:value="34.89707081" calcext:value-type="float">
            <text:p>34.89707081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076725" calcext:value-type="float">
            <text:p>0.09076725</text:p>
          </table:table-cell>
          <table:table-cell office:value-type="float" office:value="0.16920033" calcext:value-type="float">
            <text:p>0.16920033</text:p>
          </table:table-cell>
          <table:table-cell office:value-type="float" office:value="3.66483998" calcext:value-type="float">
            <text:p>3.664839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Mo1</text:p>
          </table:table-cell>
          <table:table-cell office:value-type="string" calcext:value-type="string">
            <text:p>Mo2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Da2</text:p>
          </table:table-cell>
          <table:table-cell office:value-type="string" calcext:value-type="string">
            <text:p>MoPdg</text:p>
          </table:table-cell>
          <table:table-cell office:value-type="string" calcext:value-type="string">
            <text:p>DaPdg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d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22924.6015625" calcext:value-type="float">
            <text:p>22924.6015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.6015625" calcext:value-type="float">
            <text:p>168.6015625</text:p>
          </table:table-cell>
          <table:table-cell office:value-type="float" office:value="0" calcext:value-type="float">
            <text:p>0</text:p>
          </table:table-cell>
          <table:table-cell office:value-type="float" office:value="0.09054878" calcext:value-type="float">
            <text:p>0.09054878</text:p>
          </table:table-cell>
          <table:table-cell office:value-type="float" office:value="0.16914594" calcext:value-type="float">
            <text:p>0.16914594</text:p>
          </table:table-cell>
          <table:table-cell office:value-type="float" office:value="1.60590804" calcext:value-type="float">
            <text:p>1.6059080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 text:c="6"/>dbar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-23916.28125" calcext:value-type="float">
            <text:p>-23916.28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60.28125" calcext:value-type="float">
            <text:p>-1160.28125</text:p>
          </table:table-cell>
          <table:table-cell office:value-type="float" office:value="0" calcext:value-type="float">
            <text:p>0</text:p>
          </table:table-cell>
          <table:table-cell office:value-type="float" office:value="0.09054878" calcext:value-type="float">
            <text:p>0.09054878</text:p>
          </table:table-cell>
          <table:table-cell office:value-type="float" office:value="0.16914594" calcext:value-type="float">
            <text:p>0.16914594</text:p>
          </table:table-cell>
          <table:table-cell office:value-type="float" office:value="1.60590804" calcext:value-type="float">
            <text:p>1.6059080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56" calcext:value-type="float">
            <text:p>-556</text:p>
          </table:table-cell>
          <table:table-cell office:value-type="string" calcext:value-type="string">
            <text:p><text:s text:c="5"/>P-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556" calcext:value-type="float">
            <text:p>-556</text:p>
          </table:table-cell>
          <table:table-cell office:value-type="float" office:value="209.42526245" calcext:value-type="float">
            <text:p>209.42526245</text:p>
          </table:table-cell>
          <table:table-cell office:value-type="float" office:value="2.2654314" calcext:value-type="float">
            <text:p>2.2654314</text:p>
          </table:table-cell>
          <table:table-cell office:value-type="float" office:value="3.00166512" calcext:value-type="float">
            <text:p>3.00166512</text:p>
          </table:table-cell>
          <table:table-cell office:value-type="float" office:value="-207.37836196" calcext:value-type="float">
            <text:p>-207.37836196</text:p>
          </table:table-cell>
          <table:table-cell office:value-type="float" office:value="29.20882648" calcext:value-type="float">
            <text:p>29.20882648</text:p>
          </table:table-cell>
          <table:table-cell office:value-type="float" office:value="998.06793696" calcext:value-type="float">
            <text:p>998.06793696</text:p>
          </table:table-cell>
          <table:table-cell office:value-type="float" office:value="199.99995422" calcext:value-type="float">
            <text:p>199.99995422</text:p>
          </table:table-cell>
          <table:table-cell office:value-type="float" office:value="0.09054878" calcext:value-type="float">
            <text:p>0.09054878</text:p>
          </table:table-cell>
          <table:table-cell office:value-type="float" office:value="0.16914594" calcext:value-type="float">
            <text:p>0.16914594</text:p>
          </table:table-cell>
          <table:table-cell office:value-type="float" office:value="1.60590804" calcext:value-type="float">
            <text:p>1.6059080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6"/>P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float" office:value="209.42526245" calcext:value-type="float">
            <text:p>209.42526245</text:p>
          </table:table-cell>
          <table:table-cell office:value-type="float" office:value="-0.03049624" calcext:value-type="float">
            <text:p>-0.03049624</text:p>
          </table:table-cell>
          <table:table-cell office:value-type="float" office:value="-0.13992757" calcext:value-type="float">
            <text:p>-0.13992757</text:p>
          </table:table-cell>
          <table:table-cell office:value-type="float" office:value="207.37836115" calcext:value-type="float">
            <text:p>207.37836115</text:p>
          </table:table-cell>
          <table:table-cell office:value-type="float" office:value="-29.20883225" calcext:value-type="float">
            <text:p>-29.20883225</text:p>
          </table:table-cell>
          <table:table-cell office:value-type="float" office:value="-6.387673" calcext:value-type="float">
            <text:p>-6.387673</text:p>
          </table:table-cell>
          <table:table-cell office:value-type="float" office:value="199.99864197" calcext:value-type="float">
            <text:p>199.99864197</text:p>
          </table:table-cell>
          <table:table-cell office:value-type="float" office:value="0.09054878" calcext:value-type="float">
            <text:p>0.09054878</text:p>
          </table:table-cell>
          <table:table-cell office:value-type="float" office:value="0.16914594" calcext:value-type="float">
            <text:p>0.16914594</text:p>
          </table:table-cell>
          <table:table-cell office:value-type="float" office:value="1.60590804" calcext:value-type="float">
            <text:p>1.60590804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42.0625267" calcext:value-type="float">
            <text:p>42.0625267</text:p>
          </table:table-cell>
          <table:table-cell office:value-type="float" office:value="-2.54110909" calcext:value-type="float">
            <text:p>-2.54110909</text:p>
          </table:table-cell>
          <table:table-cell office:value-type="float" office:value="-1.7396642" calcext:value-type="float">
            <text:p>-1.7396642</text:p>
          </table:table-cell>
          <table:table-cell office:value-type="float" office:value="-7.06929874" calcext:value-type="float">
            <text:p>-7.06929874</text:p>
          </table:table-cell>
          <table:table-cell office:value-type="float" office:value="-41.46421551" calcext:value-type="float">
            <text:p>-41.46421551</text:p>
          </table:table-cell>
          <table:table-cell office:value-type="float" office:value="-265.30860118" calcext:value-type="float">
            <text:p>-265.30860118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054878" calcext:value-type="float">
            <text:p>0.09054878</text:p>
          </table:table-cell>
          <table:table-cell office:value-type="float" office:value="0.16914594" calcext:value-type="float">
            <text:p>0.16914594</text:p>
          </table:table-cell>
          <table:table-cell office:value-type="float" office:value="1.60590804" calcext:value-type="float">
            <text:p>1.60590804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-556" calcext:value-type="float">
            <text:p>-556</text:p>
          </table:table-cell>
          <table:table-cell office:value-type="float" office:value="15" calcext:value-type="float">
            <text:p>15</text:p>
          </table:table-cell>
          <table:table-cell office:value-type="float" office:value="233.701828" calcext:value-type="float">
            <text:p>233.701828</text:p>
          </table:table-cell>
          <table:table-cell office:value-type="float" office:value="-1.86451459" calcext:value-type="float">
            <text:p>-1.86451459</text:p>
          </table:table-cell>
          <table:table-cell office:value-type="float" office:value="0.06036858" calcext:value-type="float">
            <text:p>0.06036858</text:p>
          </table:table-cell>
          <table:table-cell office:value-type="float" office:value="233.2761099" calcext:value-type="float">
            <text:p>233.2761099</text:p>
          </table:table-cell>
          <table:table-cell office:value-type="float" office:value="14.09967953" calcext:value-type="float">
            <text:p>14.09967953</text:p>
          </table:table-cell>
          <table:table-cell office:value-type="float" office:value="-735.90736113" calcext:value-type="float">
            <text:p>-735.90736113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054878" calcext:value-type="float">
            <text:p>0.09054878</text:p>
          </table:table-cell>
          <table:table-cell office:value-type="float" office:value="0.16914594" calcext:value-type="float">
            <text:p>0.16914594</text:p>
          </table:table-cell>
          <table:table-cell office:value-type="float" office:value="1.60590804" calcext:value-type="float">
            <text:p>1.60590804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556" calcext:value-type="float">
            <text:p>556</text:p>
          </table:table-cell>
          <table:table-cell office:value-type="float" office:value="11" calcext:value-type="float">
            <text:p>11</text:p>
          </table:table-cell>
          <table:table-cell office:value-type="float" office:value="51.43204498" calcext:value-type="float">
            <text:p>51.43204498</text:p>
          </table:table-cell>
          <table:table-cell office:value-type="float" office:value="0.1580179" calcext:value-type="float">
            <text:p>0.1580179</text:p>
          </table:table-cell>
          <table:table-cell office:value-type="float" office:value="-1.62890732" calcext:value-type="float">
            <text:p>-1.62890732</text:p>
          </table:table-cell>
          <table:table-cell office:value-type="float" office:value="-2.98708553" calcext:value-type="float">
            <text:p>-2.98708553</text:p>
          </table:table-cell>
          <table:table-cell office:value-type="float" office:value="-51.34522929" calcext:value-type="float">
            <text:p>-51.34522929</text:p>
          </table:table-cell>
          <table:table-cell office:value-type="float" office:value="8.16104834" calcext:value-type="float">
            <text:p>8.16104834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054878" calcext:value-type="float">
            <text:p>0.09054878</text:p>
          </table:table-cell>
          <table:table-cell office:value-type="float" office:value="0.16914594" calcext:value-type="float">
            <text:p>0.16914594</text:p>
          </table:table-cell>
          <table:table-cell office:value-type="float" office:value="1.60590804" calcext:value-type="float">
            <text:p>1.60590804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556" calcext:value-type="float">
            <text:p>556</text:p>
          </table:table-cell>
          <table:table-cell office:value-type="float" office:value="23" calcext:value-type="float">
            <text:p>23</text:p>
          </table:table-cell>
          <table:table-cell office:value-type="float" office:value="217.12275696" calcext:value-type="float">
            <text:p>217.12275696</text:p>
          </table:table-cell>
          <table:table-cell office:value-type="float" office:value="-0.02217268" calcext:value-type="float">
            <text:p>-0.02217268</text:p>
          </table:table-cell>
          <table:table-cell office:value-type="float" office:value="2.76121426" calcext:value-type="float">
            <text:p>2.76121426</text:p>
          </table:table-cell>
          <table:table-cell office:value-type="float" office:value="-201.6037372" calcext:value-type="float">
            <text:p>-201.6037372</text:p>
          </table:table-cell>
          <table:table-cell office:value-type="float" office:value="80.61156701" calcext:value-type="float">
            <text:p>80.61156701</text:p>
          </table:table-cell>
          <table:table-cell office:value-type="float" office:value="-4.81458872" calcext:value-type="float">
            <text:p>-4.81458872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054878" calcext:value-type="float">
            <text:p>0.09054878</text:p>
          </table:table-cell>
          <table:table-cell office:value-type="float" office:value="0.16914594" calcext:value-type="float">
            <text:p>0.16914594</text:p>
          </table:table-cell>
          <table:table-cell office:value-type="float" office:value="1.60590804" calcext:value-type="float">
            <text:p>1.60590804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6"/>tau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69.69786072" calcext:value-type="float">
            <text:p>169.69786072</text:p>
          </table:table-cell>
          <table:table-cell office:value-type="float" office:value="-1.8100394" calcext:value-type="float">
            <text:p>-1.8100394</text:p>
          </table:table-cell>
          <table:table-cell office:value-type="float" office:value="0.31106573" calcext:value-type="float">
            <text:p>0.31106573</text:p>
          </table:table-cell>
          <table:table-cell office:value-type="float" office:value="161.55370706" calcext:value-type="float">
            <text:p>161.55370706</text:p>
          </table:table-cell>
          <table:table-cell office:value-type="float" office:value="51.94000065" calcext:value-type="float">
            <text:p>51.94000065</text:p>
          </table:table-cell>
          <table:table-cell office:value-type="float" office:value="-504.60002576" calcext:value-type="float">
            <text:p>-504.60002576</text:p>
          </table:table-cell>
          <table:table-cell office:value-type="float" office:value="1.77681994" calcext:value-type="float">
            <text:p>1.77681994</text:p>
          </table:table-cell>
          <table:table-cell office:value-type="float" office:value="0.09054878" calcext:value-type="float">
            <text:p>0.09054878</text:p>
          </table:table-cell>
          <table:table-cell office:value-type="float" office:value="0.16914594" calcext:value-type="float">
            <text:p>0.16914594</text:p>
          </table:table-cell>
          <table:table-cell office:value-type="float" office:value="1.60590804" calcext:value-type="float">
            <text:p>1.60590804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<text:s text:c="6"/>tau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23" calcext:value-type="float">
            <text:p>23</text:p>
          </table:table-cell>
          <table:table-cell office:value-type="float" office:value="-15" calcext:value-type="float">
            <text:p>-15</text:p>
          </table:table-cell>
          <table:table-cell office:value-type="float" office:value="81.09249878" calcext:value-type="float">
            <text:p>81.09249878</text:p>
          </table:table-cell>
          <table:table-cell office:value-type="float" office:value="-1.77070463" calcext:value-type="float">
            <text:p>-1.77070463</text:p>
          </table:table-cell>
          <table:table-cell office:value-type="float" office:value="-0.48547846" calcext:value-type="float">
            <text:p>-0.48547846</text:p>
          </table:table-cell>
          <table:table-cell office:value-type="float" office:value="71.72240533" calcext:value-type="float">
            <text:p>71.72240533</text:p>
          </table:table-cell>
          <table:table-cell office:value-type="float" office:value="-37.84032151" calcext:value-type="float">
            <text:p>-37.84032151</text:p>
          </table:table-cell>
          <table:table-cell office:value-type="float" office:value="-231.30737466" calcext:value-type="float">
            <text:p>-231.30737466</text:p>
          </table:table-cell>
          <table:table-cell office:value-type="float" office:value="1.77681994" calcext:value-type="float">
            <text:p>1.77681994</text:p>
          </table:table-cell>
          <table:table-cell office:value-type="float" office:value="0.09054878" calcext:value-type="float">
            <text:p>0.09054878</text:p>
          </table:table-cell>
          <table:table-cell office:value-type="float" office:value="0.16914594" calcext:value-type="float">
            <text:p>0.16914594</text:p>
          </table:table-cell>
          <table:table-cell office:value-type="float" office:value="1.60590804" calcext:value-type="float">
            <text:p>1.60590804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.69062233" calcext:value-type="float">
            <text:p>30.69062233</text:p>
          </table:table-cell>
          <table:table-cell office:value-type="float" office:value="0.58549327" calcext:value-type="float">
            <text:p>0.58549327</text:p>
          </table:table-cell>
          <table:table-cell office:value-type="float" office:value="-2.67996836" calcext:value-type="float">
            <text:p>-2.67996836</text:p>
          </table:table-cell>
          <table:table-cell office:value-type="float" office:value="-27.47824141" calcext:value-type="float">
            <text:p>-27.47824141</text:p>
          </table:table-cell>
          <table:table-cell office:value-type="float" office:value="-13.66969451" calcext:value-type="float">
            <text:p>-13.66969451</text:p>
          </table:table-cell>
          <table:table-cell office:value-type="float" office:value="19.01353852" calcext:value-type="float">
            <text:p>19.01353852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054878" calcext:value-type="float">
            <text:p>0.09054878</text:p>
          </table:table-cell>
          <table:table-cell office:value-type="float" office:value="0.16914594" calcext:value-type="float">
            <text:p>0.16914594</text:p>
          </table:table-cell>
          <table:table-cell office:value-type="float" office:value="1.60590804" calcext:value-type="float">
            <text:p>1.60590804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8.01171875" calcext:value-type="float">
            <text:p>198.01171875</text:p>
          </table:table-cell>
          <table:table-cell office:value-type="float" office:value="-0.1200484" calcext:value-type="float">
            <text:p>-0.1200484</text:p>
          </table:table-cell>
          <table:table-cell office:value-type="float" office:value="2.64533305" calcext:value-type="float">
            <text:p>2.64533305</text:p>
          </table:table-cell>
          <table:table-cell office:value-type="float" office:value="-174.12549802" calcext:value-type="float">
            <text:p>-174.12549802</text:p>
          </table:table-cell>
          <table:table-cell office:value-type="float" office:value="94.28123727" calcext:value-type="float">
            <text:p>94.28123727</text:p>
          </table:table-cell>
          <table:table-cell office:value-type="float" office:value="-23.82812684" calcext:value-type="float">
            <text:p>-23.82812684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054878" calcext:value-type="float">
            <text:p>0.09054878</text:p>
          </table:table-cell>
          <table:table-cell office:value-type="float" office:value="0.16914594" calcext:value-type="float">
            <text:p>0.16914594</text:p>
          </table:table-cell>
          <table:table-cell office:value-type="float" office:value="1.60590804" calcext:value-type="float">
            <text:p>1.60590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Mo1</text:p>
          </table:table-cell>
          <table:table-cell office:value-type="string" calcext:value-type="string">
            <text:p>Mo2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Da2</text:p>
          </table:table-cell>
          <table:table-cell office:value-type="string" calcext:value-type="string">
            <text:p>MoPdg</text:p>
          </table:table-cell>
          <table:table-cell office:value-type="string" calcext:value-type="string">
            <text:p>DaPdg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s text:c="6"/>ubar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24716.30859375" calcext:value-type="float">
            <text:p>24716.30859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0.30859375" calcext:value-type="float">
            <text:p>1960.30859375</text:p>
          </table:table-cell>
          <table:table-cell office:value-type="float" office:value="0" calcext:value-type="float">
            <text:p>0</text:p>
          </table:table-cell>
          <table:table-cell office:value-type="float" office:value="0.09102426" calcext:value-type="float">
            <text:p>0.09102426</text:p>
          </table:table-cell>
          <table:table-cell office:value-type="float" office:value="0.1675376" calcext:value-type="float">
            <text:p>0.1675376</text:p>
          </table:table-cell>
          <table:table-cell office:value-type="float" office:value="4.23332262" calcext:value-type="float">
            <text:p>4.2333226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9"/>u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-22937.20898438" calcext:value-type="float">
            <text:p>-22937.208984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1.20898438" calcext:value-type="float">
            <text:p>-181.20898438</text:p>
          </table:table-cell>
          <table:table-cell office:value-type="float" office:value="0" calcext:value-type="float">
            <text:p>0</text:p>
          </table:table-cell>
          <table:table-cell office:value-type="float" office:value="0.09102426" calcext:value-type="float">
            <text:p>0.09102426</text:p>
          </table:table-cell>
          <table:table-cell office:value-type="float" office:value="0.1675376" calcext:value-type="float">
            <text:p>0.1675376</text:p>
          </table:table-cell>
          <table:table-cell office:value-type="float" office:value="4.23332262" calcext:value-type="float">
            <text:p>4.2333226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56" calcext:value-type="float">
            <text:p>-556</text:p>
          </table:table-cell>
          <table:table-cell office:value-type="string" calcext:value-type="string">
            <text:p><text:s text:c="5"/>P-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-556" calcext:value-type="float">
            <text:p>-556</text:p>
          </table:table-cell>
          <table:table-cell office:value-type="float" office:value="290.29534912" calcext:value-type="float">
            <text:p>290.29534912</text:p>
          </table:table-cell>
          <table:table-cell office:value-type="float" office:value="-0.09002686" calcext:value-type="float">
            <text:p>-0.09002686</text:p>
          </table:table-cell>
          <table:table-cell office:value-type="float" office:value="-3.0281086" calcext:value-type="float">
            <text:p>-3.0281086</text:p>
          </table:table-cell>
          <table:table-cell office:value-type="float" office:value="-288.42805107" calcext:value-type="float">
            <text:p>-288.42805107</text:p>
          </table:table-cell>
          <table:table-cell office:value-type="float" office:value="-32.87322736" calcext:value-type="float">
            <text:p>-32.87322736</text:p>
          </table:table-cell>
          <table:table-cell office:value-type="float" office:value="-26.16969422" calcext:value-type="float">
            <text:p>-26.16969422</text:p>
          </table:table-cell>
          <table:table-cell office:value-type="float" office:value="200.00003052" calcext:value-type="float">
            <text:p>200.00003052</text:p>
          </table:table-cell>
          <table:table-cell office:value-type="float" office:value="0.09102426" calcext:value-type="float">
            <text:p>0.09102426</text:p>
          </table:table-cell>
          <table:table-cell office:value-type="float" office:value="0.1675376" calcext:value-type="float">
            <text:p>0.1675376</text:p>
          </table:table-cell>
          <table:table-cell office:value-type="float" office:value="4.23332262" calcext:value-type="float">
            <text:p>4.2333226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6"/>P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556" calcext:value-type="float">
            <text:p>556</text:p>
          </table:table-cell>
          <table:table-cell office:value-type="float" office:value="290.29534912" calcext:value-type="float">
            <text:p>290.29534912</text:p>
          </table:table-cell>
          <table:table-cell office:value-type="float" office:value="-2.4980793" calcext:value-type="float">
            <text:p>-2.4980793</text:p>
          </table:table-cell>
          <table:table-cell office:value-type="float" office:value="0.11348414" calcext:value-type="float">
            <text:p>0.11348414</text:p>
          </table:table-cell>
          <table:table-cell office:value-type="float" office:value="288.4280482" calcext:value-type="float">
            <text:p>288.4280482</text:p>
          </table:table-cell>
          <table:table-cell office:value-type="float" office:value="32.87325258" calcext:value-type="float">
            <text:p>32.87325258</text:p>
          </table:table-cell>
          <table:table-cell office:value-type="float" office:value="-1752.93027716" calcext:value-type="float">
            <text:p>-1752.93027716</text:p>
          </table:table-cell>
          <table:table-cell office:value-type="float" office:value="200.00006104" calcext:value-type="float">
            <text:p>200.00006104</text:p>
          </table:table-cell>
          <table:table-cell office:value-type="float" office:value="0.09102426" calcext:value-type="float">
            <text:p>0.09102426</text:p>
          </table:table-cell>
          <table:table-cell office:value-type="float" office:value="0.1675376" calcext:value-type="float">
            <text:p>0.1675376</text:p>
          </table:table-cell>
          <table:table-cell office:value-type="float" office:value="4.23332262" calcext:value-type="float">
            <text:p>4.23332262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8" calcext:value-type="float">
            <text:p>21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55.62160873" calcext:value-type="float">
            <text:p>55.62160873</text:p>
          </table:table-cell>
          <table:table-cell office:value-type="float" office:value="0.1354757" calcext:value-type="float">
            <text:p>0.1354757</text:p>
          </table:table-cell>
          <table:table-cell office:value-type="float" office:value="1.43834567" calcext:value-type="float">
            <text:p>1.43834567</text:p>
          </table:table-cell>
          <table:table-cell office:value-type="float" office:value="7.34559701" calcext:value-type="float">
            <text:p>7.34559701</text:p>
          </table:table-cell>
          <table:table-cell office:value-type="float" office:value="55.13443173" calcext:value-type="float">
            <text:p>55.13443173</text:p>
          </table:table-cell>
          <table:table-cell office:value-type="float" office:value="7.55844756" calcext:value-type="float">
            <text:p>7.55844756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102426" calcext:value-type="float">
            <text:p>0.09102426</text:p>
          </table:table-cell>
          <table:table-cell office:value-type="float" office:value="0.1675376" calcext:value-type="float">
            <text:p>0.1675376</text:p>
          </table:table-cell>
          <table:table-cell office:value-type="float" office:value="4.23332262" calcext:value-type="float">
            <text:p>4.23332262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-556" calcext:value-type="float">
            <text:p>-556</text:p>
          </table:table-cell>
          <table:table-cell office:value-type="float" office:value="13" calcext:value-type="float">
            <text:p>13</text:p>
          </table:table-cell>
          <table:table-cell office:value-type="float" office:value="283.2840271" calcext:value-type="float">
            <text:p>283.2840271</text:p>
          </table:table-cell>
          <table:table-cell office:value-type="float" office:value="0.06365053" calcext:value-type="float">
            <text:p>0.06365053</text:p>
          </table:table-cell>
          <table:table-cell office:value-type="float" office:value="-0.08439313" calcext:value-type="float">
            <text:p>-0.08439313</text:p>
          </table:table-cell>
          <table:table-cell office:value-type="float" office:value="282.27582292" calcext:value-type="float">
            <text:p>282.27582292</text:p>
          </table:table-cell>
          <table:table-cell office:value-type="float" office:value="-23.8788568" calcext:value-type="float">
            <text:p>-23.8788568</text:p>
          </table:table-cell>
          <table:table-cell office:value-type="float" office:value="18.04335505" calcext:value-type="float">
            <text:p>18.04335505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102426" calcext:value-type="float">
            <text:p>0.09102426</text:p>
          </table:table-cell>
          <table:table-cell office:value-type="float" office:value="0.1675376" calcext:value-type="float">
            <text:p>0.1675376</text:p>
          </table:table-cell>
          <table:table-cell office:value-type="float" office:value="4.23332262" calcext:value-type="float">
            <text:p>4.23332262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556" calcext:value-type="float">
            <text:p>556</text:p>
          </table:table-cell>
          <table:table-cell office:value-type="float" office:value="11" calcext:value-type="float">
            <text:p>11</text:p>
          </table:table-cell>
          <table:table-cell office:value-type="float" office:value="30.88396645" calcext:value-type="float">
            <text:p>30.88396645</text:p>
          </table:table-cell>
          <table:table-cell office:value-type="float" office:value="1.6786288" calcext:value-type="float">
            <text:p>1.6786288</text:p>
          </table:table-cell>
          <table:table-cell office:value-type="float" office:value="-1.06890059" calcext:value-type="float">
            <text:p>-1.06890059</text:p>
          </table:table-cell>
          <table:table-cell office:value-type="float" office:value="14.85791633" calcext:value-type="float">
            <text:p>14.85791633</text:p>
          </table:table-cell>
          <table:table-cell office:value-type="float" office:value="-27.07511229" calcext:value-type="float">
            <text:p>-27.07511229</text:p>
          </table:table-cell>
          <table:table-cell office:value-type="float" office:value="79.85935999" calcext:value-type="float">
            <text:p>79.85935999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102426" calcext:value-type="float">
            <text:p>0.09102426</text:p>
          </table:table-cell>
          <table:table-cell office:value-type="float" office:value="0.1675376" calcext:value-type="float">
            <text:p>0.1675376</text:p>
          </table:table-cell>
          <table:table-cell office:value-type="float" office:value="4.23332262" calcext:value-type="float">
            <text:p>4.23332262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556" calcext:value-type="float">
            <text:p>556</text:p>
          </table:table-cell>
          <table:table-cell office:value-type="float" office:value="23" calcext:value-type="float">
            <text:p>23</text:p>
          </table:table-cell>
          <table:table-cell office:value-type="float" office:value="294.20245361" calcext:value-type="float">
            <text:p>294.20245361</text:p>
          </table:table-cell>
          <table:table-cell office:value-type="float" office:value="2.4391706" calcext:value-type="float">
            <text:p>2.4391706</text:p>
          </table:table-cell>
          <table:table-cell office:value-type="float" office:value="-3.06996632" calcext:value-type="float">
            <text:p>-3.06996632</text:p>
          </table:table-cell>
          <table:table-cell office:value-type="float" office:value="-293.44809804" calcext:value-type="float">
            <text:p>-293.44809804</text:p>
          </table:table-cell>
          <table:table-cell office:value-type="float" office:value="-21.05463054" calcext:value-type="float">
            <text:p>-21.05463054</text:p>
          </table:table-cell>
          <table:table-cell office:value-type="float" office:value="1673.46706332" calcext:value-type="float">
            <text:p>1673.46706332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102426" calcext:value-type="float">
            <text:p>0.09102426</text:p>
          </table:table-cell>
          <table:table-cell office:value-type="float" office:value="0.1675376" calcext:value-type="float">
            <text:p>0.1675376</text:p>
          </table:table-cell>
          <table:table-cell office:value-type="float" office:value="4.23332262" calcext:value-type="float">
            <text:p>4.23332262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7"/>mu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91" calcext:value-type="float">
            <text:p>291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89.57063293" calcext:value-type="float">
            <text:p>189.57063293</text:p>
          </table:table-cell>
          <table:table-cell office:value-type="float" office:value="0.18854979" calcext:value-type="float">
            <text:p>0.18854979</text:p>
          </table:table-cell>
          <table:table-cell office:value-type="float" office:value="-0.27586976" calcext:value-type="float">
            <text:p>-0.27586976</text:p>
          </table:table-cell>
          <table:table-cell office:value-type="float" office:value="182.4027121" calcext:value-type="float">
            <text:p>182.4027121</text:p>
          </table:table-cell>
          <table:table-cell office:value-type="float" office:value="-51.63599025" calcext:value-type="float">
            <text:p>-51.63599025</text:p>
          </table:table-cell>
          <table:table-cell office:value-type="float" office:value="35.95566555" calcext:value-type="float">
            <text:p>35.95566555</text:p>
          </table:table-cell>
          <table:table-cell office:value-type="float" office:value="0.10566" calcext:value-type="float">
            <text:p>0.10566</text:p>
          </table:table-cell>
          <table:table-cell office:value-type="float" office:value="0.09102426" calcext:value-type="float">
            <text:p>0.09102426</text:p>
          </table:table-cell>
          <table:table-cell office:value-type="float" office:value="0.1675376" calcext:value-type="float">
            <text:p>0.1675376</text:p>
          </table:table-cell>
          <table:table-cell office:value-type="float" office:value="4.23332262" calcext:value-type="float">
            <text:p>4.23332262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<text:s text:c="7"/>mu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-13" calcext:value-type="float">
            <text:p>-13</text:p>
          </table:table-cell>
          <table:table-cell office:value-type="float" office:value="103.65854645" calcext:value-type="float">
            <text:p>103.65854645</text:p>
          </table:table-cell>
          <table:table-cell office:value-type="float" office:value="-0.17195249" calcext:value-type="float">
            <text:p>-0.17195249</text:p>
          </table:table-cell>
          <table:table-cell office:value-type="float" office:value="0.27108267" calcext:value-type="float">
            <text:p>0.27108267</text:p>
          </table:table-cell>
          <table:table-cell office:value-type="float" office:value="99.87309696" calcext:value-type="float">
            <text:p>99.87309696</text:p>
          </table:table-cell>
          <table:table-cell office:value-type="float" office:value="27.75713882" calcext:value-type="float">
            <text:p>27.75713882</text:p>
          </table:table-cell>
          <table:table-cell office:value-type="float" office:value="-17.91231206" calcext:value-type="float">
            <text:p>-17.91231206</text:p>
          </table:table-cell>
          <table:table-cell office:value-type="float" office:value="0.10566" calcext:value-type="float">
            <text:p>0.10566</text:p>
          </table:table-cell>
          <table:table-cell office:value-type="float" office:value="0.09102426" calcext:value-type="float">
            <text:p>0.09102426</text:p>
          </table:table-cell>
          <table:table-cell office:value-type="float" office:value="0.1675376" calcext:value-type="float">
            <text:p>0.1675376</text:p>
          </table:table-cell>
          <table:table-cell office:value-type="float" office:value="4.23332262" calcext:value-type="float">
            <text:p>4.233322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Mo1</text:p>
          </table:table-cell>
          <table:table-cell office:value-type="string" calcext:value-type="string">
            <text:p>Mo2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Da2</text:p>
          </table:table-cell>
          <table:table-cell office:value-type="string" calcext:value-type="string">
            <text:p>MoPdg</text:p>
          </table:table-cell>
          <table:table-cell office:value-type="string" calcext:value-type="string">
            <text:p>DaPdg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d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24127.58984375" calcext:value-type="float">
            <text:p>24127.58984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1.58984375" calcext:value-type="float">
            <text:p>1371.58984375</text:p>
          </table:table-cell>
          <table:table-cell office:value-type="float" office:value="0" calcext:value-type="float">
            <text:p>0</text:p>
          </table:table-cell>
          <table:table-cell office:value-type="float" office:value="0.09345094" calcext:value-type="float">
            <text:p>0.09345094</text:p>
          </table:table-cell>
          <table:table-cell office:value-type="float" office:value="0.16978011" calcext:value-type="float">
            <text:p>0.16978011</text:p>
          </table:table-cell>
          <table:table-cell office:value-type="float" office:value="-3.33268166" calcext:value-type="float">
            <text:p>-3.3326816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 text:c="6"/>dbar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-22848.37695312" calcext:value-type="float">
            <text:p>-22848.37695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2.37695312" calcext:value-type="float">
            <text:p>-92.37695312</text:p>
          </table:table-cell>
          <table:table-cell office:value-type="float" office:value="0" calcext:value-type="float">
            <text:p>0</text:p>
          </table:table-cell>
          <table:table-cell office:value-type="float" office:value="0.09345094" calcext:value-type="float">
            <text:p>0.09345094</text:p>
          </table:table-cell>
          <table:table-cell office:value-type="float" office:value="0.16978011" calcext:value-type="float">
            <text:p>0.16978011</text:p>
          </table:table-cell>
          <table:table-cell office:value-type="float" office:value="-3.33268166" calcext:value-type="float">
            <text:p>-3.3326816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56" calcext:value-type="float">
            <text:p>-556</text:p>
          </table:table-cell>
          <table:table-cell office:value-type="string" calcext:value-type="string">
            <text:p><text:s text:c="5"/>P-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556" calcext:value-type="float">
            <text:p>-556</text:p>
          </table:table-cell>
          <table:table-cell office:value-type="float" office:value="128.15837097" calcext:value-type="float">
            <text:p>128.15837097</text:p>
          </table:table-cell>
          <table:table-cell office:value-type="float" office:value="-2.92008996" calcext:value-type="float">
            <text:p>-2.92008996</text:p>
          </table:table-cell>
          <table:table-cell office:value-type="float" office:value="2.58861017" calcext:value-type="float">
            <text:p>2.58861017</text:p>
          </table:table-cell>
          <table:table-cell office:value-type="float" office:value="-109.05788161" calcext:value-type="float">
            <text:p>-109.05788161</text:p>
          </table:table-cell>
          <table:table-cell office:value-type="float" office:value="67.31230578" calcext:value-type="float">
            <text:p>67.31230578</text:p>
          </table:table-cell>
          <table:table-cell office:value-type="float" office:value="-1184.76176977" calcext:value-type="float">
            <text:p>-1184.76176977</text:p>
          </table:table-cell>
          <table:table-cell office:value-type="float" office:value="200.00009155" calcext:value-type="float">
            <text:p>200.00009155</text:p>
          </table:table-cell>
          <table:table-cell office:value-type="float" office:value="0.09345094" calcext:value-type="float">
            <text:p>0.09345094</text:p>
          </table:table-cell>
          <table:table-cell office:value-type="float" office:value="0.16978011" calcext:value-type="float">
            <text:p>0.16978011</text:p>
          </table:table-cell>
          <table:table-cell office:value-type="float" office:value="-3.33268166" calcext:value-type="float">
            <text:p>-3.3326816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6"/>P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float" office:value="128.15837097" calcext:value-type="float">
            <text:p>128.15837097</text:p>
          </table:table-cell>
          <table:table-cell office:value-type="float" office:value="-0.68270046" calcext:value-type="float">
            <text:p>-0.68270046</text:p>
          </table:table-cell>
          <table:table-cell office:value-type="float" office:value="-0.55298245" calcext:value-type="float">
            <text:p>-0.55298245</text:p>
          </table:table-cell>
          <table:table-cell office:value-type="float" office:value="109.05788375" calcext:value-type="float">
            <text:p>109.05788375</text:p>
          </table:table-cell>
          <table:table-cell office:value-type="float" office:value="-67.31230231" calcext:value-type="float">
            <text:p>-67.31230231</text:p>
          </table:table-cell>
          <table:table-cell office:value-type="float" office:value="-94.45044862" calcext:value-type="float">
            <text:p>-94.45044862</text:p>
          </table:table-cell>
          <table:table-cell office:value-type="float" office:value="199.99980164" calcext:value-type="float">
            <text:p>199.99980164</text:p>
          </table:table-cell>
          <table:table-cell office:value-type="float" office:value="0.09345094" calcext:value-type="float">
            <text:p>0.09345094</text:p>
          </table:table-cell>
          <table:table-cell office:value-type="float" office:value="0.16978011" calcext:value-type="float">
            <text:p>0.16978011</text:p>
          </table:table-cell>
          <table:table-cell office:value-type="float" office:value="-3.33268166" calcext:value-type="float">
            <text:p>-3.33268166</text:p>
          </table:table-cell>
          <table:table-cell table:number-columns-repeated="7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float" office:value="-556" calcext:value-type="float">
            <text:p>-556</text:p>
          </table:table-cell>
          <table:table-cell office:value-type="float" office:value="-11" calcext:value-type="float">
            <text:p>-11</text:p>
          </table:table-cell>
          <table:table-cell office:value-type="float" office:value="66.33824921" calcext:value-type="float">
            <text:p>66.33824921</text:p>
          </table:table-cell>
          <table:table-cell office:value-type="float" office:value="2.20596337" calcext:value-type="float">
            <text:p>2.20596337</text:p>
          </table:table-cell>
          <table:table-cell office:value-type="float" office:value="-2.87459922" calcext:value-type="float">
            <text:p>-2.87459922</text:p>
          </table:table-cell>
          <table:table-cell office:value-type="float" office:value="-63.9877845" calcext:value-type="float">
            <text:p>-63.9877845</text:p>
          </table:table-cell>
          <table:table-cell office:value-type="float" office:value="-17.50219249" calcext:value-type="float">
            <text:p>-17.50219249</text:p>
          </table:table-cell>
          <table:table-cell office:value-type="float" office:value="297.488885" calcext:value-type="float">
            <text:p>297.488885</text:p>
          </table:table-cell>
          <table:table-cell office:value-type="float" office:value="0.00051103" calcext:value-type="float">
            <text:p>0.00051103</text:p>
          </table:table-cell>
          <table:table-cell office:value-type="float" office:value="0.09345094" calcext:value-type="float">
            <text:p>0.09345094</text:p>
          </table:table-cell>
          <table:table-cell office:value-type="float" office:value="0.16978011" calcext:value-type="float">
            <text:p>0.16978011</text:p>
          </table:table-cell>
          <table:table-cell office:value-type="float" office:value="-3.33268166" calcext:value-type="float">
            <text:p>-3.33268166</text:p>
          </table:table-cell>
          <table:table-cell table:number-columns-repeated="7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95" calcext:value-type="float">
            <text:p>595</text:p>
          </table:table-cell>
          <table:table-cell table:number-columns-repeated="2" office:value-type="float" office:value="784" calcext:value-type="float">
            <text:p>784</text:p>
          </table:table-cell>
          <table:table-cell office:value-type="float" office:value="-556" calcext:value-type="float">
            <text:p>-556</text:p>
          </table:table-cell>
          <table:table-cell office:value-type="float" office:value="23" calcext:value-type="float">
            <text:p>23</text:p>
          </table:table-cell>
          <table:table-cell office:value-type="float" office:value="116.3170929" calcext:value-type="float">
            <text:p>116.3170929</text:p>
          </table:table-cell>
          <table:table-cell office:value-type="float" office:value="2.73471022" calcext:value-type="float">
            <text:p>2.73471022</text:p>
          </table:table-cell>
          <table:table-cell office:value-type="float" office:value="-0.4884288" calcext:value-type="float">
            <text:p>-0.4884288</text:p>
          </table:table-cell>
          <table:table-cell office:value-type="float" office:value="102.71627666" calcext:value-type="float">
            <text:p>102.71627666</text:p>
          </table:table-cell>
          <table:table-cell office:value-type="float" office:value="-54.58051491" calcext:value-type="float">
            <text:p>-54.58051491</text:p>
          </table:table-cell>
          <table:table-cell office:value-type="float" office:value="892.17337567" calcext:value-type="float">
            <text:p>892.17337567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345094" calcext:value-type="float">
            <text:p>0.09345094</text:p>
          </table:table-cell>
          <table:table-cell office:value-type="float" office:value="0.16978011" calcext:value-type="float">
            <text:p>0.16978011</text:p>
          </table:table-cell>
          <table:table-cell office:value-type="float" office:value="-3.33268166" calcext:value-type="float">
            <text:p>-3.33268166</text:p>
          </table:table-cell>
          <table:table-cell table:number-columns-repeated="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96" calcext:value-type="float">
            <text:p>59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556" calcext:value-type="float">
            <text:p>556</text:p>
          </table:table-cell>
          <table:table-cell office:value-type="float" office:value="11" calcext:value-type="float">
            <text:p>11</text:p>
          </table:table-cell>
          <table:table-cell office:value-type="float" office:value="72.96131897" calcext:value-type="float">
            <text:p>72.96131897</text:p>
          </table:table-cell>
          <table:table-cell office:value-type="float" office:value="0.95108265" calcext:value-type="float">
            <text:p>0.95108265</text:p>
          </table:table-cell>
          <table:table-cell office:value-type="float" office:value="1.5722698" calcext:value-type="float">
            <text:p>1.5722698</text:p>
          </table:table-cell>
          <table:table-cell office:value-type="float" office:value="-0.10750631" calcext:value-type="float">
            <text:p>-0.10750631</text:p>
          </table:table-cell>
          <table:table-cell office:value-type="float" office:value="72.96123977" calcext:value-type="float">
            <text:p>72.96123977</text:p>
          </table:table-cell>
          <table:table-cell office:value-type="float" office:value="80.33727199" calcext:value-type="float">
            <text:p>80.33727199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345094" calcext:value-type="float">
            <text:p>0.09345094</text:p>
          </table:table-cell>
          <table:table-cell office:value-type="float" office:value="0.16978011" calcext:value-type="float">
            <text:p>0.16978011</text:p>
          </table:table-cell>
          <table:table-cell office:value-type="float" office:value="-3.33268166" calcext:value-type="float">
            <text:p>-3.33268166</text:p>
          </table:table-cell>
          <table:table-cell table:number-columns-repeated="7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96" calcext:value-type="float">
            <text:p>596</text:p>
          </table:table-cell>
          <table:table-cell table:number-columns-repeated="2" office:value-type="float" office:value="789" calcext:value-type="float">
            <text:p>789</text:p>
          </table:table-cell>
          <table:table-cell office:value-type="float" office:value="556" calcext:value-type="float">
            <text:p>556</text:p>
          </table:table-cell>
          <table:table-cell office:value-type="float" office:value="23" calcext:value-type="float">
            <text:p>23</text:p>
          </table:table-cell>
          <table:table-cell office:value-type="float" office:value="119.18386078" calcext:value-type="float">
            <text:p>119.18386078</text:p>
          </table:table-cell>
          <table:table-cell office:value-type="float" office:value="0.09442111" calcext:value-type="float">
            <text:p>0.09442111</text:p>
          </table:table-cell>
          <table:table-cell office:value-type="float" office:value="-3.09224772" calcext:value-type="float">
            <text:p>-3.09224772</text:p>
          </table:table-cell>
          <table:table-cell office:value-type="float" office:value="-119.03878852" calcext:value-type="float">
            <text:p>-119.03878852</text:p>
          </table:table-cell>
          <table:table-cell office:value-type="float" office:value="-5.87873277" calcext:value-type="float">
            <text:p>-5.87873277</text:p>
          </table:table-cell>
          <table:table-cell office:value-type="float" office:value="11.27020144" calcext:value-type="float">
            <text:p>11.27020144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345094" calcext:value-type="float">
            <text:p>0.09345094</text:p>
          </table:table-cell>
          <table:table-cell office:value-type="float" office:value="0.16978011" calcext:value-type="float">
            <text:p>0.16978011</text:p>
          </table:table-cell>
          <table:table-cell office:value-type="float" office:value="-3.33268166" calcext:value-type="float">
            <text:p>-3.33268166</text:p>
          </table:table-cell>
          <table:table-cell table:number-columns-repeated="7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7"/>mu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84" calcext:value-type="float">
            <text:p>784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5.74494934" calcext:value-type="float">
            <text:p>55.74494934</text:p>
          </table:table-cell>
          <table:table-cell office:value-type="float" office:value="2.08028889" calcext:value-type="float">
            <text:p>2.08028889</text:p>
          </table:table-cell>
          <table:table-cell office:value-type="float" office:value="0.24661303" calcext:value-type="float">
            <text:p>0.24661303</text:p>
          </table:table-cell>
          <table:table-cell office:value-type="float" office:value="54.0583755" calcext:value-type="float">
            <text:p>54.0583755</text:p>
          </table:table-cell>
          <table:table-cell office:value-type="float" office:value="13.60850525" calcext:value-type="float">
            <text:p>13.60850525</text:p>
          </table:table-cell>
          <table:table-cell office:value-type="float" office:value="219.68770995" calcext:value-type="float">
            <text:p>219.68770995</text:p>
          </table:table-cell>
          <table:table-cell office:value-type="float" office:value="0.10566" calcext:value-type="float">
            <text:p>0.10566</text:p>
          </table:table-cell>
          <table:table-cell office:value-type="float" office:value="0.09345094" calcext:value-type="float">
            <text:p>0.09345094</text:p>
          </table:table-cell>
          <table:table-cell office:value-type="float" office:value="0.16978011" calcext:value-type="float">
            <text:p>0.16978011</text:p>
          </table:table-cell>
          <table:table-cell office:value-type="float" office:value="-3.33268166" calcext:value-type="float">
            <text:p>-3.33268166</text:p>
          </table:table-cell>
          <table:table-cell table:number-columns-repeated="7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<text:s text:c="7"/>mu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84" calcext:value-type="float">
            <text:p>784</text:p>
          </table:table-cell>
          <table:table-cell table:number-columns-repeated="2" office:value-type="float" office:value="794" calcext:value-type="float">
            <text:p>794</text:p>
          </table:table-cell>
          <table:table-cell office:value-type="float" office:value="23" calcext:value-type="float">
            <text:p>23</text:p>
          </table:table-cell>
          <table:table-cell office:value-type="float" office:value="-13" calcext:value-type="float">
            <text:p>-13</text:p>
          </table:table-cell>
          <table:table-cell office:value-type="float" office:value="83.76952362" calcext:value-type="float">
            <text:p>83.76952362</text:p>
          </table:table-cell>
          <table:table-cell office:value-type="float" office:value="2.77991557" calcext:value-type="float">
            <text:p>2.77991557</text:p>
          </table:table-cell>
          <table:table-cell office:value-type="float" office:value="-0.95101839" calcext:value-type="float">
            <text:p>-0.95101839</text:p>
          </table:table-cell>
          <table:table-cell office:value-type="float" office:value="48.65789733" calcext:value-type="float">
            <text:p>48.65789733</text:p>
          </table:table-cell>
          <table:table-cell office:value-type="float" office:value="-68.18901756" calcext:value-type="float">
            <text:p>-68.18901756</text:p>
          </table:table-cell>
          <table:table-cell office:value-type="float" office:value="672.48566656" calcext:value-type="float">
            <text:p>672.48566656</text:p>
          </table:table-cell>
          <table:table-cell office:value-type="float" office:value="0.10566" calcext:value-type="float">
            <text:p>0.10566</text:p>
          </table:table-cell>
          <table:table-cell office:value-type="float" office:value="0.09345094" calcext:value-type="float">
            <text:p>0.09345094</text:p>
          </table:table-cell>
          <table:table-cell office:value-type="float" office:value="0.16978011" calcext:value-type="float">
            <text:p>0.16978011</text:p>
          </table:table-cell>
          <table:table-cell office:value-type="float" office:value="-3.33268166" calcext:value-type="float">
            <text:p>-3.33268166</text:p>
          </table:table-cell>
          <table:table-cell table:number-columns-repeated="7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89" calcext:value-type="float">
            <text:p>78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1.17053986" calcext:value-type="float">
            <text:p>71.17053986</text:p>
          </table:table-cell>
          <table:table-cell office:value-type="float" office:value="0.46221307" calcext:value-type="float">
            <text:p>0.46221307</text:p>
          </table:table-cell>
          <table:table-cell office:value-type="float" office:value="-2.56567764" calcext:value-type="float">
            <text:p>-2.56567764</text:p>
          </table:table-cell>
          <table:table-cell office:value-type="float" office:value="-59.6903287" calcext:value-type="float">
            <text:p>-59.6903287</text:p>
          </table:table-cell>
          <table:table-cell office:value-type="float" office:value="-38.75964916" calcext:value-type="float">
            <text:p>-38.75964916</text:p>
          </table:table-cell>
          <table:table-cell office:value-type="float" office:value="34.0798499" calcext:value-type="float">
            <text:p>34.0798499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345094" calcext:value-type="float">
            <text:p>0.09345094</text:p>
          </table:table-cell>
          <table:table-cell office:value-type="float" office:value="0.16978011" calcext:value-type="float">
            <text:p>0.16978011</text:p>
          </table:table-cell>
          <table:table-cell office:value-type="float" office:value="-3.33268166" calcext:value-type="float">
            <text:p>-3.33268166</text:p>
          </table:table-cell>
          <table:table-cell table:number-columns-repeated="7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89" calcext:value-type="float">
            <text:p>78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.84830475" calcext:value-type="float">
            <text:p>67.84830475</text:p>
          </table:table-cell>
          <table:table-cell office:value-type="float" office:value="-0.33015528" calcext:value-type="float">
            <text:p>-0.33015528</text:p>
          </table:table-cell>
          <table:table-cell office:value-type="float" office:value="2.63565969" calcext:value-type="float">
            <text:p>2.63565969</text:p>
          </table:table-cell>
          <table:table-cell office:value-type="float" office:value="-59.34845375" calcext:value-type="float">
            <text:p>-59.34845375</text:p>
          </table:table-cell>
          <table:table-cell office:value-type="float" office:value="32.88089862" calcext:value-type="float">
            <text:p>32.88089862</text:p>
          </table:table-cell>
          <table:table-cell office:value-type="float" office:value="-22.80965133" calcext:value-type="float">
            <text:p>-22.80965133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345094" calcext:value-type="float">
            <text:p>0.09345094</text:p>
          </table:table-cell>
          <table:table-cell office:value-type="float" office:value="0.16978011" calcext:value-type="float">
            <text:p>0.16978011</text:p>
          </table:table-cell>
          <table:table-cell office:value-type="float" office:value="-3.33268166" calcext:value-type="float">
            <text:p>-3.332681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Mo1</text:p>
          </table:table-cell>
          <table:table-cell office:value-type="string" calcext:value-type="string">
            <text:p>Mo2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Da2</text:p>
          </table:table-cell>
          <table:table-cell office:value-type="string" calcext:value-type="string">
            <text:p>MoPdg</text:p>
          </table:table-cell>
          <table:table-cell office:value-type="string" calcext:value-type="string">
            <text:p>DaPdg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s text:c="6"/>ubar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23740.56054688" calcext:value-type="float">
            <text:p>23740.56054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4.56054688" calcext:value-type="float">
            <text:p>984.56054688</text:p>
          </table:table-cell>
          <table:table-cell office:value-type="float" office:value="0" calcext:value-type="float">
            <text:p>0</text:p>
          </table:table-cell>
          <table:table-cell office:value-type="float" office:value="0.09298212" calcext:value-type="float">
            <text:p>0.09298212</text:p>
          </table:table-cell>
          <table:table-cell office:value-type="float" office:value="0.16950308" calcext:value-type="float">
            <text:p>0.16950308</text:p>
          </table:table-cell>
          <table:table-cell office:value-type="float" office:value="-0.11236687" calcext:value-type="float">
            <text:p>-0.1123668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9"/>u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-22835.63476562" calcext:value-type="float">
            <text:p>-22835.63476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9.63476562" calcext:value-type="float">
            <text:p>-79.63476562</text:p>
          </table:table-cell>
          <table:table-cell office:value-type="float" office:value="0" calcext:value-type="float">
            <text:p>0</text:p>
          </table:table-cell>
          <table:table-cell office:value-type="float" office:value="0.09298212" calcext:value-type="float">
            <text:p>0.09298212</text:p>
          </table:table-cell>
          <table:table-cell office:value-type="float" office:value="0.16950308" calcext:value-type="float">
            <text:p>0.16950308</text:p>
          </table:table-cell>
          <table:table-cell office:value-type="float" office:value="-0.11236687" calcext:value-type="float">
            <text:p>-0.1123668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56" calcext:value-type="float">
            <text:p>-556</text:p>
          </table:table-cell>
          <table:table-cell office:value-type="string" calcext:value-type="string">
            <text:p><text:s text:c="5"/>P-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-2" calcext:value-type="float">
            <text:p>-2</text:p>
          </table:table-cell>
          <table:table-cell office:value-type="float" office:value="-556" calcext:value-type="float">
            <text:p>-556</text:p>
          </table:table-cell>
          <table:table-cell office:value-type="float" office:value="90.59004974" calcext:value-type="float">
            <text:p>90.59004974</text:p>
          </table:table-cell>
          <table:table-cell office:value-type="float" office:value="-2.85286736" calcext:value-type="float">
            <text:p>-2.85286736</text:p>
          </table:table-cell>
          <table:table-cell office:value-type="float" office:value="-0.35294124" calcext:value-type="float">
            <text:p>-0.35294124</text:p>
          </table:table-cell>
          <table:table-cell office:value-type="float" office:value="85.00608856" calcext:value-type="float">
            <text:p>85.00608856</text:p>
          </table:table-cell>
          <table:table-cell office:value-type="float" office:value="-31.31328824" calcext:value-type="float">
            <text:p>-31.31328824</text:p>
          </table:table-cell>
          <table:table-cell office:value-type="float" office:value="-782.68646405" calcext:value-type="float">
            <text:p>-782.68646405</text:p>
          </table:table-cell>
          <table:table-cell office:value-type="float" office:value="200.00001526" calcext:value-type="float">
            <text:p>200.00001526</text:p>
          </table:table-cell>
          <table:table-cell office:value-type="float" office:value="0.09298212" calcext:value-type="float">
            <text:p>0.09298212</text:p>
          </table:table-cell>
          <table:table-cell office:value-type="float" office:value="0.16950308" calcext:value-type="float">
            <text:p>0.16950308</text:p>
          </table:table-cell>
          <table:table-cell office:value-type="float" office:value="-0.11236687" calcext:value-type="float">
            <text:p>-0.1123668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6"/>P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 office:value-type="float" office:value="556" calcext:value-type="float">
            <text:p>556</text:p>
          </table:table-cell>
          <table:table-cell office:value-type="float" office:value="90.59004974" calcext:value-type="float">
            <text:p>90.59004974</text:p>
          </table:table-cell>
          <table:table-cell office:value-type="float" office:value="-1.10819125" calcext:value-type="float">
            <text:p>-1.10819125</text:p>
          </table:table-cell>
          <table:table-cell office:value-type="float" office:value="2.78865147" calcext:value-type="float">
            <text:p>2.78865147</text:p>
          </table:table-cell>
          <table:table-cell office:value-type="float" office:value="-85.00609036" calcext:value-type="float">
            <text:p>-85.00609036</text:p>
          </table:table-cell>
          <table:table-cell office:value-type="float" office:value="31.31328334" calcext:value-type="float">
            <text:p>31.31328334</text:p>
          </table:table-cell>
          <table:table-cell office:value-type="float" office:value="-122.23856121" calcext:value-type="float">
            <text:p>-122.23856121</text:p>
          </table:table-cell>
          <table:table-cell office:value-type="float" office:value="200.00195312" calcext:value-type="float">
            <text:p>200.00195312</text:p>
          </table:table-cell>
          <table:table-cell office:value-type="float" office:value="0.09298212" calcext:value-type="float">
            <text:p>0.09298212</text:p>
          </table:table-cell>
          <table:table-cell office:value-type="float" office:value="0.16950308" calcext:value-type="float">
            <text:p>0.16950308</text:p>
          </table:table-cell>
          <table:table-cell office:value-type="float" office:value="-0.11236687" calcext:value-type="float">
            <text:p>-0.11236687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-556" calcext:value-type="float">
            <text:p>-556</text:p>
          </table:table-cell>
          <table:table-cell office:value-type="float" office:value="-11" calcext:value-type="float">
            <text:p>-11</text:p>
          </table:table-cell>
          <table:table-cell office:value-type="float" office:value="98.87957001" calcext:value-type="float">
            <text:p>98.87957001</text:p>
          </table:table-cell>
          <table:table-cell office:value-type="float" office:value="2.49618387" calcext:value-type="float">
            <text:p>2.49618387</text:p>
          </table:table-cell>
          <table:table-cell office:value-type="float" office:value="2.37355852" calcext:value-type="float">
            <text:p>2.37355852</text:p>
          </table:table-cell>
          <table:table-cell office:value-type="float" office:value="-71.12187872" calcext:value-type="float">
            <text:p>-71.12187872</text:p>
          </table:table-cell>
          <table:table-cell office:value-type="float" office:value="68.69386969" calcext:value-type="float">
            <text:p>68.69386969</text:p>
          </table:table-cell>
          <table:table-cell office:value-type="float" office:value="595.93202781" calcext:value-type="float">
            <text:p>595.93202781</text:p>
          </table:table-cell>
          <table:table-cell office:value-type="float" office:value="0.00051111" calcext:value-type="float">
            <text:p>0.00051111</text:p>
          </table:table-cell>
          <table:table-cell office:value-type="float" office:value="0.09298212" calcext:value-type="float">
            <text:p>0.09298212</text:p>
          </table:table-cell>
          <table:table-cell office:value-type="float" office:value="0.16950308" calcext:value-type="float">
            <text:p>0.16950308</text:p>
          </table:table-cell>
          <table:table-cell office:value-type="float" office:value="-0.11236687" calcext:value-type="float">
            <text:p>-0.11236687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-556" calcext:value-type="float">
            <text:p>-556</text:p>
          </table:table-cell>
          <table:table-cell office:value-type="float" office:value="23" calcext:value-type="float">
            <text:p>23</text:p>
          </table:table-cell>
          <table:table-cell office:value-type="float" office:value="19.35835457" calcext:value-type="float">
            <text:p>19.35835457</text:p>
          </table:table-cell>
          <table:table-cell office:value-type="float" office:value="2.96548057" calcext:value-type="float">
            <text:p>2.96548057</text:p>
          </table:table-cell>
          <table:table-cell office:value-type="float" office:value="-1.74033368" calcext:value-type="float">
            <text:p>-1.74033368</text:p>
          </table:table-cell>
          <table:table-cell office:value-type="float" office:value="-3.2662645" calcext:value-type="float">
            <text:p>-3.2662645</text:p>
          </table:table-cell>
          <table:table-cell office:value-type="float" office:value="-19.08081256" calcext:value-type="float">
            <text:p>-19.08081256</text:p>
          </table:table-cell>
          <table:table-cell office:value-type="float" office:value="187.31618373" calcext:value-type="float">
            <text:p>187.31618373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298212" calcext:value-type="float">
            <text:p>0.09298212</text:p>
          </table:table-cell>
          <table:table-cell office:value-type="float" office:value="0.16950308" calcext:value-type="float">
            <text:p>0.16950308</text:p>
          </table:table-cell>
          <table:table-cell office:value-type="float" office:value="-0.11236687" calcext:value-type="float">
            <text:p>-0.11236687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556" calcext:value-type="float">
            <text:p>556</text:p>
          </table:table-cell>
          <table:table-cell office:value-type="float" office:value="11" calcext:value-type="float">
            <text:p>11</text:p>
          </table:table-cell>
          <table:table-cell office:value-type="float" office:value="49.14391708" calcext:value-type="float">
            <text:p>49.14391708</text:p>
          </table:table-cell>
          <table:table-cell office:value-type="float" office:value="1.44279587" calcext:value-type="float">
            <text:p>1.44279587</text:p>
          </table:table-cell>
          <table:table-cell office:value-type="float" office:value="1.31976497" calcext:value-type="float">
            <text:p>1.31976497</text:p>
          </table:table-cell>
          <table:table-cell office:value-type="float" office:value="12.20750234" calcext:value-type="float">
            <text:p>12.20750234</text:p>
          </table:table-cell>
          <table:table-cell office:value-type="float" office:value="47.60358676" calcext:value-type="float">
            <text:p>47.60358676</text:p>
          </table:table-cell>
          <table:table-cell office:value-type="float" office:value="98.1956056" calcext:value-type="float">
            <text:p>98.1956056</text:p>
          </table:table-cell>
          <table:table-cell office:value-type="float" office:value="0.00051101" calcext:value-type="float">
            <text:p>0.00051101</text:p>
          </table:table-cell>
          <table:table-cell office:value-type="float" office:value="0.09298212" calcext:value-type="float">
            <text:p>0.09298212</text:p>
          </table:table-cell>
          <table:table-cell office:value-type="float" office:value="0.16950308" calcext:value-type="float">
            <text:p>0.16950308</text:p>
          </table:table-cell>
          <table:table-cell office:value-type="float" office:value="-0.11236687" calcext:value-type="float">
            <text:p>-0.11236687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556" calcext:value-type="float">
            <text:p>556</text:p>
          </table:table-cell>
          <table:table-cell office:value-type="float" office:value="23" calcext:value-type="float">
            <text:p>23</text:p>
          </table:table-cell>
          <table:table-cell office:value-type="float" office:value="106.00198364" calcext:value-type="float">
            <text:p>106.00198364</text:p>
          </table:table-cell>
          <table:table-cell office:value-type="float" office:value="0.22479716" calcext:value-type="float">
            <text:p>0.22479716</text:p>
          </table:table-cell>
          <table:table-cell office:value-type="float" office:value="-0.7787928" calcext:value-type="float">
            <text:p>-0.7787928</text:p>
          </table:table-cell>
          <table:table-cell office:value-type="float" office:value="75.44818597" calcext:value-type="float">
            <text:p>75.44818597</text:p>
          </table:table-cell>
          <table:table-cell office:value-type="float" office:value="-74.45798661" calcext:value-type="float">
            <text:p>-74.45798661</text:p>
          </table:table-cell>
          <table:table-cell office:value-type="float" office:value="24.03014689" calcext:value-type="float">
            <text:p>24.03014689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298212" calcext:value-type="float">
            <text:p>0.09298212</text:p>
          </table:table-cell>
          <table:table-cell office:value-type="float" office:value="0.16950308" calcext:value-type="float">
            <text:p>0.16950308</text:p>
          </table:table-cell>
          <table:table-cell office:value-type="float" office:value="-0.11236687" calcext:value-type="float">
            <text:p>-0.11236687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4.44165421" calcext:value-type="float">
            <text:p>44.44165421</text:p>
          </table:table-cell>
          <table:table-cell office:value-type="float" office:value="1.22403526" calcext:value-type="float">
            <text:p>1.22403526</text:p>
          </table:table-cell>
          <table:table-cell office:value-type="float" office:value="3.07619739" calcext:value-type="float">
            <text:p>3.07619739</text:p>
          </table:table-cell>
          <table:table-cell office:value-type="float" office:value="-44.34665979" calcext:value-type="float">
            <text:p>-44.34665979</text:p>
          </table:table-cell>
          <table:table-cell office:value-type="float" office:value="2.90420285" calcext:value-type="float">
            <text:p>2.90420285</text:p>
          </table:table-cell>
          <table:table-cell office:value-type="float" office:value="69.03660571" calcext:value-type="float">
            <text:p>69.03660571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298212" calcext:value-type="float">
            <text:p>0.09298212</text:p>
          </table:table-cell>
          <table:table-cell office:value-type="float" office:value="0.16950308" calcext:value-type="float">
            <text:p>0.16950308</text:p>
          </table:table-cell>
          <table:table-cell office:value-type="float" office:value="-0.11236687" calcext:value-type="float">
            <text:p>-0.11236687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6.59334564" calcext:value-type="float">
            <text:p>46.59334564</text:p>
          </table:table-cell>
          <table:table-cell office:value-type="float" office:value="1.66145408" calcext:value-type="float">
            <text:p>1.66145408</text:p>
          </table:table-cell>
          <table:table-cell office:value-type="float" office:value="-0.49138659" calcext:value-type="float">
            <text:p>-0.49138659</text:p>
          </table:table-cell>
          <table:table-cell office:value-type="float" office:value="41.0803951" calcext:value-type="float">
            <text:p>41.0803951</text:p>
          </table:table-cell>
          <table:table-cell office:value-type="float" office:value="-21.98501756" calcext:value-type="float">
            <text:p>-21.98501756</text:p>
          </table:table-cell>
          <table:table-cell office:value-type="float" office:value="118.27956485" calcext:value-type="float">
            <text:p>118.27956485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298212" calcext:value-type="float">
            <text:p>0.09298212</text:p>
          </table:table-cell>
          <table:table-cell office:value-type="float" office:value="0.16950308" calcext:value-type="float">
            <text:p>0.16950308</text:p>
          </table:table-cell>
          <table:table-cell office:value-type="float" office:value="-0.11236687" calcext:value-type="float">
            <text:p>-0.112366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Mo1</text:p>
          </table:table-cell>
          <table:table-cell office:value-type="string" calcext:value-type="string">
            <text:p>Mo2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Da2</text:p>
          </table:table-cell>
          <table:table-cell office:value-type="string" calcext:value-type="string">
            <text:p>MoPdg</text:p>
          </table:table-cell>
          <table:table-cell office:value-type="string" calcext:value-type="string">
            <text:p>DaPdg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d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22821.33789062" calcext:value-type="float">
            <text:p>22821.33789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33789062" calcext:value-type="float">
            <text:p>65.33789062</text:p>
          </table:table-cell>
          <table:table-cell office:value-type="float" office:value="0" calcext:value-type="float">
            <text:p>0</text:p>
          </table:table-cell>
          <table:table-cell office:value-type="float" office:value="0.09158984" calcext:value-type="float">
            <text:p>0.09158984</text:p>
          </table:table-cell>
          <table:table-cell office:value-type="float" office:value="0.16982554" calcext:value-type="float">
            <text:p>0.16982554</text:p>
          </table:table-cell>
          <table:table-cell office:value-type="float" office:value="-1.07012951" calcext:value-type="float">
            <text:p>-1.0701295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 text:c="6"/>dbar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-24266.14453125" calcext:value-type="float">
            <text:p>-24266.14453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10.14453125" calcext:value-type="float">
            <text:p>-1510.14453125</text:p>
          </table:table-cell>
          <table:table-cell office:value-type="float" office:value="0" calcext:value-type="float">
            <text:p>0</text:p>
          </table:table-cell>
          <table:table-cell office:value-type="float" office:value="0.09158984" calcext:value-type="float">
            <text:p>0.09158984</text:p>
          </table:table-cell>
          <table:table-cell office:value-type="float" office:value="0.16982554" calcext:value-type="float">
            <text:p>0.16982554</text:p>
          </table:table-cell>
          <table:table-cell office:value-type="float" office:value="-1.07012951" calcext:value-type="float">
            <text:p>-1.0701295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56" calcext:value-type="float">
            <text:p>-556</text:p>
          </table:table-cell>
          <table:table-cell office:value-type="string" calcext:value-type="string">
            <text:p><text:s text:c="5"/>P-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556" calcext:value-type="float">
            <text:p>-556</text:p>
          </table:table-cell>
          <table:table-cell office:value-type="float" office:value="54.89319992" calcext:value-type="float">
            <text:p>54.89319992</text:p>
          </table:table-cell>
          <table:table-cell office:value-type="float" office:value="3.86904883" calcext:value-type="float">
            <text:p>3.86904883</text:p>
          </table:table-cell>
          <table:table-cell office:value-type="float" office:value="-1.43774116" calcext:value-type="float">
            <text:p>-1.43774116</text:p>
          </table:table-cell>
          <table:table-cell office:value-type="float" office:value="7.28229216" calcext:value-type="float">
            <text:p>7.28229216</text:p>
          </table:table-cell>
          <table:table-cell office:value-type="float" office:value="-54.40801061" calcext:value-type="float">
            <text:p>-54.40801061</text:p>
          </table:table-cell>
          <table:table-cell office:value-type="float" office:value="1314.03145363" calcext:value-type="float">
            <text:p>1314.03145363</text:p>
          </table:table-cell>
          <table:table-cell office:value-type="float" office:value="199.99996948" calcext:value-type="float">
            <text:p>199.99996948</text:p>
          </table:table-cell>
          <table:table-cell office:value-type="float" office:value="0.09158984" calcext:value-type="float">
            <text:p>0.09158984</text:p>
          </table:table-cell>
          <table:table-cell office:value-type="float" office:value="0.16982554" calcext:value-type="float">
            <text:p>0.16982554</text:p>
          </table:table-cell>
          <table:table-cell office:value-type="float" office:value="-1.07012951" calcext:value-type="float">
            <text:p>-1.0701295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6"/>P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float" office:value="54.89319992" calcext:value-type="float">
            <text:p>54.89319992</text:p>
          </table:table-cell>
          <table:table-cell office:value-type="float" office:value="1.60262668" calcext:value-type="float">
            <text:p>1.60262668</text:p>
          </table:table-cell>
          <table:table-cell office:value-type="float" office:value="1.70385158" calcext:value-type="float">
            <text:p>1.70385158</text:p>
          </table:table-cell>
          <table:table-cell office:value-type="float" office:value="-7.28229692" calcext:value-type="float">
            <text:p>-7.28229692</text:p>
          </table:table-cell>
          <table:table-cell office:value-type="float" office:value="54.40800997" calcext:value-type="float">
            <text:p>54.40800997</text:p>
          </table:table-cell>
          <table:table-cell office:value-type="float" office:value="130.77461358" calcext:value-type="float">
            <text:p>130.77461358</text:p>
          </table:table-cell>
          <table:table-cell office:value-type="float" office:value="200.00006104" calcext:value-type="float">
            <text:p>200.00006104</text:p>
          </table:table-cell>
          <table:table-cell office:value-type="float" office:value="0.09158984" calcext:value-type="float">
            <text:p>0.09158984</text:p>
          </table:table-cell>
          <table:table-cell office:value-type="float" office:value="0.16982554" calcext:value-type="float">
            <text:p>0.16982554</text:p>
          </table:table-cell>
          <table:table-cell office:value-type="float" office:value="-1.07012951" calcext:value-type="float">
            <text:p>-1.07012951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71.4793396" calcext:value-type="float">
            <text:p>71.4793396</text:p>
          </table:table-cell>
          <table:table-cell office:value-type="float" office:value="-3.31071949" calcext:value-type="float">
            <text:p>-3.31071949</text:p>
          </table:table-cell>
          <table:table-cell office:value-type="float" office:value="0.47706607" calcext:value-type="float">
            <text:p>0.47706607</text:p>
          </table:table-cell>
          <table:table-cell office:value-type="float" office:value="63.49838049" calcext:value-type="float">
            <text:p>63.49838049</text:p>
          </table:table-cell>
          <table:table-cell office:value-type="float" office:value="32.82151223" calcext:value-type="float">
            <text:p>32.82151223</text:p>
          </table:table-cell>
          <table:table-cell office:value-type="float" office:value="-978.13564818" calcext:value-type="float">
            <text:p>-978.13564818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158984" calcext:value-type="float">
            <text:p>0.09158984</text:p>
          </table:table-cell>
          <table:table-cell office:value-type="float" office:value="0.16982554" calcext:value-type="float">
            <text:p>0.16982554</text:p>
          </table:table-cell>
          <table:table-cell office:value-type="float" office:value="-1.07012951" calcext:value-type="float">
            <text:p>-1.07012951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-556" calcext:value-type="float">
            <text:p>-556</text:p>
          </table:table-cell>
          <table:table-cell office:value-type="float" office:value="15" calcext:value-type="float">
            <text:p>15</text:p>
          </table:table-cell>
          <table:table-cell office:value-type="float" office:value="58.47683716" calcext:value-type="float">
            <text:p>58.47683716</text:p>
          </table:table-cell>
          <table:table-cell office:value-type="float" office:value="-2.45035052" calcext:value-type="float">
            <text:p>-2.45035052</text:p>
          </table:table-cell>
          <table:table-cell office:value-type="float" office:value="1.62430143" calcext:value-type="float">
            <text:p>1.62430143</text:p>
          </table:table-cell>
          <table:table-cell office:value-type="float" office:value="-3.12731677" calcext:value-type="float">
            <text:p>-3.12731677</text:p>
          </table:table-cell>
          <table:table-cell office:value-type="float" office:value="58.39315348" calcext:value-type="float">
            <text:p>58.39315348</text:p>
          </table:table-cell>
          <table:table-cell office:value-type="float" office:value="-336.42151501" calcext:value-type="float">
            <text:p>-336.42151501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158984" calcext:value-type="float">
            <text:p>0.09158984</text:p>
          </table:table-cell>
          <table:table-cell office:value-type="float" office:value="0.16982554" calcext:value-type="float">
            <text:p>0.16982554</text:p>
          </table:table-cell>
          <table:table-cell office:value-type="float" office:value="-1.07012951" calcext:value-type="float">
            <text:p>-1.07012951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556" calcext:value-type="float">
            <text:p>556</text:p>
          </table:table-cell>
          <table:table-cell office:value-type="float" office:value="11" calcext:value-type="float">
            <text:p>11</text:p>
          </table:table-cell>
          <table:table-cell office:value-type="float" office:value="21.63194275" calcext:value-type="float">
            <text:p>21.63194275</text:p>
          </table:table-cell>
          <table:table-cell office:value-type="float" office:value="-2.46613765" calcext:value-type="float">
            <text:p>-2.46613765</text:p>
          </table:table-cell>
          <table:table-cell office:value-type="float" office:value="2.28043079" calcext:value-type="float">
            <text:p>2.28043079</text:p>
          </table:table-cell>
          <table:table-cell office:value-type="float" office:value="-14.09443336" calcext:value-type="float">
            <text:p>-14.09443336</text:p>
          </table:table-cell>
          <table:table-cell office:value-type="float" office:value="16.40999376" calcext:value-type="float">
            <text:p>16.40999376</text:p>
          </table:table-cell>
          <table:table-cell office:value-type="float" office:value="-126.45990767" calcext:value-type="float">
            <text:p>-126.45990767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158984" calcext:value-type="float">
            <text:p>0.09158984</text:p>
          </table:table-cell>
          <table:table-cell office:value-type="float" office:value="0.16982554" calcext:value-type="float">
            <text:p>0.16982554</text:p>
          </table:table-cell>
          <table:table-cell office:value-type="float" office:value="-1.07012951" calcext:value-type="float">
            <text:p>-1.07012951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556" calcext:value-type="float">
            <text:p>556</text:p>
          </table:table-cell>
          <table:table-cell office:value-type="float" office:value="23" calcext:value-type="float">
            <text:p>23</text:p>
          </table:table-cell>
          <table:table-cell office:value-type="float" office:value="72.64685059" calcext:value-type="float">
            <text:p>72.64685059</text:p>
          </table:table-cell>
          <table:table-cell office:value-type="float" office:value="-0.07012474" calcext:value-type="float">
            <text:p>-0.07012474</text:p>
          </table:table-cell>
          <table:table-cell office:value-type="float" office:value="-1.13002372" calcext:value-type="float">
            <text:p>-1.13002372</text:p>
          </table:table-cell>
          <table:table-cell office:value-type="float" office:value="30.99393298" calcext:value-type="float">
            <text:p>30.99393298</text:p>
          </table:table-cell>
          <table:table-cell office:value-type="float" office:value="-65.70343232" calcext:value-type="float">
            <text:p>-65.70343232</text:p>
          </table:table-cell>
          <table:table-cell office:value-type="float" office:value="-5.0985176" calcext:value-type="float">
            <text:p>-5.0985176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158984" calcext:value-type="float">
            <text:p>0.09158984</text:p>
          </table:table-cell>
          <table:table-cell office:value-type="float" office:value="0.16982554" calcext:value-type="float">
            <text:p>0.16982554</text:p>
          </table:table-cell>
          <table:table-cell office:value-type="float" office:value="-1.07012951" calcext:value-type="float">
            <text:p>-1.07012951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6"/>tau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1" calcext:value-type="float">
            <text:p>211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6.35673904" calcext:value-type="float">
            <text:p>56.35673904</text:p>
          </table:table-cell>
          <table:table-cell office:value-type="float" office:value="-1.22029829" calcext:value-type="float">
            <text:p>-1.22029829</text:p>
          </table:table-cell>
          <table:table-cell office:value-type="float" office:value="1.85388637" calcext:value-type="float">
            <text:p>1.85388637</text:p>
          </table:table-cell>
          <table:table-cell office:value-type="float" office:value="-15.74179109" calcext:value-type="float">
            <text:p>-15.74179109</text:p>
          </table:table-cell>
          <table:table-cell office:value-type="float" office:value="54.11356622" calcext:value-type="float">
            <text:p>54.11356622</text:p>
          </table:table-cell>
          <table:table-cell office:value-type="float" office:value="-87.15727869" calcext:value-type="float">
            <text:p>-87.15727869</text:p>
          </table:table-cell>
          <table:table-cell office:value-type="float" office:value="1.77681994" calcext:value-type="float">
            <text:p>1.77681994</text:p>
          </table:table-cell>
          <table:table-cell office:value-type="float" office:value="0.09158984" calcext:value-type="float">
            <text:p>0.09158984</text:p>
          </table:table-cell>
          <table:table-cell office:value-type="float" office:value="0.16982554" calcext:value-type="float">
            <text:p>0.16982554</text:p>
          </table:table-cell>
          <table:table-cell office:value-type="float" office:value="-1.07012951" calcext:value-type="float">
            <text:p>-1.07012951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<text:s text:c="6"/>tau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office:value-type="float" office:value="-15" calcext:value-type="float">
            <text:p>-15</text:p>
          </table:table-cell>
          <table:table-cell office:value-type="float" office:value="13.32065678" calcext:value-type="float">
            <text:p>13.32065678</text:p>
          </table:table-cell>
          <table:table-cell office:value-type="float" office:value="-3.62305784" calcext:value-type="float">
            <text:p>-3.62305784</text:p>
          </table:table-cell>
          <table:table-cell office:value-type="float" office:value="0.327075" calcext:value-type="float">
            <text:p>0.327075</text:p>
          </table:table-cell>
          <table:table-cell office:value-type="float" office:value="12.61447707" calcext:value-type="float">
            <text:p>12.61447707</text:p>
          </table:table-cell>
          <table:table-cell office:value-type="float" office:value="4.27958703" calcext:value-type="float">
            <text:p>4.27958703</text:p>
          </table:table-cell>
          <table:table-cell office:value-type="float" office:value="-249.26421556" calcext:value-type="float">
            <text:p>-249.26421556</text:p>
          </table:table-cell>
          <table:table-cell office:value-type="float" office:value="1.77681994" calcext:value-type="float">
            <text:p>1.77681994</text:p>
          </table:table-cell>
          <table:table-cell office:value-type="float" office:value="0.09158984" calcext:value-type="float">
            <text:p>0.09158984</text:p>
          </table:table-cell>
          <table:table-cell office:value-type="float" office:value="0.16982554" calcext:value-type="float">
            <text:p>0.16982554</text:p>
          </table:table-cell>
          <table:table-cell office:value-type="float" office:value="-1.07012951" calcext:value-type="float">
            <text:p>-1.07012951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6"/>tau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6" calcext:value-type="float">
            <text:p>216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41.38877487" calcext:value-type="float">
            <text:p>41.38877487</text:p>
          </table:table-cell>
          <table:table-cell office:value-type="float" office:value="-0.98575741" calcext:value-type="float">
            <text:p>-0.98575741</text:p>
          </table:table-cell>
          <table:table-cell office:value-type="float" office:value="-0.98454028" calcext:value-type="float">
            <text:p>-0.98454028</text:p>
          </table:table-cell>
          <table:table-cell office:value-type="float" office:value="22.89817931" calcext:value-type="float">
            <text:p>22.89817931</text:p>
          </table:table-cell>
          <table:table-cell office:value-type="float" office:value="-34.47758793" calcext:value-type="float">
            <text:p>-34.47758793</text:p>
          </table:table-cell>
          <table:table-cell office:value-type="float" office:value="-47.73542001" calcext:value-type="float">
            <text:p>-47.73542001</text:p>
          </table:table-cell>
          <table:table-cell office:value-type="float" office:value="1.77681994" calcext:value-type="float">
            <text:p>1.77681994</text:p>
          </table:table-cell>
          <table:table-cell office:value-type="float" office:value="0.09158984" calcext:value-type="float">
            <text:p>0.09158984</text:p>
          </table:table-cell>
          <table:table-cell office:value-type="float" office:value="0.16982554" calcext:value-type="float">
            <text:p>0.16982554</text:p>
          </table:table-cell>
          <table:table-cell office:value-type="float" office:value="-1.07012951" calcext:value-type="float">
            <text:p>-1.07012951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<text:s text:c="6"/>tau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" calcext:value-type="float">
            <text:p>23</text:p>
          </table:table-cell>
          <table:table-cell office:value-type="float" office:value="-15" calcext:value-type="float">
            <text:p>-15</text:p>
          </table:table-cell>
          <table:table-cell office:value-type="float" office:value="32.25824738" calcext:value-type="float">
            <text:p>32.25824738</text:p>
          </table:table-cell>
          <table:table-cell office:value-type="float" office:value="1.09163475" calcext:value-type="float">
            <text:p>1.09163475</text:p>
          </table:table-cell>
          <table:table-cell office:value-type="float" office:value="-1.31711733" calcext:value-type="float">
            <text:p>-1.31711733</text:p>
          </table:table-cell>
          <table:table-cell office:value-type="float" office:value="8.09575232" calcext:value-type="float">
            <text:p>8.09575232</text:p>
          </table:table-cell>
          <table:table-cell office:value-type="float" office:value="-31.22584375" calcext:value-type="float">
            <text:p>-31.22584375</text:p>
          </table:table-cell>
          <table:table-cell office:value-type="float" office:value="42.63690188" calcext:value-type="float">
            <text:p>42.63690188</text:p>
          </table:table-cell>
          <table:table-cell office:value-type="float" office:value="1.77681994" calcext:value-type="float">
            <text:p>1.77681994</text:p>
          </table:table-cell>
          <table:table-cell office:value-type="float" office:value="0.09158984" calcext:value-type="float">
            <text:p>0.09158984</text:p>
          </table:table-cell>
          <table:table-cell office:value-type="float" office:value="0.16982554" calcext:value-type="float">
            <text:p>0.16982554</text:p>
          </table:table-cell>
          <table:table-cell office:value-type="float" office:value="-1.07012951" calcext:value-type="float">
            <text:p>-1.070129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Mo1</text:p>
          </table:table-cell>
          <table:table-cell office:value-type="string" calcext:value-type="string">
            <text:p>Mo2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Da2</text:p>
          </table:table-cell>
          <table:table-cell office:value-type="string" calcext:value-type="string">
            <text:p>MoPdg</text:p>
          </table:table-cell>
          <table:table-cell office:value-type="string" calcext:value-type="string">
            <text:p>DaPdg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d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22909.94140625" calcext:value-type="float">
            <text:p>22909.94140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.94140625" calcext:value-type="float">
            <text:p>153.94140625</text:p>
          </table:table-cell>
          <table:table-cell office:value-type="float" office:value="0" calcext:value-type="float">
            <text:p>0</text:p>
          </table:table-cell>
          <table:table-cell office:value-type="float" office:value="0.09143251" calcext:value-type="float">
            <text:p>0.09143251</text:p>
          </table:table-cell>
          <table:table-cell office:value-type="float" office:value="0.16945201" calcext:value-type="float">
            <text:p>0.16945201</text:p>
          </table:table-cell>
          <table:table-cell office:value-type="float" office:value="0.77967888" calcext:value-type="float">
            <text:p>0.7796788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 text:c="6"/>dbar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-23356.46289062" calcext:value-type="float">
            <text:p>-23356.46289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00.46289062" calcext:value-type="float">
            <text:p>-600.46289062</text:p>
          </table:table-cell>
          <table:table-cell office:value-type="float" office:value="0" calcext:value-type="float">
            <text:p>0</text:p>
          </table:table-cell>
          <table:table-cell office:value-type="float" office:value="0.09143251" calcext:value-type="float">
            <text:p>0.09143251</text:p>
          </table:table-cell>
          <table:table-cell office:value-type="float" office:value="0.16945201" calcext:value-type="float">
            <text:p>0.16945201</text:p>
          </table:table-cell>
          <table:table-cell office:value-type="float" office:value="0.77967888" calcext:value-type="float">
            <text:p>0.7796788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56" calcext:value-type="float">
            <text:p>-556</text:p>
          </table:table-cell>
          <table:table-cell office:value-type="string" calcext:value-type="string">
            <text:p><text:s text:c="5"/>P-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556" calcext:value-type="float">
            <text:p>-556</text:p>
          </table:table-cell>
          <table:table-cell office:value-type="float" office:value="51.00819016" calcext:value-type="float">
            <text:p>51.00819016</text:p>
          </table:table-cell>
          <table:table-cell office:value-type="float" office:value="-0.91817498" calcext:value-type="float">
            <text:p>-0.91817498</text:p>
          </table:table-cell>
          <table:table-cell office:value-type="float" office:value="0.11043396" calcext:value-type="float">
            <text:p>0.11043396</text:p>
          </table:table-cell>
          <table:table-cell office:value-type="float" office:value="50.69746689" calcext:value-type="float">
            <text:p>50.69746689</text:p>
          </table:table-cell>
          <table:table-cell office:value-type="float" office:value="5.62159357" calcext:value-type="float">
            <text:p>5.62159357</text:p>
          </table:table-cell>
          <table:table-cell office:value-type="float" office:value="-53.6980575" calcext:value-type="float">
            <text:p>-53.6980575</text:p>
          </table:table-cell>
          <table:table-cell office:value-type="float" office:value="200" calcext:value-type="float">
            <text:p>200</text:p>
          </table:table-cell>
          <table:table-cell office:value-type="float" office:value="0.09143251" calcext:value-type="float">
            <text:p>0.09143251</text:p>
          </table:table-cell>
          <table:table-cell office:value-type="float" office:value="0.16945201" calcext:value-type="float">
            <text:p>0.16945201</text:p>
          </table:table-cell>
          <table:table-cell office:value-type="float" office:value="0.77967888" calcext:value-type="float">
            <text:p>0.7796788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6"/>P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float" office:value="51.00819016" calcext:value-type="float">
            <text:p>51.00819016</text:p>
          </table:table-cell>
          <table:table-cell office:value-type="float" office:value="2.9788003" calcext:value-type="float">
            <text:p>2.9788003</text:p>
          </table:table-cell>
          <table:table-cell office:value-type="float" office:value="-3.03115869" calcext:value-type="float">
            <text:p>-3.03115869</text:p>
          </table:table-cell>
          <table:table-cell office:value-type="float" office:value="-50.69746683" calcext:value-type="float">
            <text:p>-50.69746683</text:p>
          </table:table-cell>
          <table:table-cell office:value-type="float" office:value="-5.62159405" calcext:value-type="float">
            <text:p>-5.62159405</text:p>
          </table:table-cell>
          <table:table-cell office:value-type="float" office:value="500.22093354" calcext:value-type="float">
            <text:p>500.22093354</text:p>
          </table:table-cell>
          <table:table-cell office:value-type="float" office:value="200.00004578" calcext:value-type="float">
            <text:p>200.00004578</text:p>
          </table:table-cell>
          <table:table-cell office:value-type="float" office:value="0.09143251" calcext:value-type="float">
            <text:p>0.09143251</text:p>
          </table:table-cell>
          <table:table-cell office:value-type="float" office:value="0.16945201" calcext:value-type="float">
            <text:p>0.16945201</text:p>
          </table:table-cell>
          <table:table-cell office:value-type="float" office:value="0.77967888" calcext:value-type="float">
            <text:p>0.77967888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6" calcext:value-type="float">
            <text:p>53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45.18497467" calcext:value-type="float">
            <text:p>45.18497467</text:p>
          </table:table-cell>
          <table:table-cell office:value-type="float" office:value="1.24208379" calcext:value-type="float">
            <text:p>1.24208379</text:p>
          </table:table-cell>
          <table:table-cell office:value-type="float" office:value="0.60649198" calcext:value-type="float">
            <text:p>0.60649198</text:p>
          </table:table-cell>
          <table:table-cell office:value-type="float" office:value="37.12635188" calcext:value-type="float">
            <text:p>37.12635188</text:p>
          </table:table-cell>
          <table:table-cell office:value-type="float" office:value="25.75492054" calcext:value-type="float">
            <text:p>25.75492054</text:p>
          </table:table-cell>
          <table:table-cell office:value-type="float" office:value="71.70945641" calcext:value-type="float">
            <text:p>71.70945641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143251" calcext:value-type="float">
            <text:p>0.09143251</text:p>
          </table:table-cell>
          <table:table-cell office:value-type="float" office:value="0.16945201" calcext:value-type="float">
            <text:p>0.16945201</text:p>
          </table:table-cell>
          <table:table-cell office:value-type="float" office:value="0.77967888" calcext:value-type="float">
            <text:p>0.77967888</text:p>
          </table:table-cell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36" calcext:value-type="float">
            <text:p>536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-556" calcext:value-type="float">
            <text:p>-556</text:p>
          </table:table-cell>
          <table:table-cell office:value-type="float" office:value="11" calcext:value-type="float">
            <text:p>11</text:p>
          </table:table-cell>
          <table:table-cell office:value-type="float" office:value="89.96622467" calcext:value-type="float">
            <text:p>89.96622467</text:p>
          </table:table-cell>
          <table:table-cell office:value-type="float" office:value="-0.16649914" calcext:value-type="float">
            <text:p>-0.16649914</text:p>
          </table:table-cell>
          <table:table-cell office:value-type="float" office:value="-2.87593389" calcext:value-type="float">
            <text:p>-2.87593389</text:p>
          </table:table-cell>
          <table:table-cell office:value-type="float" office:value="-86.81018738" calcext:value-type="float">
            <text:p>-86.81018738</text:p>
          </table:table-cell>
          <table:table-cell office:value-type="float" office:value="-23.62018096" calcext:value-type="float">
            <text:p>-23.62018096</text:p>
          </table:table-cell>
          <table:table-cell office:value-type="float" office:value="-15.0486041" calcext:value-type="float">
            <text:p>-15.0486041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143251" calcext:value-type="float">
            <text:p>0.09143251</text:p>
          </table:table-cell>
          <table:table-cell office:value-type="float" office:value="0.16945201" calcext:value-type="float">
            <text:p>0.16945201</text:p>
          </table:table-cell>
          <table:table-cell office:value-type="float" office:value="0.77967888" calcext:value-type="float">
            <text:p>0.77967888</text:p>
          </table:table-cell>
          <table:table-cell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7" calcext:value-type="float">
            <text:p>53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85.62424469" calcext:value-type="float">
            <text:p>85.62424469</text:p>
          </table:table-cell>
          <table:table-cell office:value-type="float" office:value="-0.86828387" calcext:value-type="float">
            <text:p>-0.86828387</text:p>
          </table:table-cell>
          <table:table-cell office:value-type="float" office:value="0.74173462" calcext:value-type="float">
            <text:p>0.74173462</text:p>
          </table:table-cell>
          <table:table-cell office:value-type="float" office:value="63.1305683" calcext:value-type="float">
            <text:p>63.1305683</text:p>
          </table:table-cell>
          <table:table-cell office:value-type="float" office:value="57.8449879" calcext:value-type="float">
            <text:p>57.8449879</text:p>
          </table:table-cell>
          <table:table-cell office:value-type="float" office:value="-84.04648822" calcext:value-type="float">
            <text:p>-84.04648822</text:p>
          </table:table-cell>
          <table:table-cell office:value-type="float" office:value="0.00051099" calcext:value-type="float">
            <text:p>0.00051099</text:p>
          </table:table-cell>
          <table:table-cell office:value-type="float" office:value="0.09143251" calcext:value-type="float">
            <text:p>0.09143251</text:p>
          </table:table-cell>
          <table:table-cell office:value-type="float" office:value="0.16945201" calcext:value-type="float">
            <text:p>0.16945201</text:p>
          </table:table-cell>
          <table:table-cell office:value-type="float" office:value="0.77967888" calcext:value-type="float">
            <text:p>0.77967888</text:p>
          </table:table-cell>
          <table:table-cell table:number-columns-repeated="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37" calcext:value-type="float">
            <text:p>537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556" calcext:value-type="float">
            <text:p>556</text:p>
          </table:table-cell>
          <table:table-cell office:value-type="float" office:value="13" calcext:value-type="float">
            <text:p>13</text:p>
          </table:table-cell>
          <table:table-cell office:value-type="float" office:value="17.96071053" calcext:value-type="float">
            <text:p>17.96071053</text:p>
          </table:table-cell>
          <table:table-cell office:value-type="float" office:value="-3.81986499" calcext:value-type="float">
            <text:p>-3.81986499</text:p>
          </table:table-cell>
          <table:table-cell office:value-type="float" office:value="2.23758745" calcext:value-type="float">
            <text:p>2.23758745</text:p>
          </table:table-cell>
          <table:table-cell office:value-type="float" office:value="-11.10811769" calcext:value-type="float">
            <text:p>-11.10811769</text:p>
          </table:table-cell>
          <table:table-cell office:value-type="float" office:value="14.11371121" calcext:value-type="float">
            <text:p>14.11371121</text:p>
          </table:table-cell>
          <table:table-cell office:value-type="float" office:value="-409.28975695" calcext:value-type="float">
            <text:p>-409.28975695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143251" calcext:value-type="float">
            <text:p>0.09143251</text:p>
          </table:table-cell>
          <table:table-cell office:value-type="float" office:value="0.16945201" calcext:value-type="float">
            <text:p>0.16945201</text:p>
          </table:table-cell>
          <table:table-cell office:value-type="float" office:value="0.77967888" calcext:value-type="float">
            <text:p>0.77967888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5" calcext:value-type="float">
            <text:p>70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0.96743011" calcext:value-type="float">
            <text:p>90.96743011</text:p>
          </table:table-cell>
          <table:table-cell office:value-type="float" office:value="-0.45447904" calcext:value-type="float">
            <text:p>-0.45447904</text:p>
          </table:table-cell>
          <table:table-cell office:value-type="float" office:value="-2.94546485" calcext:value-type="float">
            <text:p>-2.94546485</text:p>
          </table:table-cell>
          <table:table-cell office:value-type="float" office:value="-89.22344939" calcext:value-type="float">
            <text:p>-89.22344939</text:p>
          </table:table-cell>
          <table:table-cell office:value-type="float" office:value="-17.72708155" calcext:value-type="float">
            <text:p>-17.72708155</text:p>
          </table:table-cell>
          <table:table-cell office:value-type="float" office:value="-42.78079502" calcext:value-type="float">
            <text:p>-42.78079502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143251" calcext:value-type="float">
            <text:p>0.09143251</text:p>
          </table:table-cell>
          <table:table-cell office:value-type="float" office:value="0.16945201" calcext:value-type="float">
            <text:p>0.16945201</text:p>
          </table:table-cell>
          <table:table-cell office:value-type="float" office:value="0.77967888" calcext:value-type="float">
            <text:p>0.77967888</text:p>
          </table:table-cell>
          <table:table-cell table:number-columns-repeated="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5" calcext:value-type="float">
            <text:p>70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.36806774" calcext:value-type="float">
            <text:p>6.36806774</text:p>
          </table:table-cell>
          <table:table-cell office:value-type="float" office:value="2.17737389" calcext:value-type="float">
            <text:p>2.17737389</text:p>
          </table:table-cell>
          <table:table-cell office:value-type="float" office:value="-1.18212056" calcext:value-type="float">
            <text:p>-1.18212056</text:p>
          </table:table-cell>
          <table:table-cell office:value-type="float" office:value="2.41326387" calcext:value-type="float">
            <text:p>2.41326387</text:p>
          </table:table-cell>
          <table:table-cell office:value-type="float" office:value="-5.89308444" calcext:value-type="float">
            <text:p>-5.89308444</text:p>
          </table:table-cell>
          <table:table-cell office:value-type="float" office:value="27.73219169" calcext:value-type="float">
            <text:p>27.73219169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143251" calcext:value-type="float">
            <text:p>0.09143251</text:p>
          </table:table-cell>
          <table:table-cell office:value-type="float" office:value="0.16945201" calcext:value-type="float">
            <text:p>0.16945201</text:p>
          </table:table-cell>
          <table:table-cell office:value-type="float" office:value="0.77967888" calcext:value-type="float">
            <text:p>0.77967888</text:p>
          </table:table-cell>
          <table:table-cell table:number-columns-repeated="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7"/>mu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07" calcext:value-type="float">
            <text:p>707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8.17797089" calcext:value-type="float">
            <text:p>28.17797089</text:p>
          </table:table-cell>
          <table:table-cell office:value-type="float" office:value="-1.10181034" calcext:value-type="float">
            <text:p>-1.10181034</text:p>
          </table:table-cell>
          <table:table-cell office:value-type="float" office:value="0.99908143" calcext:value-type="float">
            <text:p>0.99908143</text:p>
          </table:table-cell>
          <table:table-cell office:value-type="float" office:value="15.24639631" calcext:value-type="float">
            <text:p>15.24639631</text:p>
          </table:table-cell>
          <table:table-cell office:value-type="float" office:value="23.69695007" calcext:value-type="float">
            <text:p>23.69695007</text:p>
          </table:table-cell>
          <table:table-cell office:value-type="float" office:value="-37.72101104" calcext:value-type="float">
            <text:p>-37.72101104</text:p>
          </table:table-cell>
          <table:table-cell office:value-type="float" office:value="0.10566" calcext:value-type="float">
            <text:p>0.10566</text:p>
          </table:table-cell>
          <table:table-cell office:value-type="float" office:value="0.09143251" calcext:value-type="float">
            <text:p>0.09143251</text:p>
          </table:table-cell>
          <table:table-cell office:value-type="float" office:value="0.16945201" calcext:value-type="float">
            <text:p>0.16945201</text:p>
          </table:table-cell>
          <table:table-cell office:value-type="float" office:value="0.77967888" calcext:value-type="float">
            <text:p>0.77967888</text:p>
          </table:table-cell>
          <table:table-cell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<text:s text:c="7"/>mu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07" calcext:value-type="float">
            <text:p>707</text:p>
          </table:table-cell>
          <table:table-cell table:number-columns-repeated="2" office:value-type="float" office:value="714" calcext:value-type="float">
            <text:p>714</text:p>
          </table:table-cell>
          <table:table-cell office:value-type="float" office:value="23" calcext:value-type="float">
            <text:p>23</text:p>
          </table:table-cell>
          <table:table-cell office:value-type="float" office:value="-13" calcext:value-type="float">
            <text:p>-13</text:p>
          </table:table-cell>
          <table:table-cell office:value-type="float" office:value="28.04280472" calcext:value-type="float">
            <text:p>28.04280472</text:p>
          </table:table-cell>
          <table:table-cell office:value-type="float" office:value="-3.27856994" calcext:value-type="float">
            <text:p>-3.27856994</text:p>
          </table:table-cell>
          <table:table-cell office:value-type="float" office:value="-2.79282904" calcext:value-type="float">
            <text:p>-2.79282904</text:p>
          </table:table-cell>
          <table:table-cell office:value-type="float" office:value="-26.35451424" calcext:value-type="float">
            <text:p>-26.35451424</text:p>
          </table:table-cell>
          <table:table-cell office:value-type="float" office:value="-9.58323931" calcext:value-type="float">
            <text:p>-9.58323931</text:p>
          </table:table-cell>
          <table:table-cell office:value-type="float" office:value="-371.568743" calcext:value-type="float">
            <text:p>-371.568743</text:p>
          </table:table-cell>
          <table:table-cell office:value-type="float" office:value="0.10566" calcext:value-type="float">
            <text:p>0.10566</text:p>
          </table:table-cell>
          <table:table-cell office:value-type="float" office:value="0.09143251" calcext:value-type="float">
            <text:p>0.09143251</text:p>
          </table:table-cell>
          <table:table-cell office:value-type="float" office:value="0.16945201" calcext:value-type="float">
            <text:p>0.16945201</text:p>
          </table:table-cell>
          <table:table-cell office:value-type="float" office:value="0.77967888" calcext:value-type="float">
            <text:p>0.77967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Mo1</text:p>
          </table:table-cell>
          <table:table-cell office:value-type="string" calcext:value-type="string">
            <text:p>Mo2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Da2</text:p>
          </table:table-cell>
          <table:table-cell office:value-type="string" calcext:value-type="string">
            <text:p>MoPdg</text:p>
          </table:table-cell>
          <table:table-cell office:value-type="string" calcext:value-type="string">
            <text:p>DaPdg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 text:c="9"/>u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22810.32421875" calcext:value-type="float">
            <text:p>22810.32421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32421875" calcext:value-type="float">
            <text:p>54.32421875</text:p>
          </table:table-cell>
          <table:table-cell office:value-type="float" office:value="0" calcext:value-type="float">
            <text:p>0</text:p>
          </table:table-cell>
          <table:table-cell office:value-type="float" office:value="0.09109741" calcext:value-type="float">
            <text:p>0.09109741</text:p>
          </table:table-cell>
          <table:table-cell office:value-type="float" office:value="0.16970837" calcext:value-type="float">
            <text:p>0.16970837</text:p>
          </table:table-cell>
          <table:table-cell office:value-type="float" office:value="2.32930565" calcext:value-type="float">
            <text:p>2.3293056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s text:c="6"/>ubar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-24245.36523438" calcext:value-type="float">
            <text:p>-24245.365234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89.36523438" calcext:value-type="float">
            <text:p>-1489.36523438</text:p>
          </table:table-cell>
          <table:table-cell office:value-type="float" office:value="0" calcext:value-type="float">
            <text:p>0</text:p>
          </table:table-cell>
          <table:table-cell office:value-type="float" office:value="0.09109741" calcext:value-type="float">
            <text:p>0.09109741</text:p>
          </table:table-cell>
          <table:table-cell office:value-type="float" office:value="0.16970837" calcext:value-type="float">
            <text:p>0.16970837</text:p>
          </table:table-cell>
          <table:table-cell office:value-type="float" office:value="2.32930565" calcext:value-type="float">
            <text:p>2.3293056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56" calcext:value-type="float">
            <text:p>-556</text:p>
          </table:table-cell>
          <table:table-cell office:value-type="string" calcext:value-type="string">
            <text:p><text:s text:c="5"/>P-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556" calcext:value-type="float">
            <text:p>-556</text:p>
          </table:table-cell>
          <table:table-cell office:value-type="float" office:value="150.08265686" calcext:value-type="float">
            <text:p>150.08265686</text:p>
          </table:table-cell>
          <table:table-cell office:value-type="float" office:value="2.67645216" calcext:value-type="float">
            <text:p>2.67645216</text:p>
          </table:table-cell>
          <table:table-cell office:value-type="float" office:value="1.06649423" calcext:value-type="float">
            <text:p>1.06649423</text:p>
          </table:table-cell>
          <table:table-cell office:value-type="float" office:value="72.5194203" calcext:value-type="float">
            <text:p>72.5194203</text:p>
          </table:table-cell>
          <table:table-cell office:value-type="float" office:value="131.39915361" calcext:value-type="float">
            <text:p>131.39915361</text:p>
          </table:table-cell>
          <table:table-cell office:value-type="float" office:value="1085.44524282" calcext:value-type="float">
            <text:p>1085.44524282</text:p>
          </table:table-cell>
          <table:table-cell office:value-type="float" office:value="199.99925232" calcext:value-type="float">
            <text:p>199.99925232</text:p>
          </table:table-cell>
          <table:table-cell office:value-type="float" office:value="0.09109741" calcext:value-type="float">
            <text:p>0.09109741</text:p>
          </table:table-cell>
          <table:table-cell office:value-type="float" office:value="0.16970837" calcext:value-type="float">
            <text:p>0.16970837</text:p>
          </table:table-cell>
          <table:table-cell office:value-type="float" office:value="2.32930565" calcext:value-type="float">
            <text:p>2.3293056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6"/>P5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56" calcext:value-type="float">
            <text:p>556</text:p>
          </table:table-cell>
          <table:table-cell office:value-type="float" office:value="150.08265686" calcext:value-type="float">
            <text:p>150.08265686</text:p>
          </table:table-cell>
          <table:table-cell office:value-type="float" office:value="1.58191955" calcext:value-type="float">
            <text:p>1.58191955</text:p>
          </table:table-cell>
          <table:table-cell office:value-type="float" office:value="-2.07509851" calcext:value-type="float">
            <text:p>-2.07509851</text:p>
          </table:table-cell>
          <table:table-cell office:value-type="float" office:value="-72.51943178" calcext:value-type="float">
            <text:p>-72.51943178</text:p>
          </table:table-cell>
          <table:table-cell office:value-type="float" office:value="-131.39914727" calcext:value-type="float">
            <text:p>-131.39914727</text:p>
          </table:table-cell>
          <table:table-cell office:value-type="float" office:value="349.59533681" calcext:value-type="float">
            <text:p>349.59533681</text:p>
          </table:table-cell>
          <table:table-cell office:value-type="float" office:value="200.0004425" calcext:value-type="float">
            <text:p>200.0004425</text:p>
          </table:table-cell>
          <table:table-cell office:value-type="float" office:value="0.09109741" calcext:value-type="float">
            <text:p>0.09109741</text:p>
          </table:table-cell>
          <table:table-cell office:value-type="float" office:value="0.16970837" calcext:value-type="float">
            <text:p>0.16970837</text:p>
          </table:table-cell>
          <table:table-cell office:value-type="float" office:value="2.32930565" calcext:value-type="float">
            <text:p>2.32930565</text:p>
          </table:table-cell>
          <table:table-cell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 text:c="8"/>e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9" calcext:value-type="float">
            <text:p>42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556" calcext:value-type="float">
            <text:p>-556</text:p>
          </table:table-cell>
          <table:table-cell office:value-type="float" office:value="0" calcext:value-type="float">
            <text:p>0</text:p>
          </table:table-cell>
          <table:table-cell office:value-type="float" office:value="107.41469574" calcext:value-type="float">
            <text:p>107.41469574</text:p>
          </table:table-cell>
          <table:table-cell office:value-type="float" office:value="-2.69767523" calcext:value-type="float">
            <text:p>-2.69767523</text:p>
          </table:table-cell>
          <table:table-cell office:value-type="float" office:value="-2.10070252" calcext:value-type="float">
            <text:p>-2.10070252</text:p>
          </table:table-cell>
          <table:table-cell office:value-type="float" office:value="-54.29301634" calcext:value-type="float">
            <text:p>-54.29301634</text:p>
          </table:table-cell>
          <table:table-cell office:value-type="float" office:value="-92.6832522" calcext:value-type="float">
            <text:p>-92.6832522</text:p>
          </table:table-cell>
          <table:table-cell office:value-type="float" office:value="-793.6774115" calcext:value-type="float">
            <text:p>-793.6774115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9109741" calcext:value-type="float">
            <text:p>0.09109741</text:p>
          </table:table-cell>
          <table:table-cell office:value-type="float" office:value="0.16970837" calcext:value-type="float">
            <text:p>0.16970837</text:p>
          </table:table-cell>
          <table:table-cell office:value-type="float" office:value="2.32930565" calcext:value-type="float">
            <text:p>2.32930565</text:p>
          </table:table-cell>
          <table:table-cell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29" calcext:value-type="float">
            <text:p>429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-556" calcext:value-type="float">
            <text:p>-556</text:p>
          </table:table-cell>
          <table:table-cell office:value-type="float" office:value="13" calcext:value-type="float">
            <text:p>13</text:p>
          </table:table-cell>
          <table:table-cell office:value-type="float" office:value="71.01070404" calcext:value-type="float">
            <text:p>71.01070404</text:p>
          </table:table-cell>
          <table:table-cell office:value-type="float" office:value="-2.04916406" calcext:value-type="float">
            <text:p>-2.04916406</text:p>
          </table:table-cell>
          <table:table-cell office:value-type="float" office:value="-2.9508419" calcext:value-type="float">
            <text:p>-2.9508419</text:p>
          </table:table-cell>
          <table:table-cell office:value-type="float" office:value="-69.72272415" calcext:value-type="float">
            <text:p>-69.72272415</text:p>
          </table:table-cell>
          <table:table-cell office:value-type="float" office:value="-13.46335121" calcext:value-type="float">
            <text:p>-13.46335121</text:p>
          </table:table-cell>
          <table:table-cell office:value-type="float" office:value="-270.99700413" calcext:value-type="float">
            <text:p>-270.99700413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109741" calcext:value-type="float">
            <text:p>0.09109741</text:p>
          </table:table-cell>
          <table:table-cell office:value-type="float" office:value="0.16970837" calcext:value-type="float">
            <text:p>0.16970837</text:p>
          </table:table-cell>
          <table:table-cell office:value-type="float" office:value="2.32930565" calcext:value-type="float">
            <text:p>2.32930565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e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56" calcext:value-type="float">
            <text:p>556</text:p>
          </table:table-cell>
          <table:table-cell office:value-type="float" office:value="11" calcext:value-type="float">
            <text:p>11</text:p>
          </table:table-cell>
          <table:table-cell office:value-type="float" office:value="105.74717712" calcext:value-type="float">
            <text:p>105.74717712</text:p>
          </table:table-cell>
          <table:table-cell office:value-type="float" office:value="-1.0079695" calcext:value-type="float">
            <text:p>-1.0079695</text:p>
          </table:table-cell>
          <table:table-cell office:value-type="float" office:value="2.02785516" calcext:value-type="float">
            <text:p>2.02785516</text:p>
          </table:table-cell>
          <table:table-cell office:value-type="float" office:value="-46.66736592" calcext:value-type="float">
            <text:p>-46.66736592</text:p>
          </table:table-cell>
          <table:table-cell office:value-type="float" office:value="94.89268901" calcext:value-type="float">
            <text:p>94.89268901</text:p>
          </table:table-cell>
          <table:table-cell office:value-type="float" office:value="-125.57860334" calcext:value-type="float">
            <text:p>-125.57860334</text:p>
          </table:table-cell>
          <table:table-cell office:value-type="float" office:value="0.00051099" calcext:value-type="float">
            <text:p>0.00051099</text:p>
          </table:table-cell>
          <table:table-cell office:value-type="float" office:value="0.09109741" calcext:value-type="float">
            <text:p>0.09109741</text:p>
          </table:table-cell>
          <table:table-cell office:value-type="float" office:value="0.16970837" calcext:value-type="float">
            <text:p>0.16970837</text:p>
          </table:table-cell>
          <table:table-cell office:value-type="float" office:value="2.32930565" calcext:value-type="float">
            <text:p>2.32930565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Z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30" calcext:value-type="float">
            <text:p>430</text:p>
          </table:table-cell>
          <table:table-cell table:number-columns-repeated="2" office:value-type="float" office:value="576" calcext:value-type="float">
            <text:p>576</text:p>
          </table:table-cell>
          <table:table-cell office:value-type="float" office:value="556" calcext:value-type="float">
            <text:p>556</text:p>
          </table:table-cell>
          <table:table-cell office:value-type="float" office:value="23" calcext:value-type="float">
            <text:p>23</text:p>
          </table:table-cell>
          <table:table-cell office:value-type="float" office:value="110.70407867" calcext:value-type="float">
            <text:p>110.70407867</text:p>
          </table:table-cell>
          <table:table-cell office:value-type="float" office:value="-1.42249441" calcext:value-type="float">
            <text:p>-1.42249441</text:p>
          </table:table-cell>
          <table:table-cell office:value-type="float" office:value="0.42302835" calcext:value-type="float">
            <text:p>0.42302835</text:p>
          </table:table-cell>
          <table:table-cell office:value-type="float" office:value="100.94550461" calcext:value-type="float">
            <text:p>100.94550461</text:p>
          </table:table-cell>
          <table:table-cell office:value-type="float" office:value="45.44665151" calcext:value-type="float">
            <text:p>45.44665151</text:p>
          </table:table-cell>
          <table:table-cell office:value-type="float" office:value="-216.22395002" calcext:value-type="float">
            <text:p>-216.22395002</text:p>
          </table:table-cell>
          <table:table-cell office:value-type="float" office:value="91.18759918" calcext:value-type="float">
            <text:p>91.18759918</text:p>
          </table:table-cell>
          <table:table-cell office:value-type="float" office:value="0.09109741" calcext:value-type="float">
            <text:p>0.09109741</text:p>
          </table:table-cell>
          <table:table-cell office:value-type="float" office:value="0.16970837" calcext:value-type="float">
            <text:p>0.16970837</text:p>
          </table:table-cell>
          <table:table-cell office:value-type="float" office:value="2.32930565" calcext:value-type="float">
            <text:p>2.32930565</text:p>
          </table:table-cell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7"/>mu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71" calcext:value-type="float">
            <text:p>57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5.24740601" calcext:value-type="float">
            <text:p>35.24740601</text:p>
          </table:table-cell>
          <table:table-cell office:value-type="float" office:value="-1.41045189" calcext:value-type="float">
            <text:p>-1.41045189</text:p>
          </table:table-cell>
          <table:table-cell office:value-type="float" office:value="-1.37226808" calcext:value-type="float">
            <text:p>-1.37226808</text:p>
          </table:table-cell>
          <table:table-cell office:value-type="float" office:value="6.95172955" calcext:value-type="float">
            <text:p>6.95172955</text:p>
          </table:table-cell>
          <table:table-cell office:value-type="float" office:value="-34.55507324" calcext:value-type="float">
            <text:p>-34.55507324</text:p>
          </table:table-cell>
          <table:table-cell office:value-type="float" office:value="-67.91776414" calcext:value-type="float">
            <text:p>-67.91776414</text:p>
          </table:table-cell>
          <table:table-cell office:value-type="float" office:value="0.10566" calcext:value-type="float">
            <text:p>0.10566</text:p>
          </table:table-cell>
          <table:table-cell office:value-type="float" office:value="0.09109741" calcext:value-type="float">
            <text:p>0.09109741</text:p>
          </table:table-cell>
          <table:table-cell office:value-type="float" office:value="0.16970837" calcext:value-type="float">
            <text:p>0.16970837</text:p>
          </table:table-cell>
          <table:table-cell office:value-type="float" office:value="2.32930565" calcext:value-type="float">
            <text:p>2.32930565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<text:s text:c="7"/>mu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71" calcext:value-type="float">
            <text:p>57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9.5225296" calcext:value-type="float">
            <text:p>79.5225296</text:p>
          </table:table-cell>
          <table:table-cell office:value-type="float" office:value="-1.66700411" calcext:value-type="float">
            <text:p>-1.66700411</text:p>
          </table:table-cell>
          <table:table-cell office:value-type="float" office:value="2.87315059" calcext:value-type="float">
            <text:p>2.87315059</text:p>
          </table:table-cell>
          <table:table-cell office:value-type="float" office:value="-76.67445219" calcext:value-type="float">
            <text:p>-76.67445219</text:p>
          </table:table-cell>
          <table:table-cell office:value-type="float" office:value="21.09173052" calcext:value-type="float">
            <text:p>21.09173052</text:p>
          </table:table-cell>
          <table:table-cell office:value-type="float" office:value="-203.07927051" calcext:value-type="float">
            <text:p>-203.07927051</text:p>
          </table:table-cell>
          <table:table-cell office:value-type="float" office:value="0.10566" calcext:value-type="float">
            <text:p>0.10566</text:p>
          </table:table-cell>
          <table:table-cell office:value-type="float" office:value="0.09109741" calcext:value-type="float">
            <text:p>0.09109741</text:p>
          </table:table-cell>
          <table:table-cell office:value-type="float" office:value="0.16970837" calcext:value-type="float">
            <text:p>0.16970837</text:p>
          </table:table-cell>
          <table:table-cell office:value-type="float" office:value="2.32930565" calcext:value-type="float">
            <text:p>2.3293056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4:02:48.283196291</meta:creation-date>
    <dc:date>2024-09-13T15:23:27.447032066</dc:date>
    <meta:editing-duration>PT29M27S</meta:editing-duration>
    <meta:editing-cycles>1</meta:editing-cycles>
    <meta:document-statistic meta:table-count="2" meta:cell-count="4566" meta:object-count="0"/>
    <meta:generator>LibreOffice/7.3.7.2$Linux_X86_64 LibreOffice_project/30$Build-2</meta:generator>
  </office:meta>
</office:document-meta>
</file>